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8cm"/>
    </style:style>
    <style:style style:name="co4" style:family="table-column">
      <style:table-column-properties fo:break-before="auto" style:column-width="3.4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0.773cm" svg:y="2.021cm">
            <draw:object draw:notify-on-update-of-ranges="Hoja1.A2:Hoja1.A2 Hoja1.A3:Hoja1.A313 Hoja1.B2:Hoja1.B2 Hoja1.B4:Hoja1.B3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Sidney (640x427)</text:p>
          </table:table-cell>
          <table:table-cell/>
        </table:table-row>
        <table:table-row table:style-name="ro2">
          <table:table-cell table:style-name="ce1" office:value-type="string">
            <text:p>Correlaciones</text:p>
          </table:table-cell>
          <table:table-cell office:value-type="string">
            <text:p>Segmentos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1"/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474">
            <text:p>474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948">
            <text:p>948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1422">
            <text:p>1422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1896">
            <text:p>1896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2370">
            <text:p>2370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2844">
            <text:p>2844</text:p>
          </table:table-cell>
        </table:table-row>
        <table:table-row table:style-name="ro1">
          <table:table-cell office:value-type="float" office:value="137061">
            <text:p>137061</text:p>
          </table:table-cell>
          <table:table-cell table:style-name="ce2" office:value-type="float" office:value="3315">
            <text:p>3315</text:p>
          </table:table-cell>
        </table:table-row>
        <table:table-row table:style-name="ro1">
          <table:table-cell office:value-type="float" office:value="133920">
            <text:p>133920</text:p>
          </table:table-cell>
          <table:table-cell table:style-name="ce2" office:value-type="float" office:value="3780">
            <text:p>3780</text:p>
          </table:table-cell>
        </table:table-row>
        <table:table-row table:style-name="ro1">
          <table:table-cell office:value-type="float" office:value="131904">
            <text:p>131904</text:p>
          </table:table-cell>
          <table:table-cell table:style-name="ce2" office:value-type="float" office:value="4238">
            <text:p>4238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4693">
            <text:p>4693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5144">
            <text:p>5144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5592">
            <text:p>5592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6033">
            <text:p>6033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6470">
            <text:p>6470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6904">
            <text:p>6904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7333">
            <text:p>7333</text:p>
          </table:table-cell>
        </table:table-row>
        <table:table-row table:style-name="ro1">
          <table:table-cell office:value-type="float" office:value="137061">
            <text:p>137061</text:p>
          </table:table-cell>
          <table:table-cell table:style-name="ce2" office:value-type="float" office:value="7756">
            <text:p>7756</text:p>
          </table:table-cell>
        </table:table-row>
        <table:table-row table:style-name="ro1">
          <table:table-cell office:value-type="float" office:value="133920">
            <text:p>133920</text:p>
          </table:table-cell>
          <table:table-cell table:style-name="ce2" office:value-type="float" office:value="8174">
            <text:p>8174</text:p>
          </table:table-cell>
        </table:table-row>
        <table:table-row table:style-name="ro1">
          <table:table-cell office:value-type="float" office:value="131904">
            <text:p>131904</text:p>
          </table:table-cell>
          <table:table-cell table:style-name="ce2" office:value-type="float" office:value="8591">
            <text:p>8591</text:p>
          </table:table-cell>
        </table:table-row>
        <table:table-row table:style-name="ro1">
          <table:table-cell office:value-type="float" office:value="130585">
            <text:p>130585</text:p>
          </table:table-cell>
          <table:table-cell table:style-name="ce2" office:value-type="float" office:value="9006">
            <text:p>9006</text:p>
          </table:table-cell>
        </table:table-row>
        <table:table-row table:style-name="ro1">
          <table:table-cell office:value-type="float" office:value="128084">
            <text:p>128084</text:p>
          </table:table-cell>
          <table:table-cell table:style-name="ce2" office:value-type="float" office:value="9418">
            <text:p>9418</text:p>
          </table:table-cell>
        </table:table-row>
        <table:table-row table:style-name="ro1">
          <table:table-cell office:value-type="float" office:value="126784">
            <text:p>126784</text:p>
          </table:table-cell>
          <table:table-cell table:style-name="ce2" office:value-type="float" office:value="9825">
            <text:p>9825</text:p>
          </table:table-cell>
        </table:table-row>
        <table:table-row table:style-name="ro1">
          <table:table-cell office:value-type="float" office:value="124362">
            <text:p>124362</text:p>
          </table:table-cell>
          <table:table-cell table:style-name="ce2" office:value-type="float" office:value="10229">
            <text:p>10229</text:p>
          </table:table-cell>
        </table:table-row>
        <table:table-row table:style-name="ro1">
          <table:table-cell office:value-type="float" office:value="123234">
            <text:p>123234</text:p>
          </table:table-cell>
          <table:table-cell table:style-name="ce2" office:value-type="float" office:value="10630">
            <text:p>10630</text:p>
          </table:table-cell>
        </table:table-row>
        <table:table-row table:style-name="ro1">
          <table:table-cell office:value-type="float" office:value="121954">
            <text:p>121954</text:p>
          </table:table-cell>
          <table:table-cell table:style-name="ce2" office:value-type="float" office:value="11031">
            <text:p>11031</text:p>
          </table:table-cell>
        </table:table-row>
        <table:table-row table:style-name="ro1">
          <table:table-cell office:value-type="float" office:value="120120">
            <text:p>120120</text:p>
          </table:table-cell>
          <table:table-cell table:style-name="ce2" office:value-type="float" office:value="11430">
            <text:p>11430</text:p>
          </table:table-cell>
        </table:table-row>
        <table:table-row table:style-name="ro1">
          <table:table-cell office:value-type="float" office:value="118017">
            <text:p>118017</text:p>
          </table:table-cell>
          <table:table-cell table:style-name="ce2" office:value-type="float" office:value="11820">
            <text:p>11820</text:p>
          </table:table-cell>
        </table:table-row>
        <table:table-row table:style-name="ro1">
          <table:table-cell office:value-type="float" office:value="116622">
            <text:p>116622</text:p>
          </table:table-cell>
          <table:table-cell table:style-name="ce2" office:value-type="float" office:value="12205">
            <text:p>12205</text:p>
          </table:table-cell>
        </table:table-row>
        <table:table-row table:style-name="ro1">
          <table:table-cell office:value-type="float" office:value="115926">
            <text:p>115926</text:p>
          </table:table-cell>
          <table:table-cell table:style-name="ce2" office:value-type="float" office:value="12585">
            <text:p>12585</text:p>
          </table:table-cell>
        </table:table-row>
        <table:table-row table:style-name="ro1">
          <table:table-cell office:value-type="float" office:value="114955">
            <text:p>114955</text:p>
          </table:table-cell>
          <table:table-cell table:style-name="ce2" office:value-type="float" office:value="12964">
            <text:p>12964</text:p>
          </table:table-cell>
        </table:table-row>
        <table:table-row table:style-name="ro1">
          <table:table-cell office:value-type="float" office:value="113712">
            <text:p>113712</text:p>
          </table:table-cell>
          <table:table-cell table:style-name="ce2" office:value-type="float" office:value="13337">
            <text:p>13337</text:p>
          </table:table-cell>
        </table:table-row>
        <table:table-row table:style-name="ro1">
          <table:table-cell office:value-type="float" office:value="112332">
            <text:p>112332</text:p>
          </table:table-cell>
          <table:table-cell table:style-name="ce2" office:value-type="float" office:value="13704">
            <text:p>13704</text:p>
          </table:table-cell>
        </table:table-row>
        <table:table-row table:style-name="ro1">
          <table:table-cell office:value-type="float" office:value="111100">
            <text:p>111100</text:p>
          </table:table-cell>
          <table:table-cell table:style-name="ce2" office:value-type="float" office:value="14069">
            <text:p>14069</text:p>
          </table:table-cell>
        </table:table-row>
        <table:table-row table:style-name="ro1">
          <table:table-cell office:value-type="float" office:value="109874">
            <text:p>109874</text:p>
          </table:table-cell>
          <table:table-cell table:style-name="ce2" office:value-type="float" office:value="14434">
            <text:p>14434</text:p>
          </table:table-cell>
        </table:table-row>
        <table:table-row table:style-name="ro1">
          <table:table-cell office:value-type="float" office:value="109874">
            <text:p>109874</text:p>
          </table:table-cell>
          <table:table-cell table:style-name="ce2" office:value-type="float" office:value="14795">
            <text:p>14795</text:p>
          </table:table-cell>
        </table:table-row>
        <table:table-row table:style-name="ro1">
          <table:table-cell office:value-type="float" office:value="108927">
            <text:p>108927</text:p>
          </table:table-cell>
          <table:table-cell table:style-name="ce2" office:value-type="float" office:value="15152">
            <text:p>15152</text:p>
          </table:table-cell>
        </table:table-row>
        <table:table-row table:style-name="ro1">
          <table:table-cell office:value-type="float" office:value="105690">
            <text:p>105690</text:p>
          </table:table-cell>
          <table:table-cell table:style-name="ce2" office:value-type="float" office:value="15506">
            <text:p>15506</text:p>
          </table:table-cell>
        </table:table-row>
        <table:table-row table:style-name="ro1">
          <table:table-cell office:value-type="float" office:value="103565">
            <text:p>103565</text:p>
          </table:table-cell>
          <table:table-cell table:style-name="ce2" office:value-type="float" office:value="15858">
            <text:p>15858</text:p>
          </table:table-cell>
        </table:table-row>
        <table:table-row table:style-name="ro1">
          <table:table-cell office:value-type="float" office:value="102220">
            <text:p>102220</text:p>
          </table:table-cell>
          <table:table-cell table:style-name="ce2" office:value-type="float" office:value="16204">
            <text:p>16204</text:p>
          </table:table-cell>
        </table:table-row>
        <table:table-row table:style-name="ro1">
          <table:table-cell office:value-type="float" office:value="101951">
            <text:p>101951</text:p>
          </table:table-cell>
          <table:table-cell table:style-name="ce2" office:value-type="float" office:value="16547">
            <text:p>16547</text:p>
          </table:table-cell>
        </table:table-row>
        <table:table-row table:style-name="ro1">
          <table:table-cell office:value-type="float" office:value="99964">
            <text:p>99964</text:p>
          </table:table-cell>
          <table:table-cell table:style-name="ce2" office:value-type="float" office:value="16887">
            <text:p>16887</text:p>
          </table:table-cell>
        </table:table-row>
        <table:table-row table:style-name="ro1">
          <table:table-cell office:value-type="float" office:value="97255">
            <text:p>97255</text:p>
          </table:table-cell>
          <table:table-cell table:style-name="ce2" office:value-type="float" office:value="17222">
            <text:p>17222</text:p>
          </table:table-cell>
        </table:table-row>
        <table:table-row table:style-name="ro1">
          <table:table-cell office:value-type="float" office:value="95995">
            <text:p>95995</text:p>
          </table:table-cell>
          <table:table-cell table:style-name="ce2" office:value-type="float" office:value="17554">
            <text:p>17554</text:p>
          </table:table-cell>
        </table:table-row>
        <table:table-row table:style-name="ro1">
          <table:table-cell office:value-type="float" office:value="95995">
            <text:p>95995</text:p>
          </table:table-cell>
          <table:table-cell table:style-name="ce2" office:value-type="float" office:value="17884">
            <text:p>17884</text:p>
          </table:table-cell>
        </table:table-row>
        <table:table-row table:style-name="ro1">
          <table:table-cell office:value-type="float" office:value="94582">
            <text:p>94582</text:p>
          </table:table-cell>
          <table:table-cell table:style-name="ce2" office:value-type="float" office:value="18214">
            <text:p>18214</text:p>
          </table:table-cell>
        </table:table-row>
        <table:table-row table:style-name="ro1">
          <table:table-cell office:value-type="float" office:value="93177">
            <text:p>93177</text:p>
          </table:table-cell>
          <table:table-cell table:style-name="ce2" office:value-type="float" office:value="18542">
            <text:p>18542</text:p>
          </table:table-cell>
        </table:table-row>
        <table:table-row table:style-name="ro1">
          <table:table-cell office:value-type="float" office:value="92394">
            <text:p>92394</text:p>
          </table:table-cell>
          <table:table-cell table:style-name="ce2" office:value-type="float" office:value="18863">
            <text:p>18863</text:p>
          </table:table-cell>
        </table:table-row>
        <table:table-row table:style-name="ro1">
          <table:table-cell office:value-type="float" office:value="91520">
            <text:p>91520</text:p>
          </table:table-cell>
          <table:table-cell table:style-name="ce2" office:value-type="float" office:value="19180">
            <text:p>19180</text:p>
          </table:table-cell>
        </table:table-row>
        <table:table-row table:style-name="ro1">
          <table:table-cell office:value-type="float" office:value="89960">
            <text:p>89960</text:p>
          </table:table-cell>
          <table:table-cell table:style-name="ce2" office:value-type="float" office:value="19494">
            <text:p>19494</text:p>
          </table:table-cell>
        </table:table-row>
        <table:table-row table:style-name="ro1">
          <table:table-cell office:value-type="float" office:value="88494">
            <text:p>88494</text:p>
          </table:table-cell>
          <table:table-cell table:style-name="ce2" office:value-type="float" office:value="19805">
            <text:p>19805</text:p>
          </table:table-cell>
        </table:table-row>
        <table:table-row table:style-name="ro1">
          <table:table-cell office:value-type="float" office:value="87380">
            <text:p>87380</text:p>
          </table:table-cell>
          <table:table-cell table:style-name="ce2" office:value-type="float" office:value="20115">
            <text:p>20115</text:p>
          </table:table-cell>
        </table:table-row>
        <table:table-row table:style-name="ro1">
          <table:table-cell office:value-type="float" office:value="86095">
            <text:p>86095</text:p>
          </table:table-cell>
          <table:table-cell table:style-name="ce2" office:value-type="float" office:value="20425">
            <text:p>20425</text:p>
          </table:table-cell>
        </table:table-row>
        <table:table-row table:style-name="ro1">
          <table:table-cell office:value-type="float" office:value="84660">
            <text:p>84660</text:p>
          </table:table-cell>
          <table:table-cell table:style-name="ce2" office:value-type="float" office:value="20735">
            <text:p>20735</text:p>
          </table:table-cell>
        </table:table-row>
        <table:table-row table:style-name="ro1">
          <table:table-cell office:value-type="float" office:value="83820">
            <text:p>83820</text:p>
          </table:table-cell>
          <table:table-cell table:style-name="ce2" office:value-type="float" office:value="21037">
            <text:p>21037</text:p>
          </table:table-cell>
        </table:table-row>
        <table:table-row table:style-name="ro1">
          <table:table-cell office:value-type="float" office:value="83490">
            <text:p>83490</text:p>
          </table:table-cell>
          <table:table-cell table:style-name="ce2" office:value-type="float" office:value="21337">
            <text:p>21337</text:p>
          </table:table-cell>
        </table:table-row>
        <table:table-row table:style-name="ro1">
          <table:table-cell office:value-type="float" office:value="82656">
            <text:p>82656</text:p>
          </table:table-cell>
          <table:table-cell table:style-name="ce2" office:value-type="float" office:value="21633">
            <text:p>21633</text:p>
          </table:table-cell>
        </table:table-row>
        <table:table-row table:style-name="ro1">
          <table:table-cell office:value-type="float" office:value="80892">
            <text:p>80892</text:p>
          </table:table-cell>
          <table:table-cell table:style-name="ce2" office:value-type="float" office:value="21923">
            <text:p>21923</text:p>
          </table:table-cell>
        </table:table-row>
        <table:table-row table:style-name="ro1">
          <table:table-cell office:value-type="float" office:value="79884">
            <text:p>79884</text:p>
          </table:table-cell>
          <table:table-cell table:style-name="ce2" office:value-type="float" office:value="22210">
            <text:p>22210</text:p>
          </table:table-cell>
        </table:table-row>
        <table:table-row table:style-name="ro1">
          <table:table-cell office:value-type="float" office:value="78814">
            <text:p>78814</text:p>
          </table:table-cell>
          <table:table-cell table:style-name="ce2" office:value-type="float" office:value="22495">
            <text:p>22495</text:p>
          </table:table-cell>
        </table:table-row>
        <table:table-row table:style-name="ro1">
          <table:table-cell office:value-type="float" office:value="77750">
            <text:p>77750</text:p>
          </table:table-cell>
          <table:table-cell table:style-name="ce2" office:value-type="float" office:value="22777">
            <text:p>22777</text:p>
          </table:table-cell>
        </table:table-row>
        <table:table-row table:style-name="ro1">
          <table:table-cell office:value-type="float" office:value="77500">
            <text:p>77500</text:p>
          </table:table-cell>
          <table:table-cell table:style-name="ce2" office:value-type="float" office:value="23057">
            <text:p>23057</text:p>
          </table:table-cell>
        </table:table-row>
        <table:table-row table:style-name="ro1">
          <table:table-cell office:value-type="float" office:value="77500">
            <text:p>77500</text:p>
          </table:table-cell>
          <table:table-cell table:style-name="ce2" office:value-type="float" office:value="23334">
            <text:p>23334</text:p>
          </table:table-cell>
        </table:table-row>
        <table:table-row table:style-name="ro1">
          <table:table-cell office:value-type="float" office:value="77190">
            <text:p>77190</text:p>
          </table:table-cell>
          <table:table-cell table:style-name="ce2" office:value-type="float" office:value="23606">
            <text:p>23606</text:p>
          </table:table-cell>
        </table:table-row>
        <table:table-row table:style-name="ro1">
          <table:table-cell office:value-type="float" office:value="75198">
            <text:p>75198</text:p>
          </table:table-cell>
          <table:table-cell table:style-name="ce2" office:value-type="float" office:value="23875">
            <text:p>23875</text:p>
          </table:table-cell>
        </table:table-row>
        <table:table-row table:style-name="ro1">
          <table:table-cell office:value-type="float" office:value="74100">
            <text:p>74100</text:p>
          </table:table-cell>
          <table:table-cell table:style-name="ce2" office:value-type="float" office:value="24143">
            <text:p>24143</text:p>
          </table:table-cell>
        </table:table-row>
        <table:table-row table:style-name="ro1">
          <table:table-cell office:value-type="float" office:value="72816">
            <text:p>72816</text:p>
          </table:table-cell>
          <table:table-cell table:style-name="ce2" office:value-type="float" office:value="24407">
            <text:p>24407</text:p>
          </table:table-cell>
        </table:table-row>
        <table:table-row table:style-name="ro1">
          <table:table-cell office:value-type="float" office:value="70470">
            <text:p>70470</text:p>
          </table:table-cell>
          <table:table-cell table:style-name="ce2" office:value-type="float" office:value="24667">
            <text:p>24667</text:p>
          </table:table-cell>
        </table:table-row>
        <table:table-row table:style-name="ro1">
          <table:table-cell office:value-type="float" office:value="68593">
            <text:p>68593</text:p>
          </table:table-cell>
          <table:table-cell table:style-name="ce2" office:value-type="float" office:value="24922">
            <text:p>24922</text:p>
          </table:table-cell>
        </table:table-row>
        <table:table-row table:style-name="ro1">
          <table:table-cell office:value-type="float" office:value="68115">
            <text:p>68115</text:p>
          </table:table-cell>
          <table:table-cell table:style-name="ce2" office:value-type="float" office:value="25174">
            <text:p>25174</text:p>
          </table:table-cell>
        </table:table-row>
        <table:table-row table:style-name="ro1">
          <table:table-cell office:value-type="float" office:value="67398">
            <text:p>67398</text:p>
          </table:table-cell>
          <table:table-cell table:style-name="ce2" office:value-type="float" office:value="25426">
            <text:p>25426</text:p>
          </table:table-cell>
        </table:table-row>
        <table:table-row table:style-name="ro1">
          <table:table-cell office:value-type="float" office:value="66360">
            <text:p>66360</text:p>
          </table:table-cell>
          <table:table-cell table:style-name="ce2" office:value-type="float" office:value="25678">
            <text:p>25678</text:p>
          </table:table-cell>
        </table:table-row>
        <table:table-row table:style-name="ro1">
          <table:table-cell office:value-type="float" office:value="65649">
            <text:p>65649</text:p>
          </table:table-cell>
          <table:table-cell table:style-name="ce2" office:value-type="float" office:value="25926">
            <text:p>25926</text:p>
          </table:table-cell>
        </table:table-row>
        <table:table-row table:style-name="ro1">
          <table:table-cell office:value-type="float" office:value="64464">
            <text:p>64464</text:p>
          </table:table-cell>
          <table:table-cell table:style-name="ce2" office:value-type="float" office:value="26172">
            <text:p>26172</text:p>
          </table:table-cell>
        </table:table-row>
        <table:table-row table:style-name="ro1">
          <table:table-cell office:value-type="float" office:value="63484">
            <text:p>63484</text:p>
          </table:table-cell>
          <table:table-cell table:style-name="ce2" office:value-type="float" office:value="26418">
            <text:p>26418</text:p>
          </table:table-cell>
        </table:table-row>
        <table:table-row table:style-name="ro1">
          <table:table-cell office:value-type="float" office:value="62176">
            <text:p>62176</text:p>
          </table:table-cell>
          <table:table-cell table:style-name="ce2" office:value-type="float" office:value="26660">
            <text:p>26660</text:p>
          </table:table-cell>
        </table:table-row>
        <table:table-row table:style-name="ro1">
          <table:table-cell office:value-type="float" office:value="60984">
            <text:p>60984</text:p>
          </table:table-cell>
          <table:table-cell table:style-name="ce2" office:value-type="float" office:value="26900">
            <text:p>26900</text:p>
          </table:table-cell>
        </table:table-row>
        <table:table-row table:style-name="ro1">
          <table:table-cell office:value-type="float" office:value="59540">
            <text:p>59540</text:p>
          </table:table-cell>
          <table:table-cell table:style-name="ce2" office:value-type="float" office:value="27138">
            <text:p>27138</text:p>
          </table:table-cell>
        </table:table-row>
        <table:table-row table:style-name="ro1">
          <table:table-cell office:value-type="float" office:value="58140">
            <text:p>58140</text:p>
          </table:table-cell>
          <table:table-cell table:style-name="ce2" office:value-type="float" office:value="27373">
            <text:p>27373</text:p>
          </table:table-cell>
        </table:table-row>
        <table:table-row table:style-name="ro1">
          <table:table-cell office:value-type="float" office:value="56952">
            <text:p>56952</text:p>
          </table:table-cell>
          <table:table-cell table:style-name="ce2" office:value-type="float" office:value="27604">
            <text:p>27604</text:p>
          </table:table-cell>
        </table:table-row>
        <table:table-row table:style-name="ro1">
          <table:table-cell office:value-type="float" office:value="56952">
            <text:p>56952</text:p>
          </table:table-cell>
          <table:table-cell table:style-name="ce2" office:value-type="float" office:value="27831">
            <text:p>27831</text:p>
          </table:table-cell>
        </table:table-row>
        <table:table-row table:style-name="ro1">
          <table:table-cell office:value-type="float" office:value="55692">
            <text:p>55692</text:p>
          </table:table-cell>
          <table:table-cell table:style-name="ce2" office:value-type="float" office:value="28057">
            <text:p>28057</text:p>
          </table:table-cell>
        </table:table-row>
        <table:table-row table:style-name="ro1">
          <table:table-cell office:value-type="float" office:value="54808">
            <text:p>54808</text:p>
          </table:table-cell>
          <table:table-cell table:style-name="ce2" office:value-type="float" office:value="28282">
            <text:p>28282</text:p>
          </table:table-cell>
        </table:table-row>
        <table:table-row table:style-name="ro1">
          <table:table-cell office:value-type="float" office:value="54366">
            <text:p>54366</text:p>
          </table:table-cell>
          <table:table-cell table:style-name="ce2" office:value-type="float" office:value="28507">
            <text:p>28507</text:p>
          </table:table-cell>
        </table:table-row>
        <table:table-row table:style-name="ro1">
          <table:table-cell office:value-type="float" office:value="53628">
            <text:p>53628</text:p>
          </table:table-cell>
          <table:table-cell table:style-name="ce2" office:value-type="float" office:value="28730">
            <text:p>28730</text:p>
          </table:table-cell>
        </table:table-row>
        <table:table-row table:style-name="ro1">
          <table:table-cell office:value-type="float" office:value="52756">
            <text:p>52756</text:p>
          </table:table-cell>
          <table:table-cell table:style-name="ce2" office:value-type="float" office:value="28950">
            <text:p>28950</text:p>
          </table:table-cell>
        </table:table-row>
        <table:table-row table:style-name="ro1">
          <table:table-cell office:value-type="float" office:value="51600">
            <text:p>51600</text:p>
          </table:table-cell>
          <table:table-cell table:style-name="ce2" office:value-type="float" office:value="29167">
            <text:p>29167</text:p>
          </table:table-cell>
        </table:table-row>
        <table:table-row table:style-name="ro1">
          <table:table-cell office:value-type="float" office:value="50932">
            <text:p>50932</text:p>
          </table:table-cell>
          <table:table-cell table:style-name="ce2" office:value-type="float" office:value="29384">
            <text:p>29384</text:p>
          </table:table-cell>
        </table:table-row>
        <table:table-row table:style-name="ro1">
          <table:table-cell office:value-type="float" office:value="50055">
            <text:p>50055</text:p>
          </table:table-cell>
          <table:table-cell table:style-name="ce2" office:value-type="float" office:value="29600">
            <text:p>29600</text:p>
          </table:table-cell>
        </table:table-row>
        <table:table-row table:style-name="ro1">
          <table:table-cell office:value-type="float" office:value="48972">
            <text:p>48972</text:p>
          </table:table-cell>
          <table:table-cell table:style-name="ce2" office:value-type="float" office:value="29813">
            <text:p>29813</text:p>
          </table:table-cell>
        </table:table-row>
        <table:table-row table:style-name="ro1">
          <table:table-cell office:value-type="float" office:value="47670">
            <text:p>47670</text:p>
          </table:table-cell>
          <table:table-cell table:style-name="ce2" office:value-type="float" office:value="30025">
            <text:p>30025</text:p>
          </table:table-cell>
        </table:table-row>
        <table:table-row table:style-name="ro1">
          <table:table-cell office:value-type="float" office:value="47234">
            <text:p>47234</text:p>
          </table:table-cell>
          <table:table-cell table:style-name="ce2" office:value-type="float" office:value="30235">
            <text:p>30235</text:p>
          </table:table-cell>
        </table:table-row>
        <table:table-row table:style-name="ro1">
          <table:table-cell office:value-type="float" office:value="46800">
            <text:p>46800</text:p>
          </table:table-cell>
          <table:table-cell table:style-name="ce2" office:value-type="float" office:value="30444">
            <text:p>30444</text:p>
          </table:table-cell>
        </table:table-row>
        <table:table-row table:style-name="ro1">
          <table:table-cell office:value-type="float" office:value="46800">
            <text:p>46800</text:p>
          </table:table-cell>
          <table:table-cell table:style-name="ce2" office:value-type="float" office:value="30653">
            <text:p>30653</text:p>
          </table:table-cell>
        </table:table-row>
        <table:table-row table:style-name="ro1">
          <table:table-cell office:value-type="float" office:value="46384">
            <text:p>46384</text:p>
          </table:table-cell>
          <table:table-cell table:style-name="ce2" office:value-type="float" office:value="30862">
            <text:p>30862</text:p>
          </table:table-cell>
        </table:table-row>
        <table:table-row table:style-name="ro1">
          <table:table-cell office:value-type="float" office:value="44660">
            <text:p>44660</text:p>
          </table:table-cell>
          <table:table-cell table:style-name="ce2" office:value-type="float" office:value="31068">
            <text:p>31068</text:p>
          </table:table-cell>
        </table:table-row>
        <table:table-row table:style-name="ro1">
          <table:table-cell office:value-type="float" office:value="43834">
            <text:p>43834</text:p>
          </table:table-cell>
          <table:table-cell table:style-name="ce2" office:value-type="float" office:value="31273">
            <text:p>31273</text:p>
          </table:table-cell>
        </table:table-row>
        <table:table-row table:style-name="ro1">
          <table:table-cell office:value-type="float" office:value="43617">
            <text:p>43617</text:p>
          </table:table-cell>
          <table:table-cell table:style-name="ce2" office:value-type="float" office:value="31475">
            <text:p>31475</text:p>
          </table:table-cell>
        </table:table-row>
        <table:table-row table:style-name="ro1">
          <table:table-cell office:value-type="float" office:value="42984">
            <text:p>42984</text:p>
          </table:table-cell>
          <table:table-cell table:style-name="ce2" office:value-type="float" office:value="31675">
            <text:p>31675</text:p>
          </table:table-cell>
        </table:table-row>
        <table:table-row table:style-name="ro1">
          <table:table-cell office:value-type="float" office:value="42387">
            <text:p>42387</text:p>
          </table:table-cell>
          <table:table-cell table:style-name="ce2" office:value-type="float" office:value="31874">
            <text:p>31874</text:p>
          </table:table-cell>
        </table:table-row>
        <table:table-row table:style-name="ro1">
          <table:table-cell office:value-type="float" office:value="42188">
            <text:p>42188</text:p>
          </table:table-cell>
          <table:table-cell table:style-name="ce2" office:value-type="float" office:value="32071">
            <text:p>32071</text:p>
          </table:table-cell>
        </table:table-row>
        <table:table-row table:style-name="ro1">
          <table:table-cell office:value-type="float" office:value="41160">
            <text:p>41160</text:p>
          </table:table-cell>
          <table:table-cell table:style-name="ce2" office:value-type="float" office:value="32268">
            <text:p>32268</text:p>
          </table:table-cell>
        </table:table-row>
        <table:table-row table:style-name="ro1">
          <table:table-cell office:value-type="float" office:value="40755">
            <text:p>40755</text:p>
          </table:table-cell>
          <table:table-cell table:style-name="ce2" office:value-type="float" office:value="32464">
            <text:p>32464</text:p>
          </table:table-cell>
        </table:table-row>
        <table:table-row table:style-name="ro1">
          <table:table-cell office:value-type="float" office:value="40337">
            <text:p>40337</text:p>
          </table:table-cell>
          <table:table-cell table:style-name="ce2" office:value-type="float" office:value="32660">
            <text:p>32660</text:p>
          </table:table-cell>
        </table:table-row>
        <table:table-row table:style-name="ro1">
          <table:table-cell office:value-type="float" office:value="40337">
            <text:p>40337</text:p>
          </table:table-cell>
          <table:table-cell table:style-name="ce2" office:value-type="float" office:value="32852">
            <text:p>32852</text:p>
          </table:table-cell>
        </table:table-row>
        <table:table-row table:style-name="ro1">
          <table:table-cell office:value-type="float" office:value="39758">
            <text:p>39758</text:p>
          </table:table-cell>
          <table:table-cell table:style-name="ce2" office:value-type="float" office:value="33044">
            <text:p>33044</text:p>
          </table:table-cell>
        </table:table-row>
        <table:table-row table:style-name="ro1">
          <table:table-cell office:value-type="float" office:value="39155">
            <text:p>39155</text:p>
          </table:table-cell>
          <table:table-cell table:style-name="ce2" office:value-type="float" office:value="33234">
            <text:p>33234</text:p>
          </table:table-cell>
        </table:table-row>
        <table:table-row table:style-name="ro1">
          <table:table-cell office:value-type="float" office:value="38178">
            <text:p>38178</text:p>
          </table:table-cell>
          <table:table-cell table:style-name="ce2" office:value-type="float" office:value="33424">
            <text:p>33424</text:p>
          </table:table-cell>
        </table:table-row>
        <table:table-row table:style-name="ro1">
          <table:table-cell office:value-type="float" office:value="37400">
            <text:p>37400</text:p>
          </table:table-cell>
          <table:table-cell table:style-name="ce2" office:value-type="float" office:value="33611">
            <text:p>33611</text:p>
          </table:table-cell>
        </table:table-row>
        <table:table-row table:style-name="ro1">
          <table:table-cell office:value-type="float" office:value="37014">
            <text:p>37014</text:p>
          </table:table-cell>
          <table:table-cell table:style-name="ce2" office:value-type="float" office:value="33798">
            <text:p>33798</text:p>
          </table:table-cell>
        </table:table-row>
        <table:table-row table:style-name="ro1">
          <table:table-cell office:value-type="float" office:value="36642">
            <text:p>36642</text:p>
          </table:table-cell>
          <table:table-cell table:style-name="ce2" office:value-type="float" office:value="33984">
            <text:p>33984</text:p>
          </table:table-cell>
        </table:table-row>
        <table:table-row table:style-name="ro1">
          <table:table-cell office:value-type="float" office:value="36248">
            <text:p>36248</text:p>
          </table:table-cell>
          <table:table-cell table:style-name="ce2" office:value-type="float" office:value="34170">
            <text:p>34170</text:p>
          </table:table-cell>
        </table:table-row>
        <table:table-row table:style-name="ro1">
          <table:table-cell office:value-type="float" office:value="35868">
            <text:p>35868</text:p>
          </table:table-cell>
          <table:table-cell table:style-name="ce2" office:value-type="float" office:value="34355">
            <text:p>34355</text:p>
          </table:table-cell>
        </table:table-row>
        <table:table-row table:style-name="ro1">
          <table:table-cell office:value-type="float" office:value="35672">
            <text:p>35672</text:p>
          </table:table-cell>
          <table:table-cell table:style-name="ce2" office:value-type="float" office:value="34539">
            <text:p>34539</text:p>
          </table:table-cell>
        </table:table-row>
        <table:table-row table:style-name="ro1">
          <table:table-cell office:value-type="float" office:value="34944">
            <text:p>34944</text:p>
          </table:table-cell>
          <table:table-cell table:style-name="ce2" office:value-type="float" office:value="34719">
            <text:p>34719</text:p>
          </table:table-cell>
        </table:table-row>
        <table:table-row table:style-name="ro1">
          <table:table-cell office:value-type="float" office:value="34944">
            <text:p>34944</text:p>
          </table:table-cell>
          <table:table-cell table:style-name="ce2" office:value-type="float" office:value="34898">
            <text:p>34898</text:p>
          </table:table-cell>
        </table:table-row>
        <table:table-row table:style-name="ro1">
          <table:table-cell office:value-type="float" office:value="34580">
            <text:p>34580</text:p>
          </table:table-cell>
          <table:table-cell table:style-name="ce2" office:value-type="float" office:value="35076">
            <text:p>35076</text:p>
          </table:table-cell>
        </table:table-row>
        <table:table-row table:style-name="ro1">
          <table:table-cell office:value-type="float" office:value="34580">
            <text:p>34580</text:p>
          </table:table-cell>
          <table:table-cell table:style-name="ce2" office:value-type="float" office:value="35253">
            <text:p>35253</text:p>
          </table:table-cell>
        </table:table-row>
        <table:table-row table:style-name="ro1">
          <table:table-cell office:value-type="float" office:value="34034">
            <text:p>34034</text:p>
          </table:table-cell>
          <table:table-cell table:style-name="ce2" office:value-type="float" office:value="35429">
            <text:p>35429</text:p>
          </table:table-cell>
        </table:table-row>
        <table:table-row table:style-name="ro1">
          <table:table-cell office:value-type="float" office:value="33660">
            <text:p>33660</text:p>
          </table:table-cell>
          <table:table-cell table:style-name="ce2" office:value-type="float" office:value="35604">
            <text:p>35604</text:p>
          </table:table-cell>
        </table:table-row>
        <table:table-row table:style-name="ro1">
          <table:table-cell office:value-type="float" office:value="33294">
            <text:p>33294</text:p>
          </table:table-cell>
          <table:table-cell table:style-name="ce2" office:value-type="float" office:value="35778">
            <text:p>35778</text:p>
          </table:table-cell>
        </table:table-row>
        <table:table-row table:style-name="ro1">
          <table:table-cell office:value-type="float" office:value="33294">
            <text:p>33294</text:p>
          </table:table-cell>
          <table:table-cell table:style-name="ce2" office:value-type="float" office:value="35950">
            <text:p>35950</text:p>
          </table:table-cell>
        </table:table-row>
        <table:table-row table:style-name="ro1">
          <table:table-cell office:value-type="float" office:value="33115">
            <text:p>33115</text:p>
          </table:table-cell>
          <table:table-cell table:style-name="ce2" office:value-type="float" office:value="36122">
            <text:p>36122</text:p>
          </table:table-cell>
        </table:table-row>
        <table:table-row table:style-name="ro1">
          <table:table-cell office:value-type="float" office:value="32752">
            <text:p>32752</text:p>
          </table:table-cell>
          <table:table-cell table:style-name="ce2" office:value-type="float" office:value="36293">
            <text:p>36293</text:p>
          </table:table-cell>
        </table:table-row>
        <table:table-row table:style-name="ro1">
          <table:table-cell office:value-type="float" office:value="31680">
            <text:p>31680</text:p>
          </table:table-cell>
          <table:table-cell table:style-name="ce2" office:value-type="float" office:value="36461">
            <text:p>36461</text:p>
          </table:table-cell>
        </table:table-row>
        <table:table-row table:style-name="ro1">
          <table:table-cell office:value-type="float" office:value="31504">
            <text:p>31504</text:p>
          </table:table-cell>
          <table:table-cell table:style-name="ce2" office:value-type="float" office:value="36628">
            <text:p>36628</text:p>
          </table:table-cell>
        </table:table-row>
        <table:table-row table:style-name="ro1">
          <table:table-cell office:value-type="float" office:value="31328">
            <text:p>31328</text:p>
          </table:table-cell>
          <table:table-cell table:style-name="ce2" office:value-type="float" office:value="36795">
            <text:p>36795</text:p>
          </table:table-cell>
        </table:table-row>
        <table:table-row table:style-name="ro1">
          <table:table-cell office:value-type="float" office:value="31152">
            <text:p>31152</text:p>
          </table:table-cell>
          <table:table-cell table:style-name="ce2" office:value-type="float" office:value="36961">
            <text:p>36961</text:p>
          </table:table-cell>
        </table:table-row>
        <table:table-row table:style-name="ro1">
          <table:table-cell office:value-type="float" office:value="30624">
            <text:p>30624</text:p>
          </table:table-cell>
          <table:table-cell table:style-name="ce2" office:value-type="float" office:value="37126">
            <text:p>37126</text:p>
          </table:table-cell>
        </table:table-row>
        <table:table-row table:style-name="ro1">
          <table:table-cell office:value-type="float" office:value="30100">
            <text:p>30100</text:p>
          </table:table-cell>
          <table:table-cell table:style-name="ce2" office:value-type="float" office:value="37291">
            <text:p>37291</text:p>
          </table:table-cell>
        </table:table-row>
        <table:table-row table:style-name="ro1">
          <table:table-cell office:value-type="float" office:value="29232">
            <text:p>29232</text:p>
          </table:table-cell>
          <table:table-cell table:style-name="ce2" office:value-type="float" office:value="37455">
            <text:p>37455</text:p>
          </table:table-cell>
        </table:table-row>
        <table:table-row table:style-name="ro1">
          <table:table-cell office:value-type="float" office:value="28552">
            <text:p>28552</text:p>
          </table:table-cell>
          <table:table-cell table:style-name="ce2" office:value-type="float" office:value="37617">
            <text:p>37617</text:p>
          </table:table-cell>
        </table:table-row>
        <table:table-row table:style-name="ro1">
          <table:table-cell office:value-type="float" office:value="28380">
            <text:p>28380</text:p>
          </table:table-cell>
          <table:table-cell table:style-name="ce2" office:value-type="float" office:value="37778">
            <text:p>37778</text:p>
          </table:table-cell>
        </table:table-row>
        <table:table-row table:style-name="ro1">
          <table:table-cell office:value-type="float" office:value="28215">
            <text:p>28215</text:p>
          </table:table-cell>
          <table:table-cell table:style-name="ce2" office:value-type="float" office:value="37934">
            <text:p>37934</text:p>
          </table:table-cell>
        </table:table-row>
        <table:table-row table:style-name="ro1">
          <table:table-cell office:value-type="float" office:value="27216">
            <text:p>27216</text:p>
          </table:table-cell>
          <table:table-cell table:style-name="ce2" office:value-type="float" office:value="38089">
            <text:p>38089</text:p>
          </table:table-cell>
        </table:table-row>
        <table:table-row table:style-name="ro1">
          <table:table-cell office:value-type="float" office:value="26887">
            <text:p>26887</text:p>
          </table:table-cell>
          <table:table-cell table:style-name="ce2" office:value-type="float" office:value="38244">
            <text:p>38244</text:p>
          </table:table-cell>
        </table:table-row>
        <table:table-row table:style-name="ro1">
          <table:table-cell office:value-type="float" office:value="26720">
            <text:p>26720</text:p>
          </table:table-cell>
          <table:table-cell table:style-name="ce2" office:value-type="float" office:value="38399">
            <text:p>38399</text:p>
          </table:table-cell>
        </table:table-row>
        <table:table-row table:style-name="ro1">
          <table:table-cell office:value-type="float" office:value="26560">
            <text:p>26560</text:p>
          </table:table-cell>
          <table:table-cell table:style-name="ce2" office:value-type="float" office:value="38553">
            <text:p>38553</text:p>
          </table:table-cell>
        </table:table-row>
        <table:table-row table:style-name="ro1">
          <table:table-cell office:value-type="float" office:value="26235">
            <text:p>26235</text:p>
          </table:table-cell>
          <table:table-cell table:style-name="ce2" office:value-type="float" office:value="38707">
            <text:p>38707</text:p>
          </table:table-cell>
        </table:table-row>
        <table:table-row table:style-name="ro1">
          <table:table-cell office:value-type="float" office:value="25905">
            <text:p>25905</text:p>
          </table:table-cell>
          <table:table-cell table:style-name="ce2" office:value-type="float" office:value="38861">
            <text:p>38861</text:p>
          </table:table-cell>
        </table:table-row>
        <table:table-row table:style-name="ro1">
          <table:table-cell office:value-type="float" office:value="25748">
            <text:p>25748</text:p>
          </table:table-cell>
          <table:table-cell table:style-name="ce2" office:value-type="float" office:value="39014">
            <text:p>39014</text:p>
          </table:table-cell>
        </table:table-row>
        <table:table-row table:style-name="ro1">
          <table:table-cell office:value-type="float" office:value="24786">
            <text:p>24786</text:p>
          </table:table-cell>
          <table:table-cell table:style-name="ce2" office:value-type="float" office:value="39166">
            <text:p>39166</text:p>
          </table:table-cell>
        </table:table-row>
        <table:table-row table:style-name="ro1">
          <table:table-cell office:value-type="float" office:value="23828">
            <text:p>23828</text:p>
          </table:table-cell>
          <table:table-cell table:style-name="ce2" office:value-type="float" office:value="39317">
            <text:p>39317</text:p>
          </table:table-cell>
        </table:table-row>
        <table:table-row table:style-name="ro1">
          <table:table-cell office:value-type="float" office:value="22620">
            <text:p>22620</text:p>
          </table:table-cell>
          <table:table-cell table:style-name="ce2" office:value-type="float" office:value="39467">
            <text:p>39467</text:p>
          </table:table-cell>
        </table:table-row>
        <table:table-row table:style-name="ro1">
          <table:table-cell office:value-type="float" office:value="21545">
            <text:p>21545</text:p>
          </table:table-cell>
          <table:table-cell table:style-name="ce2" office:value-type="float" office:value="39614">
            <text:p>39614</text:p>
          </table:table-cell>
        </table:table-row>
        <table:table-row table:style-name="ro1">
          <table:table-cell office:value-type="float" office:value="20305">
            <text:p>20305</text:p>
          </table:table-cell>
          <table:table-cell table:style-name="ce2" office:value-type="float" office:value="39759">
            <text:p>39759</text:p>
          </table:table-cell>
        </table:table-row>
        <table:table-row table:style-name="ro1">
          <table:table-cell office:value-type="float" office:value="20150">
            <text:p>20150</text:p>
          </table:table-cell>
          <table:table-cell table:style-name="ce2" office:value-type="float" office:value="39903">
            <text:p>39903</text:p>
          </table:table-cell>
        </table:table-row>
        <table:table-row table:style-name="ro1">
          <table:table-cell office:value-type="float" office:value="19250">
            <text:p>19250</text:p>
          </table:table-cell>
          <table:table-cell table:style-name="ce2" office:value-type="float" office:value="40047">
            <text:p>40047</text:p>
          </table:table-cell>
        </table:table-row>
        <table:table-row table:style-name="ro1">
          <table:table-cell office:value-type="float" office:value="19250">
            <text:p>19250</text:p>
          </table:table-cell>
          <table:table-cell table:style-name="ce2" office:value-type="float" office:value="40189">
            <text:p>40189</text:p>
          </table:table-cell>
        </table:table-row>
        <table:table-row table:style-name="ro1">
          <table:table-cell office:value-type="float" office:value="19096">
            <text:p>19096</text:p>
          </table:table-cell>
          <table:table-cell table:style-name="ce2" office:value-type="float" office:value="40331">
            <text:p>40331</text:p>
          </table:table-cell>
        </table:table-row>
        <table:table-row table:style-name="ro1">
          <table:table-cell office:value-type="float" office:value="18666">
            <text:p>18666</text:p>
          </table:table-cell>
          <table:table-cell table:style-name="ce2" office:value-type="float" office:value="40472">
            <text:p>40472</text:p>
          </table:table-cell>
        </table:table-row>
        <table:table-row table:style-name="ro1">
          <table:table-cell office:value-type="float" office:value="18392">
            <text:p>18392</text:p>
          </table:table-cell>
          <table:table-cell table:style-name="ce2" office:value-type="float" office:value="40613">
            <text:p>40613</text:p>
          </table:table-cell>
        </table:table-row>
        <table:table-row table:style-name="ro1">
          <table:table-cell office:value-type="float" office:value="17818">
            <text:p>17818</text:p>
          </table:table-cell>
          <table:table-cell table:style-name="ce2" office:value-type="float" office:value="40754">
            <text:p>40754</text:p>
          </table:table-cell>
        </table:table-row>
        <table:table-row table:style-name="ro1">
          <table:table-cell office:value-type="float" office:value="17250">
            <text:p>17250</text:p>
          </table:table-cell>
          <table:table-cell table:style-name="ce2" office:value-type="float" office:value="40894">
            <text:p>40894</text:p>
          </table:table-cell>
        </table:table-row>
        <table:table-row table:style-name="ro1">
          <table:table-cell office:value-type="float" office:value="16611">
            <text:p>16611</text:p>
          </table:table-cell>
          <table:table-cell table:style-name="ce2" office:value-type="float" office:value="41032">
            <text:p>41032</text:p>
          </table:table-cell>
        </table:table-row>
        <table:table-row table:style-name="ro1">
          <table:table-cell office:value-type="float" office:value="16095">
            <text:p>16095</text:p>
          </table:table-cell>
          <table:table-cell table:style-name="ce2" office:value-type="float" office:value="41169">
            <text:p>41169</text:p>
          </table:table-cell>
        </table:table-row>
        <table:table-row table:style-name="ro1">
          <table:table-cell office:value-type="float" office:value="15840">
            <text:p>15840</text:p>
          </table:table-cell>
          <table:table-cell table:style-name="ce2" office:value-type="float" office:value="41306">
            <text:p>41306</text:p>
          </table:table-cell>
        </table:table-row>
        <table:table-row table:style-name="ro1">
          <table:table-cell office:value-type="float" office:value="15696">
            <text:p>15696</text:p>
          </table:table-cell>
          <table:table-cell table:style-name="ce2" office:value-type="float" office:value="41442">
            <text:p>41442</text:p>
          </table:table-cell>
        </table:table-row>
        <table:table-row table:style-name="ro1">
          <table:table-cell office:value-type="float" office:value="15336">
            <text:p>15336</text:p>
          </table:table-cell>
          <table:table-cell table:style-name="ce2" office:value-type="float" office:value="41577">
            <text:p>41577</text:p>
          </table:table-cell>
        </table:table-row>
        <table:table-row table:style-name="ro1">
          <table:table-cell office:value-type="float" office:value="14484">
            <text:p>14484</text:p>
          </table:table-cell>
          <table:table-cell table:style-name="ce2" office:value-type="float" office:value="41711">
            <text:p>41711</text:p>
          </table:table-cell>
        </table:table-row>
        <table:table-row table:style-name="ro1">
          <table:table-cell office:value-type="float" office:value="13959">
            <text:p>13959</text:p>
          </table:table-cell>
          <table:table-cell table:style-name="ce2" office:value-type="float" office:value="41844">
            <text:p>41844</text:p>
          </table:table-cell>
        </table:table-row>
        <table:table-row table:style-name="ro1">
          <table:table-cell office:value-type="float" office:value="13536">
            <text:p>13536</text:p>
          </table:table-cell>
          <table:table-cell table:style-name="ce2" office:value-type="float" office:value="41976">
            <text:p>41976</text:p>
          </table:table-cell>
        </table:table-row>
        <table:table-row table:style-name="ro1">
          <table:table-cell office:value-type="float" office:value="13395">
            <text:p>13395</text:p>
          </table:table-cell>
          <table:table-cell table:style-name="ce2" office:value-type="float" office:value="42108">
            <text:p>42108</text:p>
          </table:table-cell>
        </table:table-row>
        <table:table-row table:style-name="ro1">
          <table:table-cell office:value-type="float" office:value="13020">
            <text:p>13020</text:p>
          </table:table-cell>
          <table:table-cell table:style-name="ce2" office:value-type="float" office:value="42238">
            <text:p>42238</text:p>
          </table:table-cell>
        </table:table-row>
        <table:table-row table:style-name="ro1">
          <table:table-cell office:value-type="float" office:value="12282">
            <text:p>12282</text:p>
          </table:table-cell>
          <table:table-cell table:style-name="ce2" office:value-type="float" office:value="42367">
            <text:p>42367</text:p>
          </table:table-cell>
        </table:table-row>
        <table:table-row table:style-name="ro1">
          <table:table-cell office:value-type="float" office:value="11645">
            <text:p>11645</text:p>
          </table:table-cell>
          <table:table-cell table:style-name="ce2" office:value-type="float" office:value="42492">
            <text:p>42492</text:p>
          </table:table-cell>
        </table:table-row>
        <table:table-row table:style-name="ro1">
          <table:table-cell office:value-type="float" office:value="11371">
            <text:p>11371</text:p>
          </table:table-cell>
          <table:table-cell table:style-name="ce2" office:value-type="float" office:value="42617">
            <text:p>42617</text:p>
          </table:table-cell>
        </table:table-row>
        <table:table-row table:style-name="ro1">
          <table:table-cell office:value-type="float" office:value="11016">
            <text:p>11016</text:p>
          </table:table-cell>
          <table:table-cell table:style-name="ce2" office:value-type="float" office:value="42742">
            <text:p>42742</text:p>
          </table:table-cell>
        </table:table-row>
        <table:table-row table:style-name="ro1">
          <table:table-cell office:value-type="float" office:value="10935">
            <text:p>10935</text:p>
          </table:table-cell>
          <table:table-cell table:style-name="ce2" office:value-type="float" office:value="42866">
            <text:p>42866</text:p>
          </table:table-cell>
        </table:table-row>
        <table:table-row table:style-name="ro1">
          <table:table-cell office:value-type="float" office:value="10586">
            <text:p>10586</text:p>
          </table:table-cell>
          <table:table-cell table:style-name="ce2" office:value-type="float" office:value="42989">
            <text:p>42989</text:p>
          </table:table-cell>
        </table:table-row>
        <table:table-row table:style-name="ro1">
          <table:table-cell office:value-type="float" office:value="10108">
            <text:p>10108</text:p>
          </table:table-cell>
          <table:table-cell table:style-name="ce2" office:value-type="float" office:value="43108">
            <text:p>43108</text:p>
          </table:table-cell>
        </table:table-row>
        <table:table-row table:style-name="ro1">
          <table:table-cell office:value-type="float" office:value="9768">
            <text:p>9768</text:p>
          </table:table-cell>
          <table:table-cell table:style-name="ce2" office:value-type="float" office:value="43225">
            <text:p>43225</text:p>
          </table:table-cell>
        </table:table-row>
        <table:table-row table:style-name="ro1">
          <table:table-cell office:value-type="float" office:value="9372">
            <text:p>9372</text:p>
          </table:table-cell>
          <table:table-cell table:style-name="ce2" office:value-type="float" office:value="43333">
            <text:p>43333</text:p>
          </table:table-cell>
        </table:table-row>
        <table:table-row table:style-name="ro1">
          <table:table-cell office:value-type="float" office:value="8580">
            <text:p>8580</text:p>
          </table:table-cell>
          <table:table-cell table:style-name="ce2" office:value-type="float" office:value="43431">
            <text:p>43431</text:p>
          </table:table-cell>
        </table:table-row>
        <table:table-row table:style-name="ro1">
          <table:table-cell office:value-type="float" office:value="8256">
            <text:p>8256</text:p>
          </table:table-cell>
          <table:table-cell table:style-name="ce2" office:value-type="float" office:value="43523">
            <text:p>43523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table:style-name="ce2" office:value-type="float" office:value="43608">
            <text:p>43608</text:p>
          </table:table-cell>
        </table:table-row>
        <table:table-row table:style-name="ro1">
          <table:table-cell office:value-type="float" office:value="7750">
            <text:p>7750</text:p>
          </table:table-cell>
          <table:table-cell table:style-name="ce2" office:value-type="float" office:value="43691">
            <text:p>43691</text:p>
          </table:table-cell>
        </table:table-row>
        <table:table-row table:style-name="ro1">
          <table:table-cell office:value-type="float" office:value="7750">
            <text:p>7750</text:p>
          </table:table-cell>
          <table:table-cell table:style-name="ce2" office:value-type="float" office:value="43773">
            <text:p>43773</text:p>
          </table:table-cell>
        </table:table-row>
        <table:table-row table:style-name="ro1">
          <table:table-cell office:value-type="float" office:value="7440">
            <text:p>7440</text:p>
          </table:table-cell>
          <table:table-cell table:style-name="ce2" office:value-type="float" office:value="43855">
            <text:p>43855</text:p>
          </table:table-cell>
        </table:table-row>
        <table:table-row table:style-name="ro1">
          <table:table-cell office:value-type="float" office:value="7257">
            <text:p>7257</text:p>
          </table:table-cell>
          <table:table-cell table:style-name="ce2" office:value-type="float" office:value="43933">
            <text:p>43933</text:p>
          </table:table-cell>
        </table:table-row>
        <table:table-row table:style-name="ro1">
          <table:table-cell office:value-type="float" office:value="6783">
            <text:p>6783</text:p>
          </table:table-cell>
          <table:table-cell table:style-name="ce2" office:value-type="float" office:value="44008">
            <text:p>44008</text:p>
          </table:table-cell>
        </table:table-row>
        <table:table-row table:style-name="ro1">
          <table:table-cell office:value-type="float" office:value="6435">
            <text:p>6435</text:p>
          </table:table-cell>
          <table:table-cell table:style-name="ce2" office:value-type="float" office:value="44081">
            <text:p>44081</text:p>
          </table:table-cell>
        </table:table-row>
        <table:table-row table:style-name="ro1">
          <table:table-cell office:value-type="float" office:value="5832">
            <text:p>5832</text:p>
          </table:table-cell>
          <table:table-cell table:style-name="ce2" office:value-type="float" office:value="44152">
            <text:p>44152</text:p>
          </table:table-cell>
        </table:table-row>
        <table:table-row table:style-name="ro1">
          <table:table-cell office:value-type="float" office:value="5194">
            <text:p>5194</text:p>
          </table:table-cell>
          <table:table-cell table:style-name="ce2" office:value-type="float" office:value="44223">
            <text:p>44223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table:style-name="ce2" office:value-type="float" office:value="44291">
            <text:p>44291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table:style-name="ce2" office:value-type="float" office:value="44356">
            <text:p>44356</text:p>
          </table:table-cell>
        </table:table-row>
        <table:table-row table:style-name="ro1">
          <table:table-cell office:value-type="float" office:value="3901">
            <text:p>3901</text:p>
          </table:table-cell>
          <table:table-cell table:style-name="ce2" office:value-type="float" office:value="44421">
            <text:p>44421</text:p>
          </table:table-cell>
        </table:table-row>
        <table:table-row table:style-name="ro1">
          <table:table-cell office:value-type="float" office:value="3690">
            <text:p>3690</text:p>
          </table:table-cell>
          <table:table-cell table:style-name="ce2" office:value-type="float" office:value="44486">
            <text:p>44486</text:p>
          </table:table-cell>
        </table:table-row>
        <table:table-row table:style-name="ro1">
          <table:table-cell office:value-type="float" office:value="3690">
            <text:p>3690</text:p>
          </table:table-cell>
          <table:table-cell table:style-name="ce2" office:value-type="float" office:value="44542">
            <text:p>44542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table:style-name="ce2" office:value-type="float" office:value="44592">
            <text:p>44592</text:p>
          </table:table-cell>
        </table:table-row>
        <table:table-row table:style-name="ro1">
          <table:table-cell office:value-type="float" office:value="3225">
            <text:p>3225</text:p>
          </table:table-cell>
          <table:table-cell table:style-name="ce2" office:value-type="float" office:value="44639">
            <text:p>44639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table:style-name="ce2" office:value-type="float" office:value="44683">
            <text:p>44683</text:p>
          </table:table-cell>
        </table:table-row>
        <table:table-row table:style-name="ro1">
          <table:table-cell office:value-type="float" office:value="3053">
            <text:p>3053</text:p>
          </table:table-cell>
          <table:table-cell table:style-name="ce2" office:value-type="float" office:value="44722">
            <text:p>44722</text:p>
          </table:table-cell>
        </table:table-row>
        <table:table-row table:style-name="ro1">
          <table:table-cell office:value-type="float" office:value="2982">
            <text:p>2982</text:p>
          </table:table-cell>
          <table:table-cell table:style-name="ce2" office:value-type="float" office:value="44759">
            <text:p>44759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table:style-name="ce2" office:value-type="float" office:value="44796">
            <text:p>44796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style-name="ce2" office:value-type="float" office:value="44831">
            <text:p>44831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style-name="ce2" office:value-type="float" office:value="44865">
            <text:p>44865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table:style-name="ce2" office:value-type="float" office:value="44896">
            <text:p>4489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table:style-name="ce2" office:value-type="float" office:value="44922">
            <text:p>44922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table:style-name="ce2" office:value-type="float" office:value="44945">
            <text:p>44945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table:style-name="ce2" office:value-type="float" office:value="44964">
            <text:p>44964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table:style-name="ce2" office:value-type="float" office:value="44979">
            <text:p>44979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table:style-name="ce2" office:value-type="float" office:value="44994">
            <text:p>44994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table:style-name="ce2" office:value-type="float" office:value="45005">
            <text:p>45005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table:style-name="ce2" office:value-type="float" office:value="45015">
            <text:p>45015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style-name="ce2" office:value-type="float" office:value="45024">
            <text:p>45024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style-name="ce2" office:value-type="float" office:value="45030">
            <text:p>45030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style-name="ce2" office:value-type="float" office:value="45035">
            <text:p>4503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style-name="ce2" office:value-type="float" office:value="45040">
            <text:p>4504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table:style-name="ce2" office:value-type="float" office:value="45044">
            <text:p>450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style-name="ce2" office:value-type="float" office:value="45047">
            <text:p>4504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style-name="ce2" office:value-type="float" office:value="45049">
            <text:p>4504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 table:number-rows-repeated="3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oja2" table:style-name="ta1">
        <table:shapes>
          <draw:frame draw:z-index="0" draw:style-name="gr1" draw:text-style-name="P1" svg:width="15.999cm" svg:height="8.999cm" svg:x="16.621cm" svg:y="1.406cm">
            <draw:object draw:notify-on-update-of-ranges="Hoja2.B2:Hoja2.B2 Hoja2.B3:Hoja2.B402 Hoja2.A2:Hoja2.A2 Hoja2.C4:Hoja2.C40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2"/>
        <table:table-column table:style-name="co4" table:default-cell-style-name="Default"/>
        <table:table-column table:style-name="co2" table:default-cell-style-name="ce2"/>
        <table:table-row table:style-name="ro1">
          <table:table-cell table:style-name="Default" office:value-type="string">
            <text:p>Montaña (400x225)</text:p>
          </table:table-cell>
          <table:table-cell/>
          <table:table-cell table:style-name="Default"/>
        </table:table-row>
        <table:table-row table:style-name="ro2">
          <table:table-cell table:style-name="ce1" office:value-type="string">
            <text:p>Correlaciones</text:p>
          </table:table-cell>
          <table:table-cell office:value-type="string">
            <text:p>Segmentos (v=400)</text:p>
          </table:table-cell>
          <table:table-cell table:style-name="Default"/>
        </table:table-row>
        <table:table-row table:style-name="ro1">
          <table:table-cell table:style-name="ce1"/>
          <table:table-cell table:style-name="ce2"/>
          <table:table-cell table:style-name="Default"/>
        </table:table-row>
        <table:table-row table:style-name="ro1">
          <table:table-cell office:value-type="float" office:value="82895">
            <text:p>82895</text:p>
          </table:table-cell>
          <table:table-cell table:style-name="ce2" office:value-type="float" office:value="0">
            <text:p>0</text:p>
          </table:table-cell>
          <table:table-cell table:formula="of:=TRUNC([.A4])" office:value-type="float" office:value="82895">
            <text:p>82895</text:p>
          </table:table-cell>
        </table:table-row>
        <table:table-row table:style-name="ro1">
          <table:table-cell office:value-type="float" office:value="82895">
            <text:p>82895</text:p>
          </table:table-cell>
          <table:table-cell table:style-name="ce2" office:value-type="float" office:value="281">
            <text:p>281</text:p>
          </table:table-cell>
          <table:table-cell table:formula="of:=TRUNC([.A5])" office:value-type="float" office:value="82895">
            <text:p>82895</text:p>
          </table:table-cell>
        </table:table-row>
        <table:table-row table:style-name="ro1">
          <table:table-cell office:value-type="float" office:value="82895">
            <text:p>82895</text:p>
          </table:table-cell>
          <table:table-cell table:style-name="ce2" office:value-type="float" office:value="562">
            <text:p>562</text:p>
          </table:table-cell>
          <table:table-cell table:formula="of:=TRUNC([.A6])" office:value-type="float" office:value="82895">
            <text:p>82895</text:p>
          </table:table-cell>
        </table:table-row>
        <table:table-row table:style-name="ro1">
          <table:table-cell office:value-type="float" office:value="82895">
            <text:p>82895</text:p>
          </table:table-cell>
          <table:table-cell table:style-name="ce2" office:value-type="float" office:value="843">
            <text:p>843</text:p>
          </table:table-cell>
          <table:table-cell table:formula="of:=TRUNC([.A7])" office:value-type="float" office:value="82895">
            <text:p>82895</text:p>
          </table:table-cell>
        </table:table-row>
        <table:table-row table:style-name="ro1">
          <table:table-cell office:value-type="float" office:value="82895">
            <text:p>82895</text:p>
          </table:table-cell>
          <table:table-cell table:style-name="ce2" office:value-type="float" office:value="1124">
            <text:p>1124</text:p>
          </table:table-cell>
          <table:table-cell table:formula="of:=TRUNC([.A8])" office:value-type="float" office:value="82895">
            <text:p>82895</text:p>
          </table:table-cell>
        </table:table-row>
        <table:table-row table:style-name="ro1">
          <table:table-cell office:value-type="float" office:value="82895">
            <text:p>82895</text:p>
          </table:table-cell>
          <table:table-cell table:style-name="ce2" office:value-type="float" office:value="1405">
            <text:p>1405</text:p>
          </table:table-cell>
          <table:table-cell table:formula="of:=TRUNC([.A9])" office:value-type="float" office:value="82895">
            <text:p>82895</text:p>
          </table:table-cell>
        </table:table-row>
        <table:table-row table:style-name="ro1">
          <table:table-cell office:value-type="float" office:value="82614">
            <text:p>82614</text:p>
          </table:table-cell>
          <table:table-cell table:style-name="ce2" office:value-type="float" office:value="1686">
            <text:p>1686</text:p>
          </table:table-cell>
          <table:table-cell table:formula="of:=TRUNC([.A10])" office:value-type="float" office:value="82614">
            <text:p>82614</text:p>
          </table:table-cell>
        </table:table-row>
        <table:table-row table:style-name="ro1">
          <table:table-cell office:value-type="float" office:value="80300">
            <text:p>80300</text:p>
          </table:table-cell>
          <table:table-cell table:style-name="ce2" office:value-type="float" office:value="1961">
            <text:p>1961</text:p>
          </table:table-cell>
          <table:table-cell table:formula="of:=TRUNC([.A11])" office:value-type="float" office:value="80300">
            <text:p>80300</text:p>
          </table:table-cell>
        </table:table-row>
        <table:table-row table:style-name="ro1">
          <table:table-cell office:value-type="float" office:value="77532">
            <text:p>77532</text:p>
          </table:table-cell>
          <table:table-cell table:style-name="ce2" office:value-type="float" office:value="2234">
            <text:p>2234</text:p>
          </table:table-cell>
          <table:table-cell table:formula="of:=TRUNC([.A12])" office:value-type="float" office:value="77532">
            <text:p>77532</text:p>
          </table:table-cell>
        </table:table-row>
        <table:table-row table:style-name="ro1">
          <table:table-cell office:value-type="float" office:value="76693">
            <text:p>76693</text:p>
          </table:table-cell>
          <table:table-cell table:style-name="ce2" office:value-type="float" office:value="2505">
            <text:p>2505</text:p>
          </table:table-cell>
          <table:table-cell table:formula="of:=TRUNC([.A13])" office:value-type="float" office:value="76693">
            <text:p>76693</text:p>
          </table:table-cell>
        </table:table-row>
        <table:table-row table:style-name="ro1">
          <table:table-cell office:value-type="float" office:value="73128">
            <text:p>73128</text:p>
          </table:table-cell>
          <table:table-cell table:style-name="ce2" office:value-type="float" office:value="2769">
            <text:p>2769</text:p>
          </table:table-cell>
          <table:table-cell table:formula="of:=TRUNC([.A14])" office:value-type="float" office:value="73128">
            <text:p>73128</text:p>
          </table:table-cell>
        </table:table-row>
        <table:table-row table:style-name="ro1">
          <table:table-cell office:value-type="float" office:value="70992">
            <text:p>70992</text:p>
          </table:table-cell>
          <table:table-cell table:style-name="ce2" office:value-type="float" office:value="3030">
            <text:p>3030</text:p>
          </table:table-cell>
          <table:table-cell table:formula="of:=TRUNC([.A15])" office:value-type="float" office:value="70992">
            <text:p>70992</text:p>
          </table:table-cell>
        </table:table-row>
        <table:table-row table:style-name="ro1">
          <table:table-cell office:value-type="float" office:value="69133">
            <text:p>69133</text:p>
          </table:table-cell>
          <table:table-cell table:style-name="ce2" office:value-type="float" office:value="3287">
            <text:p>3287</text:p>
          </table:table-cell>
          <table:table-cell table:formula="of:=TRUNC([.A16])" office:value-type="float" office:value="69133">
            <text:p>69133</text:p>
          </table:table-cell>
        </table:table-row>
        <table:table-row table:style-name="ro1">
          <table:table-cell office:value-type="float" office:value="68326">
            <text:p>68326</text:p>
          </table:table-cell>
          <table:table-cell table:style-name="ce2" office:value-type="float" office:value="3541">
            <text:p>3541</text:p>
          </table:table-cell>
          <table:table-cell table:formula="of:=TRUNC([.A17])" office:value-type="float" office:value="68326">
            <text:p>68326</text:p>
          </table:table-cell>
        </table:table-row>
        <table:table-row table:style-name="ro1">
          <table:table-cell office:value-type="float" office:value="68072">
            <text:p>68072</text:p>
          </table:table-cell>
          <table:table-cell table:style-name="ce2" office:value-type="float" office:value="3795">
            <text:p>3795</text:p>
          </table:table-cell>
          <table:table-cell table:formula="of:=TRUNC([.A18])" office:value-type="float" office:value="68072">
            <text:p>68072</text:p>
          </table:table-cell>
        </table:table-row>
        <table:table-row table:style-name="ro1">
          <table:table-cell office:value-type="float" office:value="66234">
            <text:p>66234</text:p>
          </table:table-cell>
          <table:table-cell table:style-name="ce2" office:value-type="float" office:value="4044">
            <text:p>4044</text:p>
          </table:table-cell>
          <table:table-cell table:formula="of:=TRUNC([.A19])" office:value-type="float" office:value="66234">
            <text:p>66234</text:p>
          </table:table-cell>
        </table:table-row>
        <table:table-row table:style-name="ro1">
          <table:table-cell office:value-type="float" office:value="65472">
            <text:p>65472</text:p>
          </table:table-cell>
          <table:table-cell table:style-name="ce2" office:value-type="float" office:value="4292">
            <text:p>4292</text:p>
          </table:table-cell>
          <table:table-cell table:formula="of:=TRUNC([.A20])" office:value-type="float" office:value="65472">
            <text:p>65472</text:p>
          </table:table-cell>
        </table:table-row>
        <table:table-row table:style-name="ro1">
          <table:table-cell office:value-type="float" office:value="64714">
            <text:p>64714</text:p>
          </table:table-cell>
          <table:table-cell table:style-name="ce2" office:value-type="float" office:value="4539">
            <text:p>4539</text:p>
          </table:table-cell>
          <table:table-cell table:formula="of:=TRUNC([.A21])" office:value-type="float" office:value="64714">
            <text:p>64714</text:p>
          </table:table-cell>
        </table:table-row>
        <table:table-row table:style-name="ro1">
          <table:table-cell office:value-type="float" office:value="63440">
            <text:p>63440</text:p>
          </table:table-cell>
          <table:table-cell table:style-name="ce2" office:value-type="float" office:value="4783">
            <text:p>4783</text:p>
          </table:table-cell>
          <table:table-cell table:formula="of:=TRUNC([.A22])" office:value-type="float" office:value="63440">
            <text:p>63440</text:p>
          </table:table-cell>
        </table:table-row>
        <table:table-row table:style-name="ro1">
          <table:table-cell office:value-type="float" office:value="60960">
            <text:p>60960</text:p>
          </table:table-cell>
          <table:table-cell table:style-name="ce2" office:value-type="float" office:value="5023">
            <text:p>5023</text:p>
          </table:table-cell>
          <table:table-cell table:formula="of:=TRUNC([.A23])" office:value-type="float" office:value="60960">
            <text:p>60960</text:p>
          </table:table-cell>
        </table:table-row>
        <table:table-row table:style-name="ro1">
          <table:table-cell office:value-type="float" office:value="60198">
            <text:p>60198</text:p>
          </table:table-cell>
          <table:table-cell table:style-name="ce2" office:value-type="float" office:value="5260">
            <text:p>5260</text:p>
          </table:table-cell>
          <table:table-cell table:formula="of:=TRUNC([.A24])" office:value-type="float" office:value="60198">
            <text:p>60198</text:p>
          </table:table-cell>
        </table:table-row>
        <table:table-row table:style-name="ro1">
          <table:table-cell office:value-type="float" office:value="58017">
            <text:p>58017</text:p>
          </table:table-cell>
          <table:table-cell table:style-name="ce2" office:value-type="float" office:value="5493">
            <text:p>5493</text:p>
          </table:table-cell>
          <table:table-cell table:formula="of:=TRUNC([.A25])" office:value-type="float" office:value="58017">
            <text:p>58017</text:p>
          </table:table-cell>
        </table:table-row>
        <table:table-row table:style-name="ro1">
          <table:table-cell office:value-type="float" office:value="57536.5725">
            <text:p>57536,5725</text:p>
          </table:table-cell>
          <table:table-cell table:formula="of:=INT(([.A26] - TRUNC([.A26])) * 10000)" office:value-type="float" office:value="5725">
            <text:p>5725</text:p>
          </table:table-cell>
          <table:table-cell table:formula="of:=TRUNC([.A26])" office:value-type="float" office:value="57536">
            <text:p>57536</text:p>
          </table:table-cell>
        </table:table-row>
        <table:table-row table:style-name="ro1">
          <table:table-cell office:value-type="float" office:value="57072.5957">
            <text:p>57072,5957</text:p>
          </table:table-cell>
          <table:table-cell table:formula="of:=INT(([.A27] - TRUNC([.A27])) * 10000)" office:value-type="float" office:value="5956">
            <text:p>5956</text:p>
          </table:table-cell>
          <table:table-cell table:formula="of:=TRUNC([.A27])" office:value-type="float" office:value="57072">
            <text:p>57072</text:p>
          </table:table-cell>
        </table:table-row>
        <table:table-row table:style-name="ro1">
          <table:table-cell office:value-type="float" office:value="56840.6189">
            <text:p>56840,6189</text:p>
          </table:table-cell>
          <table:table-cell table:formula="of:=INT(([.A28] - TRUNC([.A28])) * 10000)" office:value-type="float" office:value="6189">
            <text:p>6189</text:p>
          </table:table-cell>
          <table:table-cell table:formula="of:=TRUNC([.A28])" office:value-type="float" office:value="56840">
            <text:p>56840</text:p>
          </table:table-cell>
        </table:table-row>
        <table:table-row table:style-name="ro1">
          <table:table-cell office:value-type="float" office:value="55876.6418">
            <text:p>55876,6418</text:p>
          </table:table-cell>
          <table:table-cell table:formula="of:=INT(([.A29] - TRUNC([.A29])) * 10000)" office:value-type="float" office:value="6417">
            <text:p>6417</text:p>
          </table:table-cell>
          <table:table-cell table:formula="of:=TRUNC([.A29])" office:value-type="float" office:value="55876">
            <text:p>55876</text:p>
          </table:table-cell>
        </table:table-row>
        <table:table-row table:style-name="ro1">
          <table:table-cell office:value-type="float" office:value="54466.6644">
            <text:p>54466,6644</text:p>
          </table:table-cell>
          <table:table-cell table:formula="of:=INT(([.A30] - TRUNC([.A30])) * 10000)" office:value-type="float" office:value="6644">
            <text:p>6644</text:p>
          </table:table-cell>
          <table:table-cell table:formula="of:=TRUNC([.A30])" office:value-type="float" office:value="54466">
            <text:p>54466</text:p>
          </table:table-cell>
        </table:table-row>
        <table:table-row table:style-name="ro1">
          <table:table-cell office:value-type="float" office:value="53312.6868">
            <text:p>53312,6868</text:p>
          </table:table-cell>
          <table:table-cell table:formula="of:=INT(([.A31] - TRUNC([.A31])) * 10000)" office:value-type="float" office:value="6868">
            <text:p>6868</text:p>
          </table:table-cell>
          <table:table-cell table:formula="of:=TRUNC([.A31])" office:value-type="float" office:value="53312">
            <text:p>53312</text:p>
          </table:table-cell>
        </table:table-row>
        <table:table-row table:style-name="ro1">
          <table:table-cell office:value-type="float" office:value="51480.7088">
            <text:p>51480,7088</text:p>
          </table:table-cell>
          <table:table-cell table:formula="of:=INT(([.A32] - TRUNC([.A32])) * 10000)" office:value-type="float" office:value="7088">
            <text:p>7088</text:p>
          </table:table-cell>
          <table:table-cell table:formula="of:=TRUNC([.A32])" office:value-type="float" office:value="51480">
            <text:p>51480</text:p>
          </table:table-cell>
        </table:table-row>
        <table:table-row table:style-name="ro1">
          <table:table-cell office:value-type="float" office:value="50808.7307">
            <text:p>50808,7307</text:p>
          </table:table-cell>
          <table:table-cell table:formula="of:=INT(([.A33] - TRUNC([.A33])) * 10000)" office:value-type="float" office:value="7307">
            <text:p>7307</text:p>
          </table:table-cell>
          <table:table-cell table:formula="of:=TRUNC([.A33])" office:value-type="float" office:value="50808">
            <text:p>50808</text:p>
          </table:table-cell>
        </table:table-row>
        <table:table-row table:style-name="ro1">
          <table:table-cell office:value-type="float" office:value="49910.7524">
            <text:p>49910,7524</text:p>
          </table:table-cell>
          <table:table-cell table:formula="of:=INT(([.A34] - TRUNC([.A34])) * 10000)" office:value-type="float" office:value="7523">
            <text:p>7523</text:p>
          </table:table-cell>
          <table:table-cell table:formula="of:=TRUNC([.A34])" office:value-type="float" office:value="49910">
            <text:p>49910</text:p>
          </table:table-cell>
        </table:table-row>
        <table:table-row table:style-name="ro1">
          <table:table-cell office:value-type="float" office:value="47025.7733">
            <text:p>47025,7733</text:p>
          </table:table-cell>
          <table:table-cell table:formula="of:=INT(([.A35] - TRUNC([.A35])) * 10000)" office:value-type="float" office:value="7733">
            <text:p>7733</text:p>
          </table:table-cell>
          <table:table-cell table:formula="of:=TRUNC([.A35])" office:value-type="float" office:value="47025">
            <text:p>47025</text:p>
          </table:table-cell>
        </table:table-row>
        <table:table-row table:style-name="ro1">
          <table:table-cell office:value-type="float" office:value="44660.7936">
            <text:p>44660,7936</text:p>
          </table:table-cell>
          <table:table-cell table:formula="of:=INT(([.A36] - TRUNC([.A36])) * 10000)" office:value-type="float" office:value="7935">
            <text:p>7935</text:p>
          </table:table-cell>
          <table:table-cell table:formula="of:=TRUNC([.A36])" office:value-type="float" office:value="44660">
            <text:p>44660</text:p>
          </table:table-cell>
        </table:table-row>
        <table:table-row table:style-name="ro1">
          <table:table-cell office:value-type="float" office:value="42600.8136">
            <text:p>42600,8136</text:p>
          </table:table-cell>
          <table:table-cell table:formula="of:=INT(([.A37] - TRUNC([.A37])) * 10000)" office:value-type="float" office:value="8136">
            <text:p>8136</text:p>
          </table:table-cell>
          <table:table-cell table:formula="of:=TRUNC([.A37])" office:value-type="float" office:value="42600">
            <text:p>42600</text:p>
          </table:table-cell>
        </table:table-row>
        <table:table-row table:style-name="ro1">
          <table:table-cell office:value-type="float" office:value="40560.8331">
            <text:p>40560,8331</text:p>
          </table:table-cell>
          <table:table-cell table:formula="of:=INT(([.A38] - TRUNC([.A38])) * 10000)" office:value-type="float" office:value="8331">
            <text:p>8331</text:p>
          </table:table-cell>
          <table:table-cell table:formula="of:=TRUNC([.A38])" office:value-type="float" office:value="40560">
            <text:p>40560</text:p>
          </table:table-cell>
        </table:table-row>
        <table:table-row table:style-name="ro1">
          <table:table-cell office:value-type="float" office:value="39565.8524">
            <text:p>39565,8524</text:p>
          </table:table-cell>
          <table:table-cell table:formula="of:=INT(([.A39] - TRUNC([.A39])) * 10000)" office:value-type="float" office:value="8524">
            <text:p>8524</text:p>
          </table:table-cell>
          <table:table-cell table:formula="of:=TRUNC([.A39])" office:value-type="float" office:value="39565">
            <text:p>39565</text:p>
          </table:table-cell>
        </table:table-row>
        <table:table-row table:style-name="ro1">
          <table:table-cell office:value-type="float" office:value="38760.8714">
            <text:p>38760,8714</text:p>
          </table:table-cell>
          <table:table-cell table:formula="of:=INT(([.A40] - TRUNC([.A40])) * 10000)" office:value-type="float" office:value="8714">
            <text:p>8714</text:p>
          </table:table-cell>
          <table:table-cell table:formula="of:=TRUNC([.A40])" office:value-type="float" office:value="38760">
            <text:p>38760</text:p>
          </table:table-cell>
        </table:table-row>
        <table:table-row table:style-name="ro1">
          <table:table-cell office:value-type="float" office:value="37788.8902">
            <text:p>37788,8902</text:p>
          </table:table-cell>
          <table:table-cell table:formula="of:=INT(([.A41] - TRUNC([.A41])) * 10000)" office:value-type="float" office:value="8902">
            <text:p>8902</text:p>
          </table:table-cell>
          <table:table-cell table:formula="of:=TRUNC([.A41])" office:value-type="float" office:value="37788">
            <text:p>37788</text:p>
          </table:table-cell>
        </table:table-row>
        <table:table-row table:style-name="ro1">
          <table:table-cell office:value-type="float" office:value="36091.9089">
            <text:p>36091,9089</text:p>
          </table:table-cell>
          <table:table-cell table:formula="of:=INT(([.A42] - TRUNC([.A42])) * 10000)" office:value-type="float" office:value="9089">
            <text:p>9089</text:p>
          </table:table-cell>
          <table:table-cell table:formula="of:=TRUNC([.A42])" office:value-type="float" office:value="36091">
            <text:p>36091</text:p>
          </table:table-cell>
        </table:table-row>
        <table:table-row table:style-name="ro1">
          <table:table-cell office:value-type="float" office:value="34960.9273">
            <text:p>34960,9273</text:p>
          </table:table-cell>
          <table:table-cell table:formula="of:=INT(([.A43] - TRUNC([.A43])) * 10000)" office:value-type="float" office:value="9273">
            <text:p>9273</text:p>
          </table:table-cell>
          <table:table-cell table:formula="of:=TRUNC([.A43])" office:value-type="float" office:value="34960">
            <text:p>34960</text:p>
          </table:table-cell>
        </table:table-row>
        <table:table-row table:style-name="ro1">
          <table:table-cell office:value-type="float" office:value="33480.9453">
            <text:p>33480,9453</text:p>
          </table:table-cell>
          <table:table-cell table:formula="of:=INT(([.A44] - TRUNC([.A44])) * 10000)" office:value-type="float" office:value="9452">
            <text:p>9452</text:p>
          </table:table-cell>
          <table:table-cell table:formula="of:=TRUNC([.A44])" office:value-type="float" office:value="33480">
            <text:p>33480</text:p>
          </table:table-cell>
        </table:table-row>
        <table:table-row table:style-name="ro1">
          <table:table-cell office:value-type="float" office:value="32745.963">
            <text:p>32745,963</text:p>
          </table:table-cell>
          <table:table-cell table:formula="of:=INT(([.A45] - TRUNC([.A45])) * 10000)" office:value-type="float" office:value="9629">
            <text:p>9629</text:p>
          </table:table-cell>
          <table:table-cell table:formula="of:=TRUNC([.A45])" office:value-type="float" office:value="32745">
            <text:p>32745</text:p>
          </table:table-cell>
        </table:table-row>
        <table:table-row table:style-name="ro1">
          <table:table-cell office:value-type="float" office:value="31132.9802">
            <text:p>31132,9802</text:p>
          </table:table-cell>
          <table:table-cell table:formula="of:=INT(([.A46] - TRUNC([.A46])) * 10000)" office:value-type="float" office:value="9802">
            <text:p>9802</text:p>
          </table:table-cell>
          <table:table-cell table:formula="of:=TRUNC([.A46])" office:value-type="float" office:value="31132">
            <text:p>31132</text:p>
          </table:table-cell>
        </table:table-row>
        <table:table-row table:style-name="ro1">
          <table:table-cell office:value-type="float" office:value="29177.9965">
            <text:p>29177,9965</text:p>
          </table:table-cell>
          <table:table-cell table:formula="of:=INT(([.A47] - TRUNC([.A47])) * 10000)" office:value-type="float" office:value="9965">
            <text:p>9965</text:p>
          </table:table-cell>
          <table:table-cell table:formula="of:=TRUNC([.A47])" office:value-type="float" office:value="29177">
            <text:p>29177</text:p>
          </table:table-cell>
        </table:table-row>
        <table:table-row table:style-name="ro1">
          <table:table-cell office:value-type="float" office:value="28836.10127">
            <text:p>28836,10127</text:p>
          </table:table-cell>
          <table:table-cell table:formula="of:=INT(([.A48] - TRUNC([.A48])) * 100000)" office:value-type="float" office:value="10126">
            <text:p>10126</text:p>
          </table:table-cell>
          <table:table-cell table:formula="of:=TRUNC([.A48])" office:value-type="float" office:value="28836">
            <text:p>28836</text:p>
          </table:table-cell>
        </table:table-row>
        <table:table-row table:style-name="ro1">
          <table:table-cell office:value-type="float" office:value="27650.10285">
            <text:p>27650,10285</text:p>
          </table:table-cell>
          <table:table-cell table:formula="of:=INT(([.A49] - TRUNC([.A49])) * 100000)" office:value-type="float" office:value="10284">
            <text:p>10284</text:p>
          </table:table-cell>
          <table:table-cell table:formula="of:=TRUNC([.A49])" office:value-type="float" office:value="27650">
            <text:p>27650</text:p>
          </table:table-cell>
        </table:table-row>
        <table:table-row table:style-name="ro1">
          <table:table-cell office:value-type="float" office:value="26988.10441">
            <text:p>26988,10441</text:p>
          </table:table-cell>
          <table:table-cell table:formula="of:=INT(([.A50] - TRUNC([.A50])) * 100000)" office:value-type="float" office:value="10440">
            <text:p>10440</text:p>
          </table:table-cell>
          <table:table-cell table:formula="of:=TRUNC([.A50])" office:value-type="float" office:value="26988">
            <text:p>26988</text:p>
          </table:table-cell>
        </table:table-row>
        <table:table-row table:style-name="ro1">
          <table:table-cell office:value-type="float" office:value="25992.10593">
            <text:p>25992,10593</text:p>
          </table:table-cell>
          <table:table-cell table:formula="of:=INT(([.A51] - TRUNC([.A51])) * 100000)" office:value-type="float" office:value="10593">
            <text:p>10593</text:p>
          </table:table-cell>
          <table:table-cell table:formula="of:=TRUNC([.A51])" office:value-type="float" office:value="25992">
            <text:p>25992</text:p>
          </table:table-cell>
        </table:table-row>
        <table:table-row table:style-name="ro1">
          <table:table-cell office:value-type="float" office:value="25181.10742">
            <text:p>25181,10742</text:p>
          </table:table-cell>
          <table:table-cell table:formula="of:=INT(([.A52] - TRUNC([.A52])) * 100000)" office:value-type="float" office:value="10742">
            <text:p>10742</text:p>
          </table:table-cell>
          <table:table-cell table:formula="of:=TRUNC([.A52])" office:value-type="float" office:value="25181">
            <text:p>25181</text:p>
          </table:table-cell>
        </table:table-row>
        <table:table-row table:style-name="ro1">
          <table:table-cell office:value-type="float" office:value="23490.10887">
            <text:p>23490,10887</text:p>
          </table:table-cell>
          <table:table-cell table:formula="of:=INT(([.A53] - TRUNC([.A53])) * 100000)" office:value-type="float" office:value="10887">
            <text:p>10887</text:p>
          </table:table-cell>
          <table:table-cell table:formula="of:=TRUNC([.A53])" office:value-type="float" office:value="23490">
            <text:p>23490</text:p>
          </table:table-cell>
        </table:table-row>
        <table:table-row table:style-name="ro1">
          <table:table-cell office:value-type="float" office:value="22120.11027">
            <text:p>22120,11027</text:p>
          </table:table-cell>
          <table:table-cell table:formula="of:=INT(([.A54] - TRUNC([.A54])) * 100000)" office:value-type="float" office:value="11027">
            <text:p>11027</text:p>
          </table:table-cell>
          <table:table-cell table:formula="of:=TRUNC([.A54])" office:value-type="float" office:value="22120">
            <text:p>22120</text:p>
          </table:table-cell>
        </table:table-row>
        <table:table-row table:style-name="ro1">
          <table:table-cell office:value-type="float" office:value="20536.11163">
            <text:p>20536,11163</text:p>
          </table:table-cell>
          <table:table-cell table:formula="of:=INT(([.A55] - TRUNC([.A55])) * 100000)" office:value-type="float" office:value="11162">
            <text:p>11162</text:p>
          </table:table-cell>
          <table:table-cell table:formula="of:=TRUNC([.A55])" office:value-type="float" office:value="20536">
            <text:p>20536</text:p>
          </table:table-cell>
        </table:table-row>
        <table:table-row table:style-name="ro1">
          <table:table-cell office:value-type="float" office:value="19126.11294">
            <text:p>19126,11294</text:p>
          </table:table-cell>
          <table:table-cell table:formula="of:=INT(([.A56] - TRUNC([.A56])) * 100000)" office:value-type="float" office:value="11293">
            <text:p>11293</text:p>
          </table:table-cell>
          <table:table-cell table:formula="of:=TRUNC([.A56])" office:value-type="float" office:value="19126">
            <text:p>19126</text:p>
          </table:table-cell>
        </table:table-row>
        <table:table-row table:style-name="ro1">
          <table:table-cell office:value-type="float" office:value="18576.11423">
            <text:p>18576,11423</text:p>
          </table:table-cell>
          <table:table-cell table:formula="of:=INT(([.A57] - TRUNC([.A57])) * 100000)" office:value-type="float" office:value="11422">
            <text:p>11422</text:p>
          </table:table-cell>
          <table:table-cell table:formula="of:=TRUNC([.A57])" office:value-type="float" office:value="18576">
            <text:p>18576</text:p>
          </table:table-cell>
        </table:table-row>
        <table:table-row table:style-name="ro1">
          <table:table-cell office:value-type="float" office:value="18018.11549">
            <text:p>18018,11549</text:p>
          </table:table-cell>
          <table:table-cell table:formula="of:=INT(([.A58] - TRUNC([.A58])) * 100000)" office:value-type="float" office:value="11549">
            <text:p>11549</text:p>
          </table:table-cell>
          <table:table-cell table:formula="of:=TRUNC([.A58])" office:value-type="float" office:value="18018">
            <text:p>18018</text:p>
          </table:table-cell>
        </table:table-row>
        <table:table-row table:style-name="ro1">
          <table:table-cell office:value-type="float" office:value="17080.11671">
            <text:p>17080,11671</text:p>
          </table:table-cell>
          <table:table-cell table:formula="of:=INT(([.A59] - TRUNC([.A59])) * 100000)" office:value-type="float" office:value="11670">
            <text:p>11670</text:p>
          </table:table-cell>
          <table:table-cell table:formula="of:=TRUNC([.A59])" office:value-type="float" office:value="17080">
            <text:p>17080</text:p>
          </table:table-cell>
        </table:table-row>
        <table:table-row table:style-name="ro1">
          <table:table-cell office:value-type="float" office:value="15660.11787">
            <text:p>15660,11787</text:p>
          </table:table-cell>
          <table:table-cell table:formula="of:=INT(([.A60] - TRUNC([.A60])) * 100000)" office:value-type="float" office:value="11787">
            <text:p>11787</text:p>
          </table:table-cell>
          <table:table-cell table:formula="of:=TRUNC([.A60])" office:value-type="float" office:value="15660">
            <text:p>15660</text:p>
          </table:table-cell>
        </table:table-row>
        <table:table-row table:style-name="ro1">
          <table:table-cell office:value-type="float" office:value="14763.11898">
            <text:p>14763,11898</text:p>
          </table:table-cell>
          <table:table-cell table:formula="of:=INT(([.A61] - TRUNC([.A61])) * 100000)" office:value-type="float" office:value="11897">
            <text:p>11897</text:p>
          </table:table-cell>
          <table:table-cell table:formula="of:=TRUNC([.A61])" office:value-type="float" office:value="14763">
            <text:p>14763</text:p>
          </table:table-cell>
        </table:table-row>
        <table:table-row table:style-name="ro1">
          <table:table-cell office:value-type="float" office:value="14170.12007">
            <text:p>14170,12007</text:p>
          </table:table-cell>
          <table:table-cell table:formula="of:=INT(([.A62] - TRUNC([.A62])) * 100000)" office:value-type="float" office:value="12007">
            <text:p>12007</text:p>
          </table:table-cell>
          <table:table-cell table:formula="of:=TRUNC([.A62])" office:value-type="float" office:value="14170">
            <text:p>14170</text:p>
          </table:table-cell>
        </table:table-row>
        <table:table-row table:style-name="ro1">
          <table:table-cell office:value-type="float" office:value="13208.12111">
            <text:p>13208,12111</text:p>
          </table:table-cell>
          <table:table-cell table:formula="of:=INT(([.A63] - TRUNC([.A63])) * 100000)" office:value-type="float" office:value="12111">
            <text:p>12111</text:p>
          </table:table-cell>
          <table:table-cell table:formula="of:=TRUNC([.A63])" office:value-type="float" office:value="13208">
            <text:p>13208</text:p>
          </table:table-cell>
        </table:table-row>
        <table:table-row table:style-name="ro1">
          <table:table-cell office:value-type="float" office:value="12648.12213">
            <text:p>12648,12213</text:p>
          </table:table-cell>
          <table:table-cell table:formula="of:=INT(([.A64] - TRUNC([.A64])) * 100000)" office:value-type="float" office:value="12212">
            <text:p>12212</text:p>
          </table:table-cell>
          <table:table-cell table:formula="of:=TRUNC([.A64])" office:value-type="float" office:value="12648">
            <text:p>12648</text:p>
          </table:table-cell>
        </table:table-row>
        <table:table-row table:style-name="ro1">
          <table:table-cell office:value-type="float" office:value="11979.12312">
            <text:p>11979,12312</text:p>
          </table:table-cell>
          <table:table-cell table:formula="of:=INT(([.A65] - TRUNC([.A65])) * 100000)" office:value-type="float" office:value="12312">
            <text:p>12312</text:p>
          </table:table-cell>
          <table:table-cell table:formula="of:=TRUNC([.A65])" office:value-type="float" office:value="11979">
            <text:p>11979</text:p>
          </table:table-cell>
        </table:table-row>
        <table:table-row table:style-name="ro1">
          <table:table-cell office:value-type="float" office:value="10830.12407">
            <text:p>10830,12407</text:p>
          </table:table-cell>
          <table:table-cell table:formula="of:=INT(([.A66] - TRUNC([.A66])) * 100000)" office:value-type="float" office:value="12406">
            <text:p>12406</text:p>
          </table:table-cell>
          <table:table-cell table:formula="of:=TRUNC([.A66])" office:value-type="float" office:value="10830">
            <text:p>10830</text:p>
          </table:table-cell>
        </table:table-row>
        <table:table-row table:style-name="ro1">
          <table:table-cell office:value-type="float" office:value="10080.12497">
            <text:p>10080,12497</text:p>
          </table:table-cell>
          <table:table-cell table:formula="of:=INT(([.A67] - TRUNC([.A67])) * 100000)" office:value-type="float" office:value="12497">
            <text:p>12497</text:p>
          </table:table-cell>
          <table:table-cell table:formula="of:=TRUNC([.A67])" office:value-type="float" office:value="10080">
            <text:p>10080</text:p>
          </table:table-cell>
        </table:table-row>
        <table:table-row table:style-name="ro1">
          <table:table-cell office:value-type="float" office:value="9680.12585">
            <text:p>9680,12585</text:p>
          </table:table-cell>
          <table:table-cell table:formula="of:=INT(([.A68] - TRUNC([.A68])) * 100000)" office:value-type="float" office:value="12585">
            <text:p>12585</text:p>
          </table:table-cell>
          <table:table-cell table:formula="of:=TRUNC([.A68])" office:value-type="float" office:value="9680">
            <text:p>9680</text:p>
          </table:table-cell>
        </table:table-row>
        <table:table-row table:style-name="ro1">
          <table:table-cell office:value-type="float" office:value="9156.12669">
            <text:p>9156,12669</text:p>
          </table:table-cell>
          <table:table-cell table:formula="of:=INT(([.A69] - TRUNC([.A69])) * 100000)" office:value-type="float" office:value="12668">
            <text:p>12668</text:p>
          </table:table-cell>
          <table:table-cell table:formula="of:=TRUNC([.A69])" office:value-type="float" office:value="9156">
            <text:p>9156</text:p>
          </table:table-cell>
        </table:table-row>
        <table:table-row table:style-name="ro1">
          <table:table-cell office:value-type="float" office:value="8560.12749">
            <text:p>8560,12749</text:p>
          </table:table-cell>
          <table:table-cell table:formula="of:=INT(([.A70] - TRUNC([.A70])) * 100000)" office:value-type="float" office:value="12749">
            <text:p>12749</text:p>
          </table:table-cell>
          <table:table-cell table:formula="of:=TRUNC([.A70])" office:value-type="float" office:value="8560">
            <text:p>8560</text:p>
          </table:table-cell>
        </table:table-row>
        <table:table-row table:style-name="ro1">
          <table:table-cell office:value-type="float" office:value="7828.12825">
            <text:p>7828,12825</text:p>
          </table:table-cell>
          <table:table-cell table:formula="of:=INT(([.A71] - TRUNC([.A71])) * 100000)" office:value-type="float" office:value="12824">
            <text:p>12824</text:p>
          </table:table-cell>
          <table:table-cell table:formula="of:=TRUNC([.A71])" office:value-type="float" office:value="7828">
            <text:p>7828</text:p>
          </table:table-cell>
        </table:table-row>
        <table:table-row table:style-name="ro1">
          <table:table-cell office:value-type="float" office:value="7029.12896">
            <text:p>7029,12896</text:p>
          </table:table-cell>
          <table:table-cell table:formula="of:=INT(([.A72] - TRUNC([.A72])) * 100000)" office:value-type="float" office:value="12896">
            <text:p>12896</text:p>
          </table:table-cell>
          <table:table-cell table:formula="of:=TRUNC([.A72])" office:value-type="float" office:value="7029">
            <text:p>7029</text:p>
          </table:table-cell>
        </table:table-row>
        <table:table-row table:style-name="ro1">
          <table:table-cell office:value-type="float" office:value="6555.12965">
            <text:p>6555,12965</text:p>
          </table:table-cell>
          <table:table-cell table:formula="of:=INT(([.A73] - TRUNC([.A73])) * 100000)" office:value-type="float" office:value="12964">
            <text:p>12964</text:p>
          </table:table-cell>
          <table:table-cell table:formula="of:=TRUNC([.A73])" office:value-type="float" office:value="6555">
            <text:p>6555</text:p>
          </table:table-cell>
        </table:table-row>
        <table:table-row table:style-name="ro1">
          <table:table-cell office:value-type="float" office:value="5934.13034">
            <text:p>5934,13034</text:p>
          </table:table-cell>
          <table:table-cell table:formula="of:=INT(([.A74] - TRUNC([.A74])) * 100000)" office:value-type="float" office:value="13033">
            <text:p>13033</text:p>
          </table:table-cell>
          <table:table-cell table:formula="of:=TRUNC([.A74])" office:value-type="float" office:value="5934">
            <text:p>5934</text:p>
          </table:table-cell>
        </table:table-row>
        <table:table-row table:style-name="ro1">
          <table:table-cell office:value-type="float" office:value="5135.13099">
            <text:p>5135,13099</text:p>
          </table:table-cell>
          <table:table-cell table:formula="of:=INT(([.A75] - TRUNC([.A75])) * 100000)" office:value-type="float" office:value="13098">
            <text:p>13098</text:p>
          </table:table-cell>
          <table:table-cell table:formula="of:=TRUNC([.A75])" office:value-type="float" office:value="5135">
            <text:p>5135</text:p>
          </table:table-cell>
        </table:table-row>
        <table:table-row table:style-name="ro1">
          <table:table-cell office:value-type="float" office:value="4928.13163">
            <text:p>4928,13163</text:p>
          </table:table-cell>
          <table:table-cell table:formula="of:=INT(([.A76] - TRUNC([.A76])) * 100000)" office:value-type="float" office:value="13162">
            <text:p>13162</text:p>
          </table:table-cell>
          <table:table-cell table:formula="of:=TRUNC([.A76])" office:value-type="float" office:value="4928">
            <text:p>4928</text:p>
          </table:table-cell>
        </table:table-row>
        <table:table-row table:style-name="ro1">
          <table:table-cell office:value-type="float" office:value="4608.13227">
            <text:p>4608,13227</text:p>
          </table:table-cell>
          <table:table-cell table:formula="of:=INT(([.A77] - TRUNC([.A77])) * 100000)" office:value-type="float" office:value="13227">
            <text:p>13227</text:p>
          </table:table-cell>
          <table:table-cell table:formula="of:=TRUNC([.A77])" office:value-type="float" office:value="4608">
            <text:p>4608</text:p>
          </table:table-cell>
        </table:table-row>
        <table:table-row table:style-name="ro1">
          <table:table-cell office:value-type="float" office:value="4392.13288">
            <text:p>4392,13288</text:p>
          </table:table-cell>
          <table:table-cell table:formula="of:=INT(([.A78] - TRUNC([.A78])) * 100000)" office:value-type="float" office:value="13288">
            <text:p>13288</text:p>
          </table:table-cell>
          <table:table-cell table:formula="of:=TRUNC([.A78])" office:value-type="float" office:value="4392">
            <text:p>4392</text:p>
          </table:table-cell>
        </table:table-row>
        <table:table-row table:style-name="ro1">
          <table:table-cell office:value-type="float" office:value="3886.13346">
            <text:p>3886,13346</text:p>
          </table:table-cell>
          <table:table-cell table:formula="of:=INT(([.A79] - TRUNC([.A79])) * 100000)" office:value-type="float" office:value="13346">
            <text:p>13346</text:p>
          </table:table-cell>
          <table:table-cell table:formula="of:=TRUNC([.A79])" office:value-type="float" office:value="3886">
            <text:p>3886</text:p>
          </table:table-cell>
        </table:table-row>
        <table:table-row table:style-name="ro1">
          <table:table-cell office:value-type="float" office:value="3213.13397">
            <text:p>3213,13397</text:p>
          </table:table-cell>
          <table:table-cell table:formula="of:=INT(([.A80] - TRUNC([.A80])) * 100000)" office:value-type="float" office:value="13396">
            <text:p>13396</text:p>
          </table:table-cell>
          <table:table-cell table:formula="of:=TRUNC([.A80])" office:value-type="float" office:value="3213">
            <text:p>3213</text:p>
          </table:table-cell>
        </table:table-row>
        <table:table-row table:style-name="ro1">
          <table:table-cell office:value-type="float" office:value="2940.13446">
            <text:p>2940,13446</text:p>
          </table:table-cell>
          <table:table-cell table:formula="of:=INT(([.A81] - TRUNC([.A81])) * 100000)" office:value-type="float" office:value="13446">
            <text:p>13446</text:p>
          </table:table-cell>
          <table:table-cell table:formula="of:=TRUNC([.A81])" office:value-type="float" office:value="2940">
            <text:p>2940</text:p>
          </table:table-cell>
        </table:table-row>
        <table:table-row table:style-name="ro1">
          <table:table-cell office:value-type="float" office:value="2832.13494">
            <text:p>2832,13494</text:p>
          </table:table-cell>
          <table:table-cell table:formula="of:=INT(([.A82] - TRUNC([.A82])) * 100000)" office:value-type="float" office:value="13493">
            <text:p>13493</text:p>
          </table:table-cell>
          <table:table-cell table:formula="of:=TRUNC([.A82])" office:value-type="float" office:value="2832">
            <text:p>2832</text:p>
          </table:table-cell>
        </table:table-row>
        <table:table-row table:style-name="ro1">
          <table:table-cell office:value-type="float" office:value="2408.13537">
            <text:p>2408,13537</text:p>
          </table:table-cell>
          <table:table-cell table:formula="of:=INT(([.A83] - TRUNC([.A83])) * 100000)" office:value-type="float" office:value="13536">
            <text:p>13536</text:p>
          </table:table-cell>
          <table:table-cell table:formula="of:=TRUNC([.A83])" office:value-type="float" office:value="2408">
            <text:p>2408</text:p>
          </table:table-cell>
        </table:table-row>
        <table:table-row table:style-name="ro1">
          <table:table-cell office:value-type="float" office:value="2240.13577">
            <text:p>2240,13577</text:p>
          </table:table-cell>
          <table:table-cell table:formula="of:=INT(([.A84] - TRUNC([.A84])) * 100000)" office:value-type="float" office:value="13576">
            <text:p>13576</text:p>
          </table:table-cell>
          <table:table-cell table:formula="of:=TRUNC([.A84])" office:value-type="float" office:value="2240">
            <text:p>2240</text:p>
          </table:table-cell>
        </table:table-row>
        <table:table-row table:style-name="ro1">
          <table:table-cell office:value-type="float" office:value="2016.13613">
            <text:p>2016,13613</text:p>
          </table:table-cell>
          <table:table-cell table:formula="of:=INT(([.A85] - TRUNC([.A85])) * 100000)" office:value-type="float" office:value="13613">
            <text:p>13613</text:p>
          </table:table-cell>
          <table:table-cell table:formula="of:=TRUNC([.A85])" office:value-type="float" office:value="2016">
            <text:p>2016</text:p>
          </table:table-cell>
        </table:table-row>
        <table:table-row table:style-name="ro1">
          <table:table-cell office:value-type="float" office:value="1836.13649">
            <text:p>1836,13649</text:p>
          </table:table-cell>
          <table:table-cell table:formula="of:=INT(([.A86] - TRUNC([.A86])) * 100000)" office:value-type="float" office:value="13649">
            <text:p>13649</text:p>
          </table:table-cell>
          <table:table-cell table:formula="of:=TRUNC([.A86])" office:value-type="float" office:value="1836">
            <text:p>1836</text:p>
          </table:table-cell>
        </table:table-row>
        <table:table-row table:style-name="ro1">
          <table:table-cell office:value-type="float" office:value="1584.13682">
            <text:p>1584,13682</text:p>
          </table:table-cell>
          <table:table-cell table:formula="of:=INT(([.A87] - TRUNC([.A87])) * 100000)" office:value-type="float" office:value="13681">
            <text:p>13681</text:p>
          </table:table-cell>
          <table:table-cell table:formula="of:=TRUNC([.A87])" office:value-type="float" office:value="1584">
            <text:p>1584</text:p>
          </table:table-cell>
        </table:table-row>
        <table:table-row table:style-name="ro1">
          <table:table-cell office:value-type="float" office:value="1320.13712">
            <text:p>1320,13712</text:p>
          </table:table-cell>
          <table:table-cell table:formula="of:=INT(([.A88] - TRUNC([.A88])) * 100000)" office:value-type="float" office:value="13712">
            <text:p>13712</text:p>
          </table:table-cell>
          <table:table-cell table:formula="of:=TRUNC([.A88])" office:value-type="float" office:value="1320">
            <text:p>1320</text:p>
          </table:table-cell>
        </table:table-row>
        <table:table-row table:style-name="ro1">
          <table:table-cell office:value-type="float" office:value="1276.13741">
            <text:p>1276,13741</text:p>
          </table:table-cell>
          <table:table-cell table:formula="of:=INT(([.A89] - TRUNC([.A89])) * 100000)" office:value-type="float" office:value="13741">
            <text:p>13741</text:p>
          </table:table-cell>
          <table:table-cell table:formula="of:=TRUNC([.A89])" office:value-type="float" office:value="1276">
            <text:p>1276</text:p>
          </table:table-cell>
        </table:table-row>
        <table:table-row table:style-name="ro1">
          <table:table-cell office:value-type="float" office:value="1189.1377">
            <text:p>1189,1377</text:p>
          </table:table-cell>
          <table:table-cell table:formula="of:=INT(([.A90] - TRUNC([.A90])) * 100000)" office:value-type="float" office:value="13769">
            <text:p>13769</text:p>
          </table:table-cell>
          <table:table-cell table:formula="of:=TRUNC([.A90])" office:value-type="float" office:value="1189">
            <text:p>1189</text:p>
          </table:table-cell>
        </table:table-row>
        <table:table-row table:style-name="ro1">
          <table:table-cell office:value-type="float" office:value="962.13796">
            <text:p>962,13796</text:p>
          </table:table-cell>
          <table:table-cell table:formula="of:=INT(([.A91] - TRUNC([.A91])) * 100000)" office:value-type="float" office:value="13796">
            <text:p>13796</text:p>
          </table:table-cell>
          <table:table-cell table:formula="of:=TRUNC([.A91])" office:value-type="float" office:value="962">
            <text:p>962</text:p>
          </table:table-cell>
        </table:table-row>
        <table:table-row table:style-name="ro1">
          <table:table-cell office:value-type="float" office:value="816.1382">
            <text:p>816,1382</text:p>
          </table:table-cell>
          <table:table-cell table:formula="of:=INT(([.A92] - TRUNC([.A92])) * 100000)" office:value-type="float" office:value="13819">
            <text:p>13819</text:p>
          </table:table-cell>
          <table:table-cell table:formula="of:=TRUNC([.A92])" office:value-type="float" office:value="816">
            <text:p>816</text:p>
          </table:table-cell>
        </table:table-row>
        <table:table-row table:style-name="ro1">
          <table:table-cell office:value-type="float" office:value="744.13844">
            <text:p>744,13844</text:p>
          </table:table-cell>
          <table:table-cell table:formula="of:=INT(([.A93] - TRUNC([.A93])) * 100000)" office:value-type="float" office:value="13843">
            <text:p>13843</text:p>
          </table:table-cell>
          <table:table-cell table:formula="of:=TRUNC([.A93])" office:value-type="float" office:value="744">
            <text:p>744</text:p>
          </table:table-cell>
        </table:table-row>
        <table:table-row table:style-name="ro1">
          <table:table-cell office:value-type="float" office:value="651.13865">
            <text:p>651,13865</text:p>
          </table:table-cell>
          <table:table-cell table:formula="of:=INT(([.A94] - TRUNC([.A94])) * 100000)" office:value-type="float" office:value="13864">
            <text:p>13864</text:p>
          </table:table-cell>
          <table:table-cell table:formula="of:=TRUNC([.A94])" office:value-type="float" office:value="651">
            <text:p>651</text:p>
          </table:table-cell>
        </table:table-row>
        <table:table-row table:style-name="ro1">
          <table:table-cell office:value-type="float" office:value="504.13883">
            <text:p>504,13883</text:p>
          </table:table-cell>
          <table:table-cell table:formula="of:=INT(([.A95] - TRUNC([.A95])) * 100000)" office:value-type="float" office:value="13882">
            <text:p>13882</text:p>
          </table:table-cell>
          <table:table-cell table:formula="of:=TRUNC([.A95])" office:value-type="float" office:value="504">
            <text:p>504</text:p>
          </table:table-cell>
        </table:table-row>
        <table:table-row table:style-name="ro1">
          <table:table-cell office:value-type="float" office:value="400.13899">
            <text:p>400,13899</text:p>
          </table:table-cell>
          <table:table-cell table:formula="of:=INT(([.A96] - TRUNC([.A96])) * 100000)" office:value-type="float" office:value="13898">
            <text:p>13898</text:p>
          </table:table-cell>
          <table:table-cell table:formula="of:=TRUNC([.A96])" office:value-type="float" office:value="400">
            <text:p>400</text:p>
          </table:table-cell>
        </table:table-row>
        <table:table-row table:style-name="ro1">
          <table:table-cell office:value-type="float" office:value="308.13913">
            <text:p>308,13913</text:p>
          </table:table-cell>
          <table:table-cell table:formula="of:=INT(([.A97] - TRUNC([.A97])) * 100000)" office:value-type="float" office:value="13913">
            <text:p>13913</text:p>
          </table:table-cell>
          <table:table-cell table:formula="of:=TRUNC([.A97])" office:value-type="float" office:value="308">
            <text:p>308</text:p>
          </table:table-cell>
        </table:table-row>
        <table:table-row table:style-name="ro1">
          <table:table-cell office:value-type="float" office:value="228.13925">
            <text:p>228,13925</text:p>
          </table:table-cell>
          <table:table-cell table:formula="of:=INT(([.A98] - TRUNC([.A98])) * 100000)" office:value-type="float" office:value="13925">
            <text:p>13925</text:p>
          </table:table-cell>
          <table:table-cell table:formula="of:=TRUNC([.A98])" office:value-type="float" office:value="228">
            <text:p>228</text:p>
          </table:table-cell>
        </table:table-row>
        <table:table-row table:style-name="ro1">
          <table:table-cell office:value-type="float" office:value="216.13937">
            <text:p>216,13937</text:p>
          </table:table-cell>
          <table:table-cell table:formula="of:=INT(([.A99] - TRUNC([.A99])) * 100000)" office:value-type="float" office:value="13937">
            <text:p>13937</text:p>
          </table:table-cell>
          <table:table-cell table:formula="of:=TRUNC([.A99])" office:value-type="float" office:value="216">
            <text:p>216</text:p>
          </table:table-cell>
        </table:table-row>
        <table:table-row table:style-name="ro1">
          <table:table-cell office:value-type="float" office:value="204.13949">
            <text:p>204,13949</text:p>
          </table:table-cell>
          <table:table-cell table:formula="of:=INT(([.A100] - TRUNC([.A100])) * 100000)" office:value-type="float" office:value="13948">
            <text:p>13948</text:p>
          </table:table-cell>
          <table:table-cell table:formula="of:=TRUNC([.A100])" office:value-type="float" office:value="204">
            <text:p>204</text:p>
          </table:table-cell>
        </table:table-row>
        <table:table-row table:style-name="ro1">
          <table:table-cell office:value-type="float" office:value="168.13961">
            <text:p>168,13961</text:p>
          </table:table-cell>
          <table:table-cell table:formula="of:=INT(([.A101] - TRUNC([.A101])) * 100000)" office:value-type="float" office:value="13961">
            <text:p>13961</text:p>
          </table:table-cell>
          <table:table-cell table:formula="of:=TRUNC([.A101])" office:value-type="float" office:value="168">
            <text:p>168</text:p>
          </table:table-cell>
        </table:table-row>
        <table:table-row table:style-name="ro1">
          <table:table-cell office:value-type="float" office:value="132.13972">
            <text:p>132,13972</text:p>
          </table:table-cell>
          <table:table-cell table:formula="of:=INT(([.A102] - TRUNC([.A102])) * 100000)" office:value-type="float" office:value="13972">
            <text:p>13972</text:p>
          </table:table-cell>
          <table:table-cell table:formula="of:=TRUNC([.A102])" office:value-type="float" office:value="132">
            <text:p>132</text:p>
          </table:table-cell>
        </table:table-row>
        <table:table-row table:style-name="ro1">
          <table:table-cell office:value-type="float" office:value="88.1398">
            <text:p>88,1398</text:p>
          </table:table-cell>
          <table:table-cell table:formula="of:=INT(([.A103] - TRUNC([.A103])) * 100000)" office:value-type="float" office:value="13979">
            <text:p>13979</text:p>
          </table:table-cell>
          <table:table-cell table:formula="of:=TRUNC([.A103])" office:value-type="float" office:value="88">
            <text:p>88</text:p>
          </table:table-cell>
        </table:table-row>
        <table:table-row table:style-name="ro1">
          <table:table-cell office:value-type="float" office:value="54.13986">
            <text:p>54,13986</text:p>
          </table:table-cell>
          <table:table-cell table:formula="of:=INT(([.A104] - TRUNC([.A104])) * 100000)" office:value-type="float" office:value="13985">
            <text:p>13985</text:p>
          </table:table-cell>
          <table:table-cell table:formula="of:=TRUNC([.A104])" office:value-type="float" office:value="54">
            <text:p>54</text:p>
          </table:table-cell>
        </table:table-row>
        <table:table-row table:style-name="ro1">
          <table:table-cell office:value-type="float" office:value="54.13992">
            <text:p>54,13992</text:p>
          </table:table-cell>
          <table:table-cell table:formula="of:=INT(([.A105] - TRUNC([.A105])) * 100000)" office:value-type="float" office:value="13991">
            <text:p>13991</text:p>
          </table:table-cell>
          <table:table-cell table:formula="of:=TRUNC([.A105])" office:value-type="float" office:value="54">
            <text:p>54</text:p>
          </table:table-cell>
        </table:table-row>
        <table:table-row table:style-name="ro1">
          <table:table-cell office:value-type="float" office:value="40.13997">
            <text:p>40,13997</text:p>
          </table:table-cell>
          <table:table-cell table:formula="of:=INT(([.A106] - TRUNC([.A106])) * 100000)" office:value-type="float" office:value="13996">
            <text:p>13996</text:p>
          </table:table-cell>
          <table:table-cell table:formula="of:=TRUNC([.A106])" office:value-type="float" office:value="40">
            <text:p>40</text:p>
          </table:table-cell>
        </table:table-row>
        <table:table-row table:style-name="ro1">
          <table:table-cell office:value-type="float" office:value="40.14002">
            <text:p>40,14002</text:p>
          </table:table-cell>
          <table:table-cell table:formula="of:=INT(([.A107] - TRUNC([.A107])) * 100000)" office:value-type="float" office:value="14002">
            <text:p>14002</text:p>
          </table:table-cell>
          <table:table-cell table:formula="of:=TRUNC([.A107])" office:value-type="float" office:value="40">
            <text:p>40</text:p>
          </table:table-cell>
        </table:table-row>
        <table:table-row table:style-name="ro1">
          <table:table-cell office:value-type="float" office:value="16.14004">
            <text:p>16,14004</text:p>
          </table:table-cell>
          <table:table-cell table:formula="of:=INT(([.A108] - TRUNC([.A108])) * 100000)" office:value-type="float" office:value="14003">
            <text:p>14003</text:p>
          </table:table-cell>
          <table:table-cell table:formula="of:=TRUNC([.A108])" office:value-type="float" office:value="16">
            <text:p>16</text:p>
          </table:table-cell>
        </table:table-row>
        <table:table-row table:style-name="ro1">
          <table:table-cell office:value-type="float" office:value="16.14006">
            <text:p>16,14006</text:p>
          </table:table-cell>
          <table:table-cell table:formula="of:=INT(([.A109] - TRUNC([.A109])) * 100000)" office:value-type="float" office:value="14005">
            <text:p>14005</text:p>
          </table:table-cell>
          <table:table-cell table:formula="of:=TRUNC([.A109])" office:value-type="float" office:value="16">
            <text:p>16</text:p>
          </table:table-cell>
        </table:table-row>
        <table:table-row table:style-name="ro1">
          <table:table-cell office:value-type="float" office:value="6.14007">
            <text:p>6,14007</text:p>
          </table:table-cell>
          <table:table-cell table:formula="of:=INT(([.A110] - TRUNC([.A110])) * 100000)" office:value-type="float" office:value="14007">
            <text:p>14007</text:p>
          </table:table-cell>
          <table:table-cell table:formula="of:=TRUNC([.A110])" office:value-type="float" office:value="6">
            <text:p>6</text:p>
          </table:table-cell>
        </table:table-row>
        <table:table-row table:style-name="ro1">
          <table:table-cell office:value-type="float" office:value="5.14008">
            <text:p>5,14008</text:p>
          </table:table-cell>
          <table:table-cell table:formula="of:=INT(([.A111] - TRUNC([.A111])) * 100000)" office:value-type="float" office:value="14008">
            <text:p>14008</text:p>
          </table:table-cell>
          <table:table-cell table:formula="of:=TRUNC([.A111])" office:value-type="float" office:value="5">
            <text:p>5</text:p>
          </table:table-cell>
        </table:table-row>
        <table:table-row table:style-name="ro1">
          <table:table-cell office:value-type="float" office:value="5.14009">
            <text:p>5,14009</text:p>
          </table:table-cell>
          <table:table-cell table:formula="of:=INT(([.A112] - TRUNC([.A112])) * 100000)" office:value-type="float" office:value="14009">
            <text:p>14009</text:p>
          </table:table-cell>
          <table:table-cell table:formula="of:=TRUNC([.A112])" office:value-type="float" office:value="5">
            <text:p>5</text:p>
          </table:table-cell>
        </table:table-row>
        <table:table-row table:style-name="ro1">
          <table:table-cell office:value-type="float" office:value="4.1401">
            <text:p>4,1401</text:p>
          </table:table-cell>
          <table:table-cell table:formula="of:=INT(([.A113] - TRUNC([.A113])) * 100000)" office:value-type="float" office:value="14010">
            <text:p>14010</text:p>
          </table:table-cell>
          <table:table-cell table:formula="of:=TRUNC([.A113])" office:value-type="float" office:value="4">
            <text:p>4</text:p>
          </table:table-cell>
        </table:table-row>
        <table:table-row table:style-name="ro1">
          <table:table-cell office:value-type="float" office:value="3.14011">
            <text:p>3,14011</text:p>
          </table:table-cell>
          <table:table-cell table:formula="of:=INT(([.A114] - TRUNC([.A114])) * 100000)" office:value-type="float" office:value="14011">
            <text:p>14011</text:p>
          </table:table-cell>
          <table:table-cell table:formula="of:=TRUNC([.A114])" office:value-type="float" office:value="3">
            <text:p>3</text:p>
          </table:table-cell>
        </table:table-row>
        <table:table-row table:style-name="ro1">
          <table:table-cell office:value-type="float" office:value="1.14011">
            <text:p>1,14011</text:p>
          </table:table-cell>
          <table:table-cell table:formula="of:=INT(([.A115] - TRUNC([.A115])) * 100000)" office:value-type="float" office:value="14011">
            <text:p>14011</text:p>
          </table:table-cell>
          <table:table-cell table:formula="of:=TRUNC([.A115])" office:value-type="float" office:value="1">
            <text:p>1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16] - TRUNC([.A116])) * 100000)" office:value-type="float" office:value="14011">
            <text:p>14011</text:p>
          </table:table-cell>
          <table:table-cell table:formula="of:=TRUNC([.A11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17] - TRUNC([.A117])) * 100000)" office:value-type="float" office:value="14011">
            <text:p>14011</text:p>
          </table:table-cell>
          <table:table-cell table:formula="of:=TRUNC([.A11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18] - TRUNC([.A118])) * 100000)" office:value-type="float" office:value="14011">
            <text:p>14011</text:p>
          </table:table-cell>
          <table:table-cell table:formula="of:=TRUNC([.A11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19] - TRUNC([.A119])) * 100000)" office:value-type="float" office:value="14011">
            <text:p>14011</text:p>
          </table:table-cell>
          <table:table-cell table:formula="of:=TRUNC([.A11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20] - TRUNC([.A120])) * 100000)" office:value-type="float" office:value="14011">
            <text:p>14011</text:p>
          </table:table-cell>
          <table:table-cell table:formula="of:=TRUNC([.A12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21] - TRUNC([.A121])) * 100000)" office:value-type="float" office:value="14011">
            <text:p>14011</text:p>
          </table:table-cell>
          <table:table-cell table:formula="of:=TRUNC([.A12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22] - TRUNC([.A122])) * 100000)" office:value-type="float" office:value="14011">
            <text:p>14011</text:p>
          </table:table-cell>
          <table:table-cell table:formula="of:=TRUNC([.A12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23] - TRUNC([.A123])) * 100000)" office:value-type="float" office:value="14011">
            <text:p>14011</text:p>
          </table:table-cell>
          <table:table-cell table:formula="of:=TRUNC([.A12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24] - TRUNC([.A124])) * 100000)" office:value-type="float" office:value="14011">
            <text:p>14011</text:p>
          </table:table-cell>
          <table:table-cell table:formula="of:=TRUNC([.A12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25] - TRUNC([.A125])) * 100000)" office:value-type="float" office:value="14011">
            <text:p>14011</text:p>
          </table:table-cell>
          <table:table-cell table:formula="of:=TRUNC([.A12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26] - TRUNC([.A126])) * 100000)" office:value-type="float" office:value="14011">
            <text:p>14011</text:p>
          </table:table-cell>
          <table:table-cell table:formula="of:=TRUNC([.A12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27] - TRUNC([.A127])) * 100000)" office:value-type="float" office:value="14011">
            <text:p>14011</text:p>
          </table:table-cell>
          <table:table-cell table:formula="of:=TRUNC([.A12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28] - TRUNC([.A128])) * 100000)" office:value-type="float" office:value="14011">
            <text:p>14011</text:p>
          </table:table-cell>
          <table:table-cell table:formula="of:=TRUNC([.A12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29] - TRUNC([.A129])) * 100000)" office:value-type="float" office:value="14011">
            <text:p>14011</text:p>
          </table:table-cell>
          <table:table-cell table:formula="of:=TRUNC([.A12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30] - TRUNC([.A130])) * 100000)" office:value-type="float" office:value="14011">
            <text:p>14011</text:p>
          </table:table-cell>
          <table:table-cell table:formula="of:=TRUNC([.A13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31] - TRUNC([.A131])) * 100000)" office:value-type="float" office:value="14011">
            <text:p>14011</text:p>
          </table:table-cell>
          <table:table-cell table:formula="of:=TRUNC([.A13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32] - TRUNC([.A132])) * 100000)" office:value-type="float" office:value="14011">
            <text:p>14011</text:p>
          </table:table-cell>
          <table:table-cell table:formula="of:=TRUNC([.A13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33] - TRUNC([.A133])) * 100000)" office:value-type="float" office:value="14011">
            <text:p>14011</text:p>
          </table:table-cell>
          <table:table-cell table:formula="of:=TRUNC([.A13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34] - TRUNC([.A134])) * 100000)" office:value-type="float" office:value="14011">
            <text:p>14011</text:p>
          </table:table-cell>
          <table:table-cell table:formula="of:=TRUNC([.A13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35] - TRUNC([.A135])) * 100000)" office:value-type="float" office:value="14011">
            <text:p>14011</text:p>
          </table:table-cell>
          <table:table-cell table:formula="of:=TRUNC([.A13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36] - TRUNC([.A136])) * 100000)" office:value-type="float" office:value="14011">
            <text:p>14011</text:p>
          </table:table-cell>
          <table:table-cell table:formula="of:=TRUNC([.A13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37] - TRUNC([.A137])) * 100000)" office:value-type="float" office:value="14011">
            <text:p>14011</text:p>
          </table:table-cell>
          <table:table-cell table:formula="of:=TRUNC([.A13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38] - TRUNC([.A138])) * 100000)" office:value-type="float" office:value="14011">
            <text:p>14011</text:p>
          </table:table-cell>
          <table:table-cell table:formula="of:=TRUNC([.A13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39] - TRUNC([.A139])) * 100000)" office:value-type="float" office:value="14011">
            <text:p>14011</text:p>
          </table:table-cell>
          <table:table-cell table:formula="of:=TRUNC([.A13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40] - TRUNC([.A140])) * 100000)" office:value-type="float" office:value="14011">
            <text:p>14011</text:p>
          </table:table-cell>
          <table:table-cell table:formula="of:=TRUNC([.A14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41] - TRUNC([.A141])) * 100000)" office:value-type="float" office:value="14011">
            <text:p>14011</text:p>
          </table:table-cell>
          <table:table-cell table:formula="of:=TRUNC([.A14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42] - TRUNC([.A142])) * 100000)" office:value-type="float" office:value="14011">
            <text:p>14011</text:p>
          </table:table-cell>
          <table:table-cell table:formula="of:=TRUNC([.A14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43] - TRUNC([.A143])) * 100000)" office:value-type="float" office:value="14011">
            <text:p>14011</text:p>
          </table:table-cell>
          <table:table-cell table:formula="of:=TRUNC([.A14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44] - TRUNC([.A144])) * 100000)" office:value-type="float" office:value="14011">
            <text:p>14011</text:p>
          </table:table-cell>
          <table:table-cell table:formula="of:=TRUNC([.A14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45] - TRUNC([.A145])) * 100000)" office:value-type="float" office:value="14011">
            <text:p>14011</text:p>
          </table:table-cell>
          <table:table-cell table:formula="of:=TRUNC([.A14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46] - TRUNC([.A146])) * 100000)" office:value-type="float" office:value="14011">
            <text:p>14011</text:p>
          </table:table-cell>
          <table:table-cell table:formula="of:=TRUNC([.A14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47] - TRUNC([.A147])) * 100000)" office:value-type="float" office:value="14011">
            <text:p>14011</text:p>
          </table:table-cell>
          <table:table-cell table:formula="of:=TRUNC([.A14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48] - TRUNC([.A148])) * 100000)" office:value-type="float" office:value="14011">
            <text:p>14011</text:p>
          </table:table-cell>
          <table:table-cell table:formula="of:=TRUNC([.A14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49] - TRUNC([.A149])) * 100000)" office:value-type="float" office:value="14011">
            <text:p>14011</text:p>
          </table:table-cell>
          <table:table-cell table:formula="of:=TRUNC([.A14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50] - TRUNC([.A150])) * 100000)" office:value-type="float" office:value="14011">
            <text:p>14011</text:p>
          </table:table-cell>
          <table:table-cell table:formula="of:=TRUNC([.A15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51] - TRUNC([.A151])) * 100000)" office:value-type="float" office:value="14011">
            <text:p>14011</text:p>
          </table:table-cell>
          <table:table-cell table:formula="of:=TRUNC([.A15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52] - TRUNC([.A152])) * 100000)" office:value-type="float" office:value="14011">
            <text:p>14011</text:p>
          </table:table-cell>
          <table:table-cell table:formula="of:=TRUNC([.A15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53] - TRUNC([.A153])) * 100000)" office:value-type="float" office:value="14011">
            <text:p>14011</text:p>
          </table:table-cell>
          <table:table-cell table:formula="of:=TRUNC([.A15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54] - TRUNC([.A154])) * 100000)" office:value-type="float" office:value="14011">
            <text:p>14011</text:p>
          </table:table-cell>
          <table:table-cell table:formula="of:=TRUNC([.A15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55] - TRUNC([.A155])) * 100000)" office:value-type="float" office:value="14011">
            <text:p>14011</text:p>
          </table:table-cell>
          <table:table-cell table:formula="of:=TRUNC([.A15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56] - TRUNC([.A156])) * 100000)" office:value-type="float" office:value="14011">
            <text:p>14011</text:p>
          </table:table-cell>
          <table:table-cell table:formula="of:=TRUNC([.A15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57] - TRUNC([.A157])) * 100000)" office:value-type="float" office:value="14011">
            <text:p>14011</text:p>
          </table:table-cell>
          <table:table-cell table:formula="of:=TRUNC([.A15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58] - TRUNC([.A158])) * 100000)" office:value-type="float" office:value="14011">
            <text:p>14011</text:p>
          </table:table-cell>
          <table:table-cell table:formula="of:=TRUNC([.A15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59] - TRUNC([.A159])) * 100000)" office:value-type="float" office:value="14011">
            <text:p>14011</text:p>
          </table:table-cell>
          <table:table-cell table:formula="of:=TRUNC([.A15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60] - TRUNC([.A160])) * 100000)" office:value-type="float" office:value="14011">
            <text:p>14011</text:p>
          </table:table-cell>
          <table:table-cell table:formula="of:=TRUNC([.A16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61] - TRUNC([.A161])) * 100000)" office:value-type="float" office:value="14011">
            <text:p>14011</text:p>
          </table:table-cell>
          <table:table-cell table:formula="of:=TRUNC([.A16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62] - TRUNC([.A162])) * 100000)" office:value-type="float" office:value="14011">
            <text:p>14011</text:p>
          </table:table-cell>
          <table:table-cell table:formula="of:=TRUNC([.A16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63] - TRUNC([.A163])) * 100000)" office:value-type="float" office:value="14011">
            <text:p>14011</text:p>
          </table:table-cell>
          <table:table-cell table:formula="of:=TRUNC([.A16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64] - TRUNC([.A164])) * 100000)" office:value-type="float" office:value="14011">
            <text:p>14011</text:p>
          </table:table-cell>
          <table:table-cell table:formula="of:=TRUNC([.A16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65] - TRUNC([.A165])) * 100000)" office:value-type="float" office:value="14011">
            <text:p>14011</text:p>
          </table:table-cell>
          <table:table-cell table:formula="of:=TRUNC([.A16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66] - TRUNC([.A166])) * 100000)" office:value-type="float" office:value="14011">
            <text:p>14011</text:p>
          </table:table-cell>
          <table:table-cell table:formula="of:=TRUNC([.A16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67] - TRUNC([.A167])) * 100000)" office:value-type="float" office:value="14011">
            <text:p>14011</text:p>
          </table:table-cell>
          <table:table-cell table:formula="of:=TRUNC([.A16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68] - TRUNC([.A168])) * 100000)" office:value-type="float" office:value="14011">
            <text:p>14011</text:p>
          </table:table-cell>
          <table:table-cell table:formula="of:=TRUNC([.A16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69] - TRUNC([.A169])) * 100000)" office:value-type="float" office:value="14011">
            <text:p>14011</text:p>
          </table:table-cell>
          <table:table-cell table:formula="of:=TRUNC([.A16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70] - TRUNC([.A170])) * 100000)" office:value-type="float" office:value="14011">
            <text:p>14011</text:p>
          </table:table-cell>
          <table:table-cell table:formula="of:=TRUNC([.A17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71] - TRUNC([.A171])) * 100000)" office:value-type="float" office:value="14011">
            <text:p>14011</text:p>
          </table:table-cell>
          <table:table-cell table:formula="of:=TRUNC([.A17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72] - TRUNC([.A172])) * 100000)" office:value-type="float" office:value="14011">
            <text:p>14011</text:p>
          </table:table-cell>
          <table:table-cell table:formula="of:=TRUNC([.A17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73] - TRUNC([.A173])) * 100000)" office:value-type="float" office:value="14011">
            <text:p>14011</text:p>
          </table:table-cell>
          <table:table-cell table:formula="of:=TRUNC([.A17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74] - TRUNC([.A174])) * 100000)" office:value-type="float" office:value="14011">
            <text:p>14011</text:p>
          </table:table-cell>
          <table:table-cell table:formula="of:=TRUNC([.A17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75] - TRUNC([.A175])) * 100000)" office:value-type="float" office:value="14011">
            <text:p>14011</text:p>
          </table:table-cell>
          <table:table-cell table:formula="of:=TRUNC([.A17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76] - TRUNC([.A176])) * 100000)" office:value-type="float" office:value="14011">
            <text:p>14011</text:p>
          </table:table-cell>
          <table:table-cell table:formula="of:=TRUNC([.A17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77] - TRUNC([.A177])) * 100000)" office:value-type="float" office:value="14011">
            <text:p>14011</text:p>
          </table:table-cell>
          <table:table-cell table:formula="of:=TRUNC([.A17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78] - TRUNC([.A178])) * 100000)" office:value-type="float" office:value="14011">
            <text:p>14011</text:p>
          </table:table-cell>
          <table:table-cell table:formula="of:=TRUNC([.A17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79] - TRUNC([.A179])) * 100000)" office:value-type="float" office:value="14011">
            <text:p>14011</text:p>
          </table:table-cell>
          <table:table-cell table:formula="of:=TRUNC([.A17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80] - TRUNC([.A180])) * 100000)" office:value-type="float" office:value="14011">
            <text:p>14011</text:p>
          </table:table-cell>
          <table:table-cell table:formula="of:=TRUNC([.A18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81] - TRUNC([.A181])) * 100000)" office:value-type="float" office:value="14011">
            <text:p>14011</text:p>
          </table:table-cell>
          <table:table-cell table:formula="of:=TRUNC([.A18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82] - TRUNC([.A182])) * 100000)" office:value-type="float" office:value="14011">
            <text:p>14011</text:p>
          </table:table-cell>
          <table:table-cell table:formula="of:=TRUNC([.A18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83] - TRUNC([.A183])) * 100000)" office:value-type="float" office:value="14011">
            <text:p>14011</text:p>
          </table:table-cell>
          <table:table-cell table:formula="of:=TRUNC([.A18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84] - TRUNC([.A184])) * 100000)" office:value-type="float" office:value="14011">
            <text:p>14011</text:p>
          </table:table-cell>
          <table:table-cell table:formula="of:=TRUNC([.A18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85] - TRUNC([.A185])) * 100000)" office:value-type="float" office:value="14011">
            <text:p>14011</text:p>
          </table:table-cell>
          <table:table-cell table:formula="of:=TRUNC([.A18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86] - TRUNC([.A186])) * 100000)" office:value-type="float" office:value="14011">
            <text:p>14011</text:p>
          </table:table-cell>
          <table:table-cell table:formula="of:=TRUNC([.A18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87] - TRUNC([.A187])) * 100000)" office:value-type="float" office:value="14011">
            <text:p>14011</text:p>
          </table:table-cell>
          <table:table-cell table:formula="of:=TRUNC([.A18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88] - TRUNC([.A188])) * 100000)" office:value-type="float" office:value="14011">
            <text:p>14011</text:p>
          </table:table-cell>
          <table:table-cell table:formula="of:=TRUNC([.A18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89] - TRUNC([.A189])) * 100000)" office:value-type="float" office:value="14011">
            <text:p>14011</text:p>
          </table:table-cell>
          <table:table-cell table:formula="of:=TRUNC([.A18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90] - TRUNC([.A190])) * 100000)" office:value-type="float" office:value="14011">
            <text:p>14011</text:p>
          </table:table-cell>
          <table:table-cell table:formula="of:=TRUNC([.A19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91] - TRUNC([.A191])) * 100000)" office:value-type="float" office:value="14011">
            <text:p>14011</text:p>
          </table:table-cell>
          <table:table-cell table:formula="of:=TRUNC([.A19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92] - TRUNC([.A192])) * 100000)" office:value-type="float" office:value="14011">
            <text:p>14011</text:p>
          </table:table-cell>
          <table:table-cell table:formula="of:=TRUNC([.A19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93] - TRUNC([.A193])) * 100000)" office:value-type="float" office:value="14011">
            <text:p>14011</text:p>
          </table:table-cell>
          <table:table-cell table:formula="of:=TRUNC([.A19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94] - TRUNC([.A194])) * 100000)" office:value-type="float" office:value="14011">
            <text:p>14011</text:p>
          </table:table-cell>
          <table:table-cell table:formula="of:=TRUNC([.A19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95] - TRUNC([.A195])) * 100000)" office:value-type="float" office:value="14011">
            <text:p>14011</text:p>
          </table:table-cell>
          <table:table-cell table:formula="of:=TRUNC([.A19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96] - TRUNC([.A196])) * 100000)" office:value-type="float" office:value="14011">
            <text:p>14011</text:p>
          </table:table-cell>
          <table:table-cell table:formula="of:=TRUNC([.A19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97] - TRUNC([.A197])) * 100000)" office:value-type="float" office:value="14011">
            <text:p>14011</text:p>
          </table:table-cell>
          <table:table-cell table:formula="of:=TRUNC([.A19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98] - TRUNC([.A198])) * 100000)" office:value-type="float" office:value="14011">
            <text:p>14011</text:p>
          </table:table-cell>
          <table:table-cell table:formula="of:=TRUNC([.A19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199] - TRUNC([.A199])) * 100000)" office:value-type="float" office:value="14011">
            <text:p>14011</text:p>
          </table:table-cell>
          <table:table-cell table:formula="of:=TRUNC([.A19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00] - TRUNC([.A200])) * 100000)" office:value-type="float" office:value="14011">
            <text:p>14011</text:p>
          </table:table-cell>
          <table:table-cell table:formula="of:=TRUNC([.A20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01] - TRUNC([.A201])) * 100000)" office:value-type="float" office:value="14011">
            <text:p>14011</text:p>
          </table:table-cell>
          <table:table-cell table:formula="of:=TRUNC([.A20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02] - TRUNC([.A202])) * 100000)" office:value-type="float" office:value="14011">
            <text:p>14011</text:p>
          </table:table-cell>
          <table:table-cell table:formula="of:=TRUNC([.A20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03] - TRUNC([.A203])) * 100000)" office:value-type="float" office:value="14011">
            <text:p>14011</text:p>
          </table:table-cell>
          <table:table-cell table:formula="of:=TRUNC([.A20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04] - TRUNC([.A204])) * 100000)" office:value-type="float" office:value="14011">
            <text:p>14011</text:p>
          </table:table-cell>
          <table:table-cell table:formula="of:=TRUNC([.A20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05] - TRUNC([.A205])) * 100000)" office:value-type="float" office:value="14011">
            <text:p>14011</text:p>
          </table:table-cell>
          <table:table-cell table:formula="of:=TRUNC([.A20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06] - TRUNC([.A206])) * 100000)" office:value-type="float" office:value="14011">
            <text:p>14011</text:p>
          </table:table-cell>
          <table:table-cell table:formula="of:=TRUNC([.A20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07] - TRUNC([.A207])) * 100000)" office:value-type="float" office:value="14011">
            <text:p>14011</text:p>
          </table:table-cell>
          <table:table-cell table:formula="of:=TRUNC([.A20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08] - TRUNC([.A208])) * 100000)" office:value-type="float" office:value="14011">
            <text:p>14011</text:p>
          </table:table-cell>
          <table:table-cell table:formula="of:=TRUNC([.A20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09] - TRUNC([.A209])) * 100000)" office:value-type="float" office:value="14011">
            <text:p>14011</text:p>
          </table:table-cell>
          <table:table-cell table:formula="of:=TRUNC([.A20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10] - TRUNC([.A210])) * 100000)" office:value-type="float" office:value="14011">
            <text:p>14011</text:p>
          </table:table-cell>
          <table:table-cell table:formula="of:=TRUNC([.A21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11] - TRUNC([.A211])) * 100000)" office:value-type="float" office:value="14011">
            <text:p>14011</text:p>
          </table:table-cell>
          <table:table-cell table:formula="of:=TRUNC([.A21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12] - TRUNC([.A212])) * 100000)" office:value-type="float" office:value="14011">
            <text:p>14011</text:p>
          </table:table-cell>
          <table:table-cell table:formula="of:=TRUNC([.A21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13] - TRUNC([.A213])) * 100000)" office:value-type="float" office:value="14011">
            <text:p>14011</text:p>
          </table:table-cell>
          <table:table-cell table:formula="of:=TRUNC([.A21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14] - TRUNC([.A214])) * 100000)" office:value-type="float" office:value="14011">
            <text:p>14011</text:p>
          </table:table-cell>
          <table:table-cell table:formula="of:=TRUNC([.A21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15] - TRUNC([.A215])) * 100000)" office:value-type="float" office:value="14011">
            <text:p>14011</text:p>
          </table:table-cell>
          <table:table-cell table:formula="of:=TRUNC([.A21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16] - TRUNC([.A216])) * 100000)" office:value-type="float" office:value="14011">
            <text:p>14011</text:p>
          </table:table-cell>
          <table:table-cell table:formula="of:=TRUNC([.A21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17] - TRUNC([.A217])) * 100000)" office:value-type="float" office:value="14011">
            <text:p>14011</text:p>
          </table:table-cell>
          <table:table-cell table:formula="of:=TRUNC([.A21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18] - TRUNC([.A218])) * 100000)" office:value-type="float" office:value="14011">
            <text:p>14011</text:p>
          </table:table-cell>
          <table:table-cell table:formula="of:=TRUNC([.A21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19] - TRUNC([.A219])) * 100000)" office:value-type="float" office:value="14011">
            <text:p>14011</text:p>
          </table:table-cell>
          <table:table-cell table:formula="of:=TRUNC([.A21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20] - TRUNC([.A220])) * 100000)" office:value-type="float" office:value="14011">
            <text:p>14011</text:p>
          </table:table-cell>
          <table:table-cell table:formula="of:=TRUNC([.A22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21] - TRUNC([.A221])) * 100000)" office:value-type="float" office:value="14011">
            <text:p>14011</text:p>
          </table:table-cell>
          <table:table-cell table:formula="of:=TRUNC([.A22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22] - TRUNC([.A222])) * 100000)" office:value-type="float" office:value="14011">
            <text:p>14011</text:p>
          </table:table-cell>
          <table:table-cell table:formula="of:=TRUNC([.A22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23] - TRUNC([.A223])) * 100000)" office:value-type="float" office:value="14011">
            <text:p>14011</text:p>
          </table:table-cell>
          <table:table-cell table:formula="of:=TRUNC([.A22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24] - TRUNC([.A224])) * 100000)" office:value-type="float" office:value="14011">
            <text:p>14011</text:p>
          </table:table-cell>
          <table:table-cell table:formula="of:=TRUNC([.A22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25] - TRUNC([.A225])) * 100000)" office:value-type="float" office:value="14011">
            <text:p>14011</text:p>
          </table:table-cell>
          <table:table-cell table:formula="of:=TRUNC([.A22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26] - TRUNC([.A226])) * 100000)" office:value-type="float" office:value="14011">
            <text:p>14011</text:p>
          </table:table-cell>
          <table:table-cell table:formula="of:=TRUNC([.A22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27] - TRUNC([.A227])) * 100000)" office:value-type="float" office:value="14011">
            <text:p>14011</text:p>
          </table:table-cell>
          <table:table-cell table:formula="of:=TRUNC([.A22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28] - TRUNC([.A228])) * 100000)" office:value-type="float" office:value="14011">
            <text:p>14011</text:p>
          </table:table-cell>
          <table:table-cell table:formula="of:=TRUNC([.A22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29] - TRUNC([.A229])) * 100000)" office:value-type="float" office:value="14011">
            <text:p>14011</text:p>
          </table:table-cell>
          <table:table-cell table:formula="of:=TRUNC([.A22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30] - TRUNC([.A230])) * 100000)" office:value-type="float" office:value="14011">
            <text:p>14011</text:p>
          </table:table-cell>
          <table:table-cell table:formula="of:=TRUNC([.A23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31] - TRUNC([.A231])) * 100000)" office:value-type="float" office:value="14011">
            <text:p>14011</text:p>
          </table:table-cell>
          <table:table-cell table:formula="of:=TRUNC([.A23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32] - TRUNC([.A232])) * 100000)" office:value-type="float" office:value="14011">
            <text:p>14011</text:p>
          </table:table-cell>
          <table:table-cell table:formula="of:=TRUNC([.A23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33] - TRUNC([.A233])) * 100000)" office:value-type="float" office:value="14011">
            <text:p>14011</text:p>
          </table:table-cell>
          <table:table-cell table:formula="of:=TRUNC([.A23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34] - TRUNC([.A234])) * 100000)" office:value-type="float" office:value="14011">
            <text:p>14011</text:p>
          </table:table-cell>
          <table:table-cell table:formula="of:=TRUNC([.A23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35] - TRUNC([.A235])) * 100000)" office:value-type="float" office:value="14011">
            <text:p>14011</text:p>
          </table:table-cell>
          <table:table-cell table:formula="of:=TRUNC([.A23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36] - TRUNC([.A236])) * 100000)" office:value-type="float" office:value="14011">
            <text:p>14011</text:p>
          </table:table-cell>
          <table:table-cell table:formula="of:=TRUNC([.A23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37] - TRUNC([.A237])) * 100000)" office:value-type="float" office:value="14011">
            <text:p>14011</text:p>
          </table:table-cell>
          <table:table-cell table:formula="of:=TRUNC([.A23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38] - TRUNC([.A238])) * 100000)" office:value-type="float" office:value="14011">
            <text:p>14011</text:p>
          </table:table-cell>
          <table:table-cell table:formula="of:=TRUNC([.A23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39] - TRUNC([.A239])) * 100000)" office:value-type="float" office:value="14011">
            <text:p>14011</text:p>
          </table:table-cell>
          <table:table-cell table:formula="of:=TRUNC([.A23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40] - TRUNC([.A240])) * 100000)" office:value-type="float" office:value="14011">
            <text:p>14011</text:p>
          </table:table-cell>
          <table:table-cell table:formula="of:=TRUNC([.A24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41] - TRUNC([.A241])) * 100000)" office:value-type="float" office:value="14011">
            <text:p>14011</text:p>
          </table:table-cell>
          <table:table-cell table:formula="of:=TRUNC([.A24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42] - TRUNC([.A242])) * 100000)" office:value-type="float" office:value="14011">
            <text:p>14011</text:p>
          </table:table-cell>
          <table:table-cell table:formula="of:=TRUNC([.A24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43] - TRUNC([.A243])) * 100000)" office:value-type="float" office:value="14011">
            <text:p>14011</text:p>
          </table:table-cell>
          <table:table-cell table:formula="of:=TRUNC([.A24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44] - TRUNC([.A244])) * 100000)" office:value-type="float" office:value="14011">
            <text:p>14011</text:p>
          </table:table-cell>
          <table:table-cell table:formula="of:=TRUNC([.A24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45] - TRUNC([.A245])) * 100000)" office:value-type="float" office:value="14011">
            <text:p>14011</text:p>
          </table:table-cell>
          <table:table-cell table:formula="of:=TRUNC([.A24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46] - TRUNC([.A246])) * 100000)" office:value-type="float" office:value="14011">
            <text:p>14011</text:p>
          </table:table-cell>
          <table:table-cell table:formula="of:=TRUNC([.A24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47] - TRUNC([.A247])) * 100000)" office:value-type="float" office:value="14011">
            <text:p>14011</text:p>
          </table:table-cell>
          <table:table-cell table:formula="of:=TRUNC([.A24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48] - TRUNC([.A248])) * 100000)" office:value-type="float" office:value="14011">
            <text:p>14011</text:p>
          </table:table-cell>
          <table:table-cell table:formula="of:=TRUNC([.A24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49] - TRUNC([.A249])) * 100000)" office:value-type="float" office:value="14011">
            <text:p>14011</text:p>
          </table:table-cell>
          <table:table-cell table:formula="of:=TRUNC([.A24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50] - TRUNC([.A250])) * 100000)" office:value-type="float" office:value="14011">
            <text:p>14011</text:p>
          </table:table-cell>
          <table:table-cell table:formula="of:=TRUNC([.A25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51] - TRUNC([.A251])) * 100000)" office:value-type="float" office:value="14011">
            <text:p>14011</text:p>
          </table:table-cell>
          <table:table-cell table:formula="of:=TRUNC([.A25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52] - TRUNC([.A252])) * 100000)" office:value-type="float" office:value="14011">
            <text:p>14011</text:p>
          </table:table-cell>
          <table:table-cell table:formula="of:=TRUNC([.A25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53] - TRUNC([.A253])) * 100000)" office:value-type="float" office:value="14011">
            <text:p>14011</text:p>
          </table:table-cell>
          <table:table-cell table:formula="of:=TRUNC([.A25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54] - TRUNC([.A254])) * 100000)" office:value-type="float" office:value="14011">
            <text:p>14011</text:p>
          </table:table-cell>
          <table:table-cell table:formula="of:=TRUNC([.A25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55] - TRUNC([.A255])) * 100000)" office:value-type="float" office:value="14011">
            <text:p>14011</text:p>
          </table:table-cell>
          <table:table-cell table:formula="of:=TRUNC([.A25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56] - TRUNC([.A256])) * 100000)" office:value-type="float" office:value="14011">
            <text:p>14011</text:p>
          </table:table-cell>
          <table:table-cell table:formula="of:=TRUNC([.A25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57] - TRUNC([.A257])) * 100000)" office:value-type="float" office:value="14011">
            <text:p>14011</text:p>
          </table:table-cell>
          <table:table-cell table:formula="of:=TRUNC([.A25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58] - TRUNC([.A258])) * 100000)" office:value-type="float" office:value="14011">
            <text:p>14011</text:p>
          </table:table-cell>
          <table:table-cell table:formula="of:=TRUNC([.A25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59] - TRUNC([.A259])) * 100000)" office:value-type="float" office:value="14011">
            <text:p>14011</text:p>
          </table:table-cell>
          <table:table-cell table:formula="of:=TRUNC([.A25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60] - TRUNC([.A260])) * 100000)" office:value-type="float" office:value="14011">
            <text:p>14011</text:p>
          </table:table-cell>
          <table:table-cell table:formula="of:=TRUNC([.A26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61] - TRUNC([.A261])) * 100000)" office:value-type="float" office:value="14011">
            <text:p>14011</text:p>
          </table:table-cell>
          <table:table-cell table:formula="of:=TRUNC([.A26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62] - TRUNC([.A262])) * 100000)" office:value-type="float" office:value="14011">
            <text:p>14011</text:p>
          </table:table-cell>
          <table:table-cell table:formula="of:=TRUNC([.A26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63] - TRUNC([.A263])) * 100000)" office:value-type="float" office:value="14011">
            <text:p>14011</text:p>
          </table:table-cell>
          <table:table-cell table:formula="of:=TRUNC([.A26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64] - TRUNC([.A264])) * 100000)" office:value-type="float" office:value="14011">
            <text:p>14011</text:p>
          </table:table-cell>
          <table:table-cell table:formula="of:=TRUNC([.A26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65] - TRUNC([.A265])) * 100000)" office:value-type="float" office:value="14011">
            <text:p>14011</text:p>
          </table:table-cell>
          <table:table-cell table:formula="of:=TRUNC([.A26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66] - TRUNC([.A266])) * 100000)" office:value-type="float" office:value="14011">
            <text:p>14011</text:p>
          </table:table-cell>
          <table:table-cell table:formula="of:=TRUNC([.A26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67] - TRUNC([.A267])) * 100000)" office:value-type="float" office:value="14011">
            <text:p>14011</text:p>
          </table:table-cell>
          <table:table-cell table:formula="of:=TRUNC([.A26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68] - TRUNC([.A268])) * 100000)" office:value-type="float" office:value="14011">
            <text:p>14011</text:p>
          </table:table-cell>
          <table:table-cell table:formula="of:=TRUNC([.A26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69] - TRUNC([.A269])) * 100000)" office:value-type="float" office:value="14011">
            <text:p>14011</text:p>
          </table:table-cell>
          <table:table-cell table:formula="of:=TRUNC([.A26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70] - TRUNC([.A270])) * 100000)" office:value-type="float" office:value="14011">
            <text:p>14011</text:p>
          </table:table-cell>
          <table:table-cell table:formula="of:=TRUNC([.A27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71] - TRUNC([.A271])) * 100000)" office:value-type="float" office:value="14011">
            <text:p>14011</text:p>
          </table:table-cell>
          <table:table-cell table:formula="of:=TRUNC([.A27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72] - TRUNC([.A272])) * 100000)" office:value-type="float" office:value="14011">
            <text:p>14011</text:p>
          </table:table-cell>
          <table:table-cell table:formula="of:=TRUNC([.A27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73] - TRUNC([.A273])) * 100000)" office:value-type="float" office:value="14011">
            <text:p>14011</text:p>
          </table:table-cell>
          <table:table-cell table:formula="of:=TRUNC([.A27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74] - TRUNC([.A274])) * 100000)" office:value-type="float" office:value="14011">
            <text:p>14011</text:p>
          </table:table-cell>
          <table:table-cell table:formula="of:=TRUNC([.A27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75] - TRUNC([.A275])) * 100000)" office:value-type="float" office:value="14011">
            <text:p>14011</text:p>
          </table:table-cell>
          <table:table-cell table:formula="of:=TRUNC([.A27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76] - TRUNC([.A276])) * 100000)" office:value-type="float" office:value="14011">
            <text:p>14011</text:p>
          </table:table-cell>
          <table:table-cell table:formula="of:=TRUNC([.A27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77] - TRUNC([.A277])) * 100000)" office:value-type="float" office:value="14011">
            <text:p>14011</text:p>
          </table:table-cell>
          <table:table-cell table:formula="of:=TRUNC([.A27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78] - TRUNC([.A278])) * 100000)" office:value-type="float" office:value="14011">
            <text:p>14011</text:p>
          </table:table-cell>
          <table:table-cell table:formula="of:=TRUNC([.A27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79] - TRUNC([.A279])) * 100000)" office:value-type="float" office:value="14011">
            <text:p>14011</text:p>
          </table:table-cell>
          <table:table-cell table:formula="of:=TRUNC([.A27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80] - TRUNC([.A280])) * 100000)" office:value-type="float" office:value="14011">
            <text:p>14011</text:p>
          </table:table-cell>
          <table:table-cell table:formula="of:=TRUNC([.A28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81] - TRUNC([.A281])) * 100000)" office:value-type="float" office:value="14011">
            <text:p>14011</text:p>
          </table:table-cell>
          <table:table-cell table:formula="of:=TRUNC([.A28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82] - TRUNC([.A282])) * 100000)" office:value-type="float" office:value="14011">
            <text:p>14011</text:p>
          </table:table-cell>
          <table:table-cell table:formula="of:=TRUNC([.A28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83] - TRUNC([.A283])) * 100000)" office:value-type="float" office:value="14011">
            <text:p>14011</text:p>
          </table:table-cell>
          <table:table-cell table:formula="of:=TRUNC([.A28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84] - TRUNC([.A284])) * 100000)" office:value-type="float" office:value="14011">
            <text:p>14011</text:p>
          </table:table-cell>
          <table:table-cell table:formula="of:=TRUNC([.A28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85] - TRUNC([.A285])) * 100000)" office:value-type="float" office:value="14011">
            <text:p>14011</text:p>
          </table:table-cell>
          <table:table-cell table:formula="of:=TRUNC([.A28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86] - TRUNC([.A286])) * 100000)" office:value-type="float" office:value="14011">
            <text:p>14011</text:p>
          </table:table-cell>
          <table:table-cell table:formula="of:=TRUNC([.A28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87] - TRUNC([.A287])) * 100000)" office:value-type="float" office:value="14011">
            <text:p>14011</text:p>
          </table:table-cell>
          <table:table-cell table:formula="of:=TRUNC([.A28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88] - TRUNC([.A288])) * 100000)" office:value-type="float" office:value="14011">
            <text:p>14011</text:p>
          </table:table-cell>
          <table:table-cell table:formula="of:=TRUNC([.A28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89] - TRUNC([.A289])) * 100000)" office:value-type="float" office:value="14011">
            <text:p>14011</text:p>
          </table:table-cell>
          <table:table-cell table:formula="of:=TRUNC([.A28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90] - TRUNC([.A290])) * 100000)" office:value-type="float" office:value="14011">
            <text:p>14011</text:p>
          </table:table-cell>
          <table:table-cell table:formula="of:=TRUNC([.A29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91] - TRUNC([.A291])) * 100000)" office:value-type="float" office:value="14011">
            <text:p>14011</text:p>
          </table:table-cell>
          <table:table-cell table:formula="of:=TRUNC([.A29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92] - TRUNC([.A292])) * 100000)" office:value-type="float" office:value="14011">
            <text:p>14011</text:p>
          </table:table-cell>
          <table:table-cell table:formula="of:=TRUNC([.A29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93] - TRUNC([.A293])) * 100000)" office:value-type="float" office:value="14011">
            <text:p>14011</text:p>
          </table:table-cell>
          <table:table-cell table:formula="of:=TRUNC([.A29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94] - TRUNC([.A294])) * 100000)" office:value-type="float" office:value="14011">
            <text:p>14011</text:p>
          </table:table-cell>
          <table:table-cell table:formula="of:=TRUNC([.A29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95] - TRUNC([.A295])) * 100000)" office:value-type="float" office:value="14011">
            <text:p>14011</text:p>
          </table:table-cell>
          <table:table-cell table:formula="of:=TRUNC([.A29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96] - TRUNC([.A296])) * 100000)" office:value-type="float" office:value="14011">
            <text:p>14011</text:p>
          </table:table-cell>
          <table:table-cell table:formula="of:=TRUNC([.A29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97] - TRUNC([.A297])) * 100000)" office:value-type="float" office:value="14011">
            <text:p>14011</text:p>
          </table:table-cell>
          <table:table-cell table:formula="of:=TRUNC([.A29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98] - TRUNC([.A298])) * 100000)" office:value-type="float" office:value="14011">
            <text:p>14011</text:p>
          </table:table-cell>
          <table:table-cell table:formula="of:=TRUNC([.A29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299] - TRUNC([.A299])) * 100000)" office:value-type="float" office:value="14011">
            <text:p>14011</text:p>
          </table:table-cell>
          <table:table-cell table:formula="of:=TRUNC([.A29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00] - TRUNC([.A300])) * 100000)" office:value-type="float" office:value="14011">
            <text:p>14011</text:p>
          </table:table-cell>
          <table:table-cell table:formula="of:=TRUNC([.A30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01] - TRUNC([.A301])) * 100000)" office:value-type="float" office:value="14011">
            <text:p>14011</text:p>
          </table:table-cell>
          <table:table-cell table:formula="of:=TRUNC([.A30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02] - TRUNC([.A302])) * 100000)" office:value-type="float" office:value="14011">
            <text:p>14011</text:p>
          </table:table-cell>
          <table:table-cell table:formula="of:=TRUNC([.A30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03] - TRUNC([.A303])) * 100000)" office:value-type="float" office:value="14011">
            <text:p>14011</text:p>
          </table:table-cell>
          <table:table-cell table:formula="of:=TRUNC([.A30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04] - TRUNC([.A304])) * 100000)" office:value-type="float" office:value="14011">
            <text:p>14011</text:p>
          </table:table-cell>
          <table:table-cell table:formula="of:=TRUNC([.A30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05] - TRUNC([.A305])) * 100000)" office:value-type="float" office:value="14011">
            <text:p>14011</text:p>
          </table:table-cell>
          <table:table-cell table:formula="of:=TRUNC([.A30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06] - TRUNC([.A306])) * 100000)" office:value-type="float" office:value="14011">
            <text:p>14011</text:p>
          </table:table-cell>
          <table:table-cell table:formula="of:=TRUNC([.A30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07] - TRUNC([.A307])) * 100000)" office:value-type="float" office:value="14011">
            <text:p>14011</text:p>
          </table:table-cell>
          <table:table-cell table:formula="of:=TRUNC([.A30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08] - TRUNC([.A308])) * 100000)" office:value-type="float" office:value="14011">
            <text:p>14011</text:p>
          </table:table-cell>
          <table:table-cell table:formula="of:=TRUNC([.A30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09] - TRUNC([.A309])) * 100000)" office:value-type="float" office:value="14011">
            <text:p>14011</text:p>
          </table:table-cell>
          <table:table-cell table:formula="of:=TRUNC([.A30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10] - TRUNC([.A310])) * 100000)" office:value-type="float" office:value="14011">
            <text:p>14011</text:p>
          </table:table-cell>
          <table:table-cell table:formula="of:=TRUNC([.A31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11] - TRUNC([.A311])) * 100000)" office:value-type="float" office:value="14011">
            <text:p>14011</text:p>
          </table:table-cell>
          <table:table-cell table:formula="of:=TRUNC([.A31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12] - TRUNC([.A312])) * 100000)" office:value-type="float" office:value="14011">
            <text:p>14011</text:p>
          </table:table-cell>
          <table:table-cell table:formula="of:=TRUNC([.A31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13] - TRUNC([.A313])) * 100000)" office:value-type="float" office:value="14011">
            <text:p>14011</text:p>
          </table:table-cell>
          <table:table-cell table:formula="of:=TRUNC([.A31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14] - TRUNC([.A314])) * 100000)" office:value-type="float" office:value="14011">
            <text:p>14011</text:p>
          </table:table-cell>
          <table:table-cell table:formula="of:=TRUNC([.A31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15] - TRUNC([.A315])) * 100000)" office:value-type="float" office:value="14011">
            <text:p>14011</text:p>
          </table:table-cell>
          <table:table-cell table:formula="of:=TRUNC([.A31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16] - TRUNC([.A316])) * 100000)" office:value-type="float" office:value="14011">
            <text:p>14011</text:p>
          </table:table-cell>
          <table:table-cell table:formula="of:=TRUNC([.A31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17] - TRUNC([.A317])) * 100000)" office:value-type="float" office:value="14011">
            <text:p>14011</text:p>
          </table:table-cell>
          <table:table-cell table:formula="of:=TRUNC([.A31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18] - TRUNC([.A318])) * 100000)" office:value-type="float" office:value="14011">
            <text:p>14011</text:p>
          </table:table-cell>
          <table:table-cell table:formula="of:=TRUNC([.A31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19] - TRUNC([.A319])) * 100000)" office:value-type="float" office:value="14011">
            <text:p>14011</text:p>
          </table:table-cell>
          <table:table-cell table:formula="of:=TRUNC([.A31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20] - TRUNC([.A320])) * 100000)" office:value-type="float" office:value="14011">
            <text:p>14011</text:p>
          </table:table-cell>
          <table:table-cell table:formula="of:=TRUNC([.A32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21] - TRUNC([.A321])) * 100000)" office:value-type="float" office:value="14011">
            <text:p>14011</text:p>
          </table:table-cell>
          <table:table-cell table:formula="of:=TRUNC([.A32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22] - TRUNC([.A322])) * 100000)" office:value-type="float" office:value="14011">
            <text:p>14011</text:p>
          </table:table-cell>
          <table:table-cell table:formula="of:=TRUNC([.A32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23] - TRUNC([.A323])) * 100000)" office:value-type="float" office:value="14011">
            <text:p>14011</text:p>
          </table:table-cell>
          <table:table-cell table:formula="of:=TRUNC([.A32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24] - TRUNC([.A324])) * 100000)" office:value-type="float" office:value="14011">
            <text:p>14011</text:p>
          </table:table-cell>
          <table:table-cell table:formula="of:=TRUNC([.A32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25] - TRUNC([.A325])) * 100000)" office:value-type="float" office:value="14011">
            <text:p>14011</text:p>
          </table:table-cell>
          <table:table-cell table:formula="of:=TRUNC([.A32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26] - TRUNC([.A326])) * 100000)" office:value-type="float" office:value="14011">
            <text:p>14011</text:p>
          </table:table-cell>
          <table:table-cell table:formula="of:=TRUNC([.A32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27] - TRUNC([.A327])) * 100000)" office:value-type="float" office:value="14011">
            <text:p>14011</text:p>
          </table:table-cell>
          <table:table-cell table:formula="of:=TRUNC([.A32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28] - TRUNC([.A328])) * 100000)" office:value-type="float" office:value="14011">
            <text:p>14011</text:p>
          </table:table-cell>
          <table:table-cell table:formula="of:=TRUNC([.A32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29] - TRUNC([.A329])) * 100000)" office:value-type="float" office:value="14011">
            <text:p>14011</text:p>
          </table:table-cell>
          <table:table-cell table:formula="of:=TRUNC([.A32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30] - TRUNC([.A330])) * 100000)" office:value-type="float" office:value="14011">
            <text:p>14011</text:p>
          </table:table-cell>
          <table:table-cell table:formula="of:=TRUNC([.A33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31] - TRUNC([.A331])) * 100000)" office:value-type="float" office:value="14011">
            <text:p>14011</text:p>
          </table:table-cell>
          <table:table-cell table:formula="of:=TRUNC([.A33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32] - TRUNC([.A332])) * 100000)" office:value-type="float" office:value="14011">
            <text:p>14011</text:p>
          </table:table-cell>
          <table:table-cell table:formula="of:=TRUNC([.A33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33] - TRUNC([.A333])) * 100000)" office:value-type="float" office:value="14011">
            <text:p>14011</text:p>
          </table:table-cell>
          <table:table-cell table:formula="of:=TRUNC([.A33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34] - TRUNC([.A334])) * 100000)" office:value-type="float" office:value="14011">
            <text:p>14011</text:p>
          </table:table-cell>
          <table:table-cell table:formula="of:=TRUNC([.A33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35] - TRUNC([.A335])) * 100000)" office:value-type="float" office:value="14011">
            <text:p>14011</text:p>
          </table:table-cell>
          <table:table-cell table:formula="of:=TRUNC([.A33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36] - TRUNC([.A336])) * 100000)" office:value-type="float" office:value="14011">
            <text:p>14011</text:p>
          </table:table-cell>
          <table:table-cell table:formula="of:=TRUNC([.A33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37] - TRUNC([.A337])) * 100000)" office:value-type="float" office:value="14011">
            <text:p>14011</text:p>
          </table:table-cell>
          <table:table-cell table:formula="of:=TRUNC([.A33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38] - TRUNC([.A338])) * 100000)" office:value-type="float" office:value="14011">
            <text:p>14011</text:p>
          </table:table-cell>
          <table:table-cell table:formula="of:=TRUNC([.A33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39] - TRUNC([.A339])) * 100000)" office:value-type="float" office:value="14011">
            <text:p>14011</text:p>
          </table:table-cell>
          <table:table-cell table:formula="of:=TRUNC([.A33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40] - TRUNC([.A340])) * 100000)" office:value-type="float" office:value="14011">
            <text:p>14011</text:p>
          </table:table-cell>
          <table:table-cell table:formula="of:=TRUNC([.A34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41] - TRUNC([.A341])) * 100000)" office:value-type="float" office:value="14011">
            <text:p>14011</text:p>
          </table:table-cell>
          <table:table-cell table:formula="of:=TRUNC([.A34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42] - TRUNC([.A342])) * 100000)" office:value-type="float" office:value="14011">
            <text:p>14011</text:p>
          </table:table-cell>
          <table:table-cell table:formula="of:=TRUNC([.A34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43] - TRUNC([.A343])) * 100000)" office:value-type="float" office:value="14011">
            <text:p>14011</text:p>
          </table:table-cell>
          <table:table-cell table:formula="of:=TRUNC([.A34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44] - TRUNC([.A344])) * 100000)" office:value-type="float" office:value="14011">
            <text:p>14011</text:p>
          </table:table-cell>
          <table:table-cell table:formula="of:=TRUNC([.A34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45] - TRUNC([.A345])) * 100000)" office:value-type="float" office:value="14011">
            <text:p>14011</text:p>
          </table:table-cell>
          <table:table-cell table:formula="of:=TRUNC([.A34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46] - TRUNC([.A346])) * 100000)" office:value-type="float" office:value="14011">
            <text:p>14011</text:p>
          </table:table-cell>
          <table:table-cell table:formula="of:=TRUNC([.A34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47] - TRUNC([.A347])) * 100000)" office:value-type="float" office:value="14011">
            <text:p>14011</text:p>
          </table:table-cell>
          <table:table-cell table:formula="of:=TRUNC([.A34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48] - TRUNC([.A348])) * 100000)" office:value-type="float" office:value="14011">
            <text:p>14011</text:p>
          </table:table-cell>
          <table:table-cell table:formula="of:=TRUNC([.A34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49] - TRUNC([.A349])) * 100000)" office:value-type="float" office:value="14011">
            <text:p>14011</text:p>
          </table:table-cell>
          <table:table-cell table:formula="of:=TRUNC([.A34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50] - TRUNC([.A350])) * 100000)" office:value-type="float" office:value="14011">
            <text:p>14011</text:p>
          </table:table-cell>
          <table:table-cell table:formula="of:=TRUNC([.A35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51] - TRUNC([.A351])) * 100000)" office:value-type="float" office:value="14011">
            <text:p>14011</text:p>
          </table:table-cell>
          <table:table-cell table:formula="of:=TRUNC([.A35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52] - TRUNC([.A352])) * 100000)" office:value-type="float" office:value="14011">
            <text:p>14011</text:p>
          </table:table-cell>
          <table:table-cell table:formula="of:=TRUNC([.A35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53] - TRUNC([.A353])) * 100000)" office:value-type="float" office:value="14011">
            <text:p>14011</text:p>
          </table:table-cell>
          <table:table-cell table:formula="of:=TRUNC([.A35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54] - TRUNC([.A354])) * 100000)" office:value-type="float" office:value="14011">
            <text:p>14011</text:p>
          </table:table-cell>
          <table:table-cell table:formula="of:=TRUNC([.A35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55] - TRUNC([.A355])) * 100000)" office:value-type="float" office:value="14011">
            <text:p>14011</text:p>
          </table:table-cell>
          <table:table-cell table:formula="of:=TRUNC([.A35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56] - TRUNC([.A356])) * 100000)" office:value-type="float" office:value="14011">
            <text:p>14011</text:p>
          </table:table-cell>
          <table:table-cell table:formula="of:=TRUNC([.A35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57] - TRUNC([.A357])) * 100000)" office:value-type="float" office:value="14011">
            <text:p>14011</text:p>
          </table:table-cell>
          <table:table-cell table:formula="of:=TRUNC([.A35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58] - TRUNC([.A358])) * 100000)" office:value-type="float" office:value="14011">
            <text:p>14011</text:p>
          </table:table-cell>
          <table:table-cell table:formula="of:=TRUNC([.A35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59] - TRUNC([.A359])) * 100000)" office:value-type="float" office:value="14011">
            <text:p>14011</text:p>
          </table:table-cell>
          <table:table-cell table:formula="of:=TRUNC([.A35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60] - TRUNC([.A360])) * 100000)" office:value-type="float" office:value="14011">
            <text:p>14011</text:p>
          </table:table-cell>
          <table:table-cell table:formula="of:=TRUNC([.A36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61] - TRUNC([.A361])) * 100000)" office:value-type="float" office:value="14011">
            <text:p>14011</text:p>
          </table:table-cell>
          <table:table-cell table:formula="of:=TRUNC([.A36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62] - TRUNC([.A362])) * 100000)" office:value-type="float" office:value="14011">
            <text:p>14011</text:p>
          </table:table-cell>
          <table:table-cell table:formula="of:=TRUNC([.A36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63] - TRUNC([.A363])) * 100000)" office:value-type="float" office:value="14011">
            <text:p>14011</text:p>
          </table:table-cell>
          <table:table-cell table:formula="of:=TRUNC([.A36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64] - TRUNC([.A364])) * 100000)" office:value-type="float" office:value="14011">
            <text:p>14011</text:p>
          </table:table-cell>
          <table:table-cell table:formula="of:=TRUNC([.A36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65] - TRUNC([.A365])) * 100000)" office:value-type="float" office:value="14011">
            <text:p>14011</text:p>
          </table:table-cell>
          <table:table-cell table:formula="of:=TRUNC([.A36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66] - TRUNC([.A366])) * 100000)" office:value-type="float" office:value="14011">
            <text:p>14011</text:p>
          </table:table-cell>
          <table:table-cell table:formula="of:=TRUNC([.A36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67] - TRUNC([.A367])) * 100000)" office:value-type="float" office:value="14011">
            <text:p>14011</text:p>
          </table:table-cell>
          <table:table-cell table:formula="of:=TRUNC([.A36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68] - TRUNC([.A368])) * 100000)" office:value-type="float" office:value="14011">
            <text:p>14011</text:p>
          </table:table-cell>
          <table:table-cell table:formula="of:=TRUNC([.A36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69] - TRUNC([.A369])) * 100000)" office:value-type="float" office:value="14011">
            <text:p>14011</text:p>
          </table:table-cell>
          <table:table-cell table:formula="of:=TRUNC([.A36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70] - TRUNC([.A370])) * 100000)" office:value-type="float" office:value="14011">
            <text:p>14011</text:p>
          </table:table-cell>
          <table:table-cell table:formula="of:=TRUNC([.A37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71] - TRUNC([.A371])) * 100000)" office:value-type="float" office:value="14011">
            <text:p>14011</text:p>
          </table:table-cell>
          <table:table-cell table:formula="of:=TRUNC([.A37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72] - TRUNC([.A372])) * 100000)" office:value-type="float" office:value="14011">
            <text:p>14011</text:p>
          </table:table-cell>
          <table:table-cell table:formula="of:=TRUNC([.A37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73] - TRUNC([.A373])) * 100000)" office:value-type="float" office:value="14011">
            <text:p>14011</text:p>
          </table:table-cell>
          <table:table-cell table:formula="of:=TRUNC([.A37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74] - TRUNC([.A374])) * 100000)" office:value-type="float" office:value="14011">
            <text:p>14011</text:p>
          </table:table-cell>
          <table:table-cell table:formula="of:=TRUNC([.A37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75] - TRUNC([.A375])) * 100000)" office:value-type="float" office:value="14011">
            <text:p>14011</text:p>
          </table:table-cell>
          <table:table-cell table:formula="of:=TRUNC([.A37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76] - TRUNC([.A376])) * 100000)" office:value-type="float" office:value="14011">
            <text:p>14011</text:p>
          </table:table-cell>
          <table:table-cell table:formula="of:=TRUNC([.A37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77] - TRUNC([.A377])) * 100000)" office:value-type="float" office:value="14011">
            <text:p>14011</text:p>
          </table:table-cell>
          <table:table-cell table:formula="of:=TRUNC([.A37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78] - TRUNC([.A378])) * 100000)" office:value-type="float" office:value="14011">
            <text:p>14011</text:p>
          </table:table-cell>
          <table:table-cell table:formula="of:=TRUNC([.A37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79] - TRUNC([.A379])) * 100000)" office:value-type="float" office:value="14011">
            <text:p>14011</text:p>
          </table:table-cell>
          <table:table-cell table:formula="of:=TRUNC([.A37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80] - TRUNC([.A380])) * 100000)" office:value-type="float" office:value="14011">
            <text:p>14011</text:p>
          </table:table-cell>
          <table:table-cell table:formula="of:=TRUNC([.A38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81] - TRUNC([.A381])) * 100000)" office:value-type="float" office:value="14011">
            <text:p>14011</text:p>
          </table:table-cell>
          <table:table-cell table:formula="of:=TRUNC([.A38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82] - TRUNC([.A382])) * 100000)" office:value-type="float" office:value="14011">
            <text:p>14011</text:p>
          </table:table-cell>
          <table:table-cell table:formula="of:=TRUNC([.A38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83] - TRUNC([.A383])) * 100000)" office:value-type="float" office:value="14011">
            <text:p>14011</text:p>
          </table:table-cell>
          <table:table-cell table:formula="of:=TRUNC([.A38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84] - TRUNC([.A384])) * 100000)" office:value-type="float" office:value="14011">
            <text:p>14011</text:p>
          </table:table-cell>
          <table:table-cell table:formula="of:=TRUNC([.A38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85] - TRUNC([.A385])) * 100000)" office:value-type="float" office:value="14011">
            <text:p>14011</text:p>
          </table:table-cell>
          <table:table-cell table:formula="of:=TRUNC([.A38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86] - TRUNC([.A386])) * 100000)" office:value-type="float" office:value="14011">
            <text:p>14011</text:p>
          </table:table-cell>
          <table:table-cell table:formula="of:=TRUNC([.A38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87] - TRUNC([.A387])) * 100000)" office:value-type="float" office:value="14011">
            <text:p>14011</text:p>
          </table:table-cell>
          <table:table-cell table:formula="of:=TRUNC([.A38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88] - TRUNC([.A388])) * 100000)" office:value-type="float" office:value="14011">
            <text:p>14011</text:p>
          </table:table-cell>
          <table:table-cell table:formula="of:=TRUNC([.A38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89] - TRUNC([.A389])) * 100000)" office:value-type="float" office:value="14011">
            <text:p>14011</text:p>
          </table:table-cell>
          <table:table-cell table:formula="of:=TRUNC([.A38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90] - TRUNC([.A390])) * 100000)" office:value-type="float" office:value="14011">
            <text:p>14011</text:p>
          </table:table-cell>
          <table:table-cell table:formula="of:=TRUNC([.A39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91] - TRUNC([.A391])) * 100000)" office:value-type="float" office:value="14011">
            <text:p>14011</text:p>
          </table:table-cell>
          <table:table-cell table:formula="of:=TRUNC([.A39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92] - TRUNC([.A392])) * 100000)" office:value-type="float" office:value="14011">
            <text:p>14011</text:p>
          </table:table-cell>
          <table:table-cell table:formula="of:=TRUNC([.A39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93] - TRUNC([.A393])) * 100000)" office:value-type="float" office:value="14011">
            <text:p>14011</text:p>
          </table:table-cell>
          <table:table-cell table:formula="of:=TRUNC([.A393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94] - TRUNC([.A394])) * 100000)" office:value-type="float" office:value="14011">
            <text:p>14011</text:p>
          </table:table-cell>
          <table:table-cell table:formula="of:=TRUNC([.A394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95] - TRUNC([.A395])) * 100000)" office:value-type="float" office:value="14011">
            <text:p>14011</text:p>
          </table:table-cell>
          <table:table-cell table:formula="of:=TRUNC([.A395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96] - TRUNC([.A396])) * 100000)" office:value-type="float" office:value="14011">
            <text:p>14011</text:p>
          </table:table-cell>
          <table:table-cell table:formula="of:=TRUNC([.A396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97] - TRUNC([.A397])) * 100000)" office:value-type="float" office:value="14011">
            <text:p>14011</text:p>
          </table:table-cell>
          <table:table-cell table:formula="of:=TRUNC([.A397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98] - TRUNC([.A398])) * 100000)" office:value-type="float" office:value="14011">
            <text:p>14011</text:p>
          </table:table-cell>
          <table:table-cell table:formula="of:=TRUNC([.A398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399] - TRUNC([.A399])) * 100000)" office:value-type="float" office:value="14011">
            <text:p>14011</text:p>
          </table:table-cell>
          <table:table-cell table:formula="of:=TRUNC([.A399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400] - TRUNC([.A400])) * 100000)" office:value-type="float" office:value="14011">
            <text:p>14011</text:p>
          </table:table-cell>
          <table:table-cell table:formula="of:=TRUNC([.A400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401] - TRUNC([.A401])) * 100000)" office:value-type="float" office:value="14011">
            <text:p>14011</text:p>
          </table:table-cell>
          <table:table-cell table:formula="of:=TRUNC([.A401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402] - TRUNC([.A402])) * 100000)" office:value-type="float" office:value="14011">
            <text:p>14011</text:p>
          </table:table-cell>
          <table:table-cell table:formula="of:=TRUNC([.A402])" office:value-type="float" office:value="0">
            <text:p>0</text:p>
          </table:table-cell>
        </table:table-row>
        <table:table-row table:style-name="ro1">
          <table:table-cell office:value-type="float" office:value="0.14011">
            <text:p>0,14011</text:p>
          </table:table-cell>
          <table:table-cell table:formula="of:=INT(([.A403] - TRUNC([.A403])) * 100000)" office:value-type="float" office:value="14011">
            <text:p>14011</text:p>
          </table:table-cell>
          <table:table-cell table:formula="of:=TRUNC([.A403])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21:48:15.11</meta:creation-date>
    <dc:date>2013-04-24T00:51:09.44</dc:date>
    <meta:editing-duration>PT9M20S</meta:editing-duration>
    <meta:editing-cycles>1</meta:editing-cycles>
    <meta:document-statistic meta:table-count="2" meta:cell-count="1817" meta:object-count="2"/>
    <meta:generator>LibreOffice/4.0.0.3$Windows_x86 LibreOffice_project/7545bee9c2a0782548772a21bc84a9dcc583b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6cm" svg:y="3.926cm" style:legend-expansion="high" chart:style-name="ch2"/>
        <chart:plot-area chart:style-name="ch3" table:cell-range-address="Hoja1.A2:Hoja1.A313 Hoja1.B2:Hoja1.B2 Hoja1.B4:Hoja1.B303" chart:data-source-has-labels="row" svg:x="0.77cm" svg:y="0.855cm" svg:width="11.156cm" svg:height="7.545cm">
          <chartooo:coordinate-region svg:x="2.132cm" svg:y="1.067cm" svg:width="9.794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A3:Hoja1.A313" chart:label-cell-address="Hoja1.A2:Hoja1.A2" chart:class="chart:line">
            <chart:data-point chart:repeated="311"/>
          </chart:series>
          <chart:series chart:style-name="ch8" chart:values-cell-range-address="Hoja1.B4:Hoja1.B303" chart:label-cell-address="Hoja1.B2:Hoja1.B2" chart:class="chart:line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ciones</text:p>
                <draw:g>
                  <svg:desc>Hoja1.A2:Hoja1.A2</svg:desc>
                </draw:g>
              </table:table-cell>
              <table:table-cell office:value-type="string">
                <text:p>Segmentos</text:p>
                <draw:g>
                  <svg:desc>Hoja1.B2:Hoja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934">
                <text:p>137934</text:p>
                <draw:g>
                  <svg:desc>Hoja1.A3:Hoja1.A313</svg:desc>
                </draw:g>
              </table:table-cell>
              <table:table-cell office:value-type="float" office:value="0">
                <text:p>0</text:p>
                <draw:g>
                  <svg:desc>Hoja1.B4:Hoja1.B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934">
                <text:p>13793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934">
                <text:p>137934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934">
                <text:p>137934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934">
                <text:p>137934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934">
                <text:p>137934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934">
                <text:p>137934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934">
                <text:p>137934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061">
                <text:p>137061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920">
                <text:p>13392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904">
                <text:p>131904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7934">
                <text:p>137934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934">
                <text:p>137934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934">
                <text:p>137934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934">
                <text:p>137934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7934">
                <text:p>137934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934">
                <text:p>137934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934">
                <text:p>137934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061">
                <text:p>137061</text:p>
              </table:table-cell>
              <table:table-cell office:value-type="float" office:value="8174">
                <text:p>8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920">
                <text:p>13392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904">
                <text:p>131904</text:p>
              </table:table-cell>
              <table:table-cell office:value-type="float" office:value="9006">
                <text:p>9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585">
                <text:p>130585</text:p>
              </table:table-cell>
              <table:table-cell office:value-type="float" office:value="9418">
                <text:p>94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084">
                <text:p>128084</text:p>
              </table:table-cell>
              <table:table-cell office:value-type="float" office:value="9825">
                <text:p>9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6784">
                <text:p>126784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362">
                <text:p>124362</text:p>
              </table:table-cell>
              <table:table-cell office:value-type="float" office:value="10630">
                <text:p>106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234">
                <text:p>123234</text:p>
              </table:table-cell>
              <table:table-cell office:value-type="float" office:value="11031">
                <text:p>11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954">
                <text:p>121954</text:p>
              </table:table-cell>
              <table:table-cell office:value-type="float" office:value="11430">
                <text:p>114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120">
                <text:p>120120</text:p>
              </table:table-cell>
              <table:table-cell office:value-type="float" office:value="11820">
                <text:p>118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017">
                <text:p>118017</text:p>
              </table:table-cell>
              <table:table-cell office:value-type="float" office:value="12205">
                <text:p>122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622">
                <text:p>116622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5926">
                <text:p>115926</text:p>
              </table:table-cell>
              <table:table-cell office:value-type="float" office:value="12964">
                <text:p>12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4955">
                <text:p>114955</text:p>
              </table:table-cell>
              <table:table-cell office:value-type="float" office:value="13337">
                <text:p>133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3712">
                <text:p>113712</text:p>
              </table:table-cell>
              <table:table-cell office:value-type="float" office:value="13704">
                <text:p>137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332">
                <text:p>112332</text:p>
              </table:table-cell>
              <table:table-cell office:value-type="float" office:value="14069">
                <text:p>14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1100">
                <text:p>111100</text:p>
              </table:table-cell>
              <table:table-cell office:value-type="float" office:value="14434">
                <text:p>14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9874">
                <text:p>109874</text:p>
              </table:table-cell>
              <table:table-cell office:value-type="float" office:value="14795">
                <text:p>147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874">
                <text:p>109874</text:p>
              </table:table-cell>
              <table:table-cell office:value-type="float" office:value="15152">
                <text:p>15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8927">
                <text:p>108927</text:p>
              </table:table-cell>
              <table:table-cell office:value-type="float" office:value="15506">
                <text:p>15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690">
                <text:p>105690</text:p>
              </table:table-cell>
              <table:table-cell office:value-type="float" office:value="15858">
                <text:p>158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565">
                <text:p>103565</text:p>
              </table:table-cell>
              <table:table-cell office:value-type="float" office:value="16204">
                <text:p>16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220">
                <text:p>102220</text:p>
              </table:table-cell>
              <table:table-cell office:value-type="float" office:value="16547">
                <text:p>16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951">
                <text:p>101951</text:p>
              </table:table-cell>
              <table:table-cell office:value-type="float" office:value="16887">
                <text:p>168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964">
                <text:p>99964</text:p>
              </table:table-cell>
              <table:table-cell office:value-type="float" office:value="17222">
                <text:p>17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255">
                <text:p>97255</text:p>
              </table:table-cell>
              <table:table-cell office:value-type="float" office:value="17554">
                <text:p>17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995">
                <text:p>95995</text:p>
              </table:table-cell>
              <table:table-cell office:value-type="float" office:value="17884">
                <text:p>17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995">
                <text:p>95995</text:p>
              </table:table-cell>
              <table:table-cell office:value-type="float" office:value="18214">
                <text:p>182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582">
                <text:p>94582</text:p>
              </table:table-cell>
              <table:table-cell office:value-type="float" office:value="18542">
                <text:p>18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177">
                <text:p>93177</text:p>
              </table:table-cell>
              <table:table-cell office:value-type="float" office:value="18863">
                <text:p>188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394">
                <text:p>92394</text:p>
              </table:table-cell>
              <table:table-cell office:value-type="float" office:value="19180">
                <text:p>19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520">
                <text:p>91520</text:p>
              </table:table-cell>
              <table:table-cell office:value-type="float" office:value="19494">
                <text:p>194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960">
                <text:p>89960</text:p>
              </table:table-cell>
              <table:table-cell office:value-type="float" office:value="19805">
                <text:p>19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494">
                <text:p>88494</text:p>
              </table:table-cell>
              <table:table-cell office:value-type="float" office:value="20115">
                <text:p>201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7380">
                <text:p>87380</text:p>
              </table:table-cell>
              <table:table-cell office:value-type="float" office:value="20425">
                <text:p>204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095">
                <text:p>86095</text:p>
              </table:table-cell>
              <table:table-cell office:value-type="float" office:value="20735">
                <text:p>20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660">
                <text:p>84660</text:p>
              </table:table-cell>
              <table:table-cell office:value-type="float" office:value="21037">
                <text:p>21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820">
                <text:p>83820</text:p>
              </table:table-cell>
              <table:table-cell office:value-type="float" office:value="21337">
                <text:p>213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3490">
                <text:p>83490</text:p>
              </table:table-cell>
              <table:table-cell office:value-type="float" office:value="21633">
                <text:p>216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656">
                <text:p>82656</text:p>
              </table:table-cell>
              <table:table-cell office:value-type="float" office:value="21923">
                <text:p>219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892">
                <text:p>80892</text:p>
              </table:table-cell>
              <table:table-cell office:value-type="float" office:value="22210">
                <text:p>222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884">
                <text:p>79884</text:p>
              </table:table-cell>
              <table:table-cell office:value-type="float" office:value="22495">
                <text:p>224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814">
                <text:p>78814</text:p>
              </table:table-cell>
              <table:table-cell office:value-type="float" office:value="22777">
                <text:p>227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750">
                <text:p>77750</text:p>
              </table:table-cell>
              <table:table-cell office:value-type="float" office:value="23057">
                <text:p>230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500">
                <text:p>77500</text:p>
              </table:table-cell>
              <table:table-cell office:value-type="float" office:value="23334">
                <text:p>23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500">
                <text:p>77500</text:p>
              </table:table-cell>
              <table:table-cell office:value-type="float" office:value="23606">
                <text:p>236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190">
                <text:p>77190</text:p>
              </table:table-cell>
              <table:table-cell office:value-type="float" office:value="23875">
                <text:p>23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198">
                <text:p>75198</text:p>
              </table:table-cell>
              <table:table-cell office:value-type="float" office:value="24143">
                <text:p>241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100">
                <text:p>74100</text:p>
              </table:table-cell>
              <table:table-cell office:value-type="float" office:value="24407">
                <text:p>24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816">
                <text:p>72816</text:p>
              </table:table-cell>
              <table:table-cell office:value-type="float" office:value="24667">
                <text:p>24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470">
                <text:p>70470</text:p>
              </table:table-cell>
              <table:table-cell office:value-type="float" office:value="24922">
                <text:p>249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593">
                <text:p>68593</text:p>
              </table:table-cell>
              <table:table-cell office:value-type="float" office:value="25174">
                <text:p>251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115">
                <text:p>68115</text:p>
              </table:table-cell>
              <table:table-cell office:value-type="float" office:value="25426">
                <text:p>254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398">
                <text:p>67398</text:p>
              </table:table-cell>
              <table:table-cell office:value-type="float" office:value="25678">
                <text:p>256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360">
                <text:p>66360</text:p>
              </table:table-cell>
              <table:table-cell office:value-type="float" office:value="25926">
                <text:p>259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649">
                <text:p>65649</text:p>
              </table:table-cell>
              <table:table-cell office:value-type="float" office:value="26172">
                <text:p>26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464">
                <text:p>64464</text:p>
              </table:table-cell>
              <table:table-cell office:value-type="float" office:value="26418">
                <text:p>264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484">
                <text:p>63484</text:p>
              </table:table-cell>
              <table:table-cell office:value-type="float" office:value="26660">
                <text:p>266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176">
                <text:p>62176</text:p>
              </table:table-cell>
              <table:table-cell office:value-type="float" office:value="26900">
                <text:p>269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984">
                <text:p>60984</text:p>
              </table:table-cell>
              <table:table-cell office:value-type="float" office:value="27138">
                <text:p>271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540">
                <text:p>59540</text:p>
              </table:table-cell>
              <table:table-cell office:value-type="float" office:value="27373">
                <text:p>27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140">
                <text:p>58140</text:p>
              </table:table-cell>
              <table:table-cell office:value-type="float" office:value="27604">
                <text:p>276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952">
                <text:p>56952</text:p>
              </table:table-cell>
              <table:table-cell office:value-type="float" office:value="27831">
                <text:p>278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952">
                <text:p>56952</text:p>
              </table:table-cell>
              <table:table-cell office:value-type="float" office:value="28057">
                <text:p>280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692">
                <text:p>55692</text:p>
              </table:table-cell>
              <table:table-cell office:value-type="float" office:value="28282">
                <text:p>282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808">
                <text:p>54808</text:p>
              </table:table-cell>
              <table:table-cell office:value-type="float" office:value="28507">
                <text:p>285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366">
                <text:p>54366</text:p>
              </table:table-cell>
              <table:table-cell office:value-type="float" office:value="28730">
                <text:p>287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628">
                <text:p>53628</text:p>
              </table:table-cell>
              <table:table-cell office:value-type="float" office:value="28950">
                <text:p>289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756">
                <text:p>52756</text:p>
              </table:table-cell>
              <table:table-cell office:value-type="float" office:value="29167">
                <text:p>29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600">
                <text:p>51600</text:p>
              </table:table-cell>
              <table:table-cell office:value-type="float" office:value="29384">
                <text:p>293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932">
                <text:p>50932</text:p>
              </table:table-cell>
              <table:table-cell office:value-type="float" office:value="29600">
                <text:p>296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055">
                <text:p>50055</text:p>
              </table:table-cell>
              <table:table-cell office:value-type="float" office:value="29813">
                <text:p>298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972">
                <text:p>48972</text:p>
              </table:table-cell>
              <table:table-cell office:value-type="float" office:value="30025">
                <text:p>300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670">
                <text:p>47670</text:p>
              </table:table-cell>
              <table:table-cell office:value-type="float" office:value="30235">
                <text:p>302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234">
                <text:p>47234</text:p>
              </table:table-cell>
              <table:table-cell office:value-type="float" office:value="30444">
                <text:p>304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800">
                <text:p>46800</text:p>
              </table:table-cell>
              <table:table-cell office:value-type="float" office:value="30653">
                <text:p>306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800">
                <text:p>46800</text:p>
              </table:table-cell>
              <table:table-cell office:value-type="float" office:value="30862">
                <text:p>308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384">
                <text:p>46384</text:p>
              </table:table-cell>
              <table:table-cell office:value-type="float" office:value="31068">
                <text:p>310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660">
                <text:p>44660</text:p>
              </table:table-cell>
              <table:table-cell office:value-type="float" office:value="31273">
                <text:p>312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834">
                <text:p>43834</text:p>
              </table:table-cell>
              <table:table-cell office:value-type="float" office:value="31475">
                <text:p>31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617">
                <text:p>43617</text:p>
              </table:table-cell>
              <table:table-cell office:value-type="float" office:value="31675">
                <text:p>31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984">
                <text:p>42984</text:p>
              </table:table-cell>
              <table:table-cell office:value-type="float" office:value="31874">
                <text:p>318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387">
                <text:p>42387</text:p>
              </table:table-cell>
              <table:table-cell office:value-type="float" office:value="32071">
                <text:p>320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188">
                <text:p>42188</text:p>
              </table:table-cell>
              <table:table-cell office:value-type="float" office:value="32268">
                <text:p>322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60">
                <text:p>41160</text:p>
              </table:table-cell>
              <table:table-cell office:value-type="float" office:value="32464">
                <text:p>324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755">
                <text:p>40755</text:p>
              </table:table-cell>
              <table:table-cell office:value-type="float" office:value="32660">
                <text:p>326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337">
                <text:p>40337</text:p>
              </table:table-cell>
              <table:table-cell office:value-type="float" office:value="32852">
                <text:p>328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337">
                <text:p>40337</text:p>
              </table:table-cell>
              <table:table-cell office:value-type="float" office:value="33044">
                <text:p>330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758">
                <text:p>39758</text:p>
              </table:table-cell>
              <table:table-cell office:value-type="float" office:value="33234">
                <text:p>332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155">
                <text:p>39155</text:p>
              </table:table-cell>
              <table:table-cell office:value-type="float" office:value="33424">
                <text:p>334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178">
                <text:p>38178</text:p>
              </table:table-cell>
              <table:table-cell office:value-type="float" office:value="33611">
                <text:p>336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400">
                <text:p>37400</text:p>
              </table:table-cell>
              <table:table-cell office:value-type="float" office:value="33798">
                <text:p>337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014">
                <text:p>37014</text:p>
              </table:table-cell>
              <table:table-cell office:value-type="float" office:value="33984">
                <text:p>339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642">
                <text:p>36642</text:p>
              </table:table-cell>
              <table:table-cell office:value-type="float" office:value="34170">
                <text:p>341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248">
                <text:p>36248</text:p>
              </table:table-cell>
              <table:table-cell office:value-type="float" office:value="34355">
                <text:p>343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68">
                <text:p>35868</text:p>
              </table:table-cell>
              <table:table-cell office:value-type="float" office:value="34539">
                <text:p>345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672">
                <text:p>35672</text:p>
              </table:table-cell>
              <table:table-cell office:value-type="float" office:value="34719">
                <text:p>347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44">
                <text:p>34944</text:p>
              </table:table-cell>
              <table:table-cell office:value-type="float" office:value="34898">
                <text:p>348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44">
                <text:p>34944</text:p>
              </table:table-cell>
              <table:table-cell office:value-type="float" office:value="35076">
                <text:p>350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580">
                <text:p>34580</text:p>
              </table:table-cell>
              <table:table-cell office:value-type="float" office:value="35253">
                <text:p>352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580">
                <text:p>34580</text:p>
              </table:table-cell>
              <table:table-cell office:value-type="float" office:value="35429">
                <text:p>354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034">
                <text:p>34034</text:p>
              </table:table-cell>
              <table:table-cell office:value-type="float" office:value="35604">
                <text:p>356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660">
                <text:p>33660</text:p>
              </table:table-cell>
              <table:table-cell office:value-type="float" office:value="35778">
                <text:p>357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294">
                <text:p>33294</text:p>
              </table:table-cell>
              <table:table-cell office:value-type="float" office:value="35950">
                <text:p>359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294">
                <text:p>33294</text:p>
              </table:table-cell>
              <table:table-cell office:value-type="float" office:value="36122">
                <text:p>361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115">
                <text:p>33115</text:p>
              </table:table-cell>
              <table:table-cell office:value-type="float" office:value="36293">
                <text:p>362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752">
                <text:p>32752</text:p>
              </table:table-cell>
              <table:table-cell office:value-type="float" office:value="36461">
                <text:p>364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680">
                <text:p>31680</text:p>
              </table:table-cell>
              <table:table-cell office:value-type="float" office:value="36628">
                <text:p>366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504">
                <text:p>31504</text:p>
              </table:table-cell>
              <table:table-cell office:value-type="float" office:value="36795">
                <text:p>367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328">
                <text:p>31328</text:p>
              </table:table-cell>
              <table:table-cell office:value-type="float" office:value="36961">
                <text:p>369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152">
                <text:p>31152</text:p>
              </table:table-cell>
              <table:table-cell office:value-type="float" office:value="37126">
                <text:p>371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624">
                <text:p>30624</text:p>
              </table:table-cell>
              <table:table-cell office:value-type="float" office:value="37291">
                <text:p>372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100">
                <text:p>30100</text:p>
              </table:table-cell>
              <table:table-cell office:value-type="float" office:value="37455">
                <text:p>374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232">
                <text:p>29232</text:p>
              </table:table-cell>
              <table:table-cell office:value-type="float" office:value="37617">
                <text:p>376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552">
                <text:p>28552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380">
                <text:p>28380</text:p>
              </table:table-cell>
              <table:table-cell office:value-type="float" office:value="37934">
                <text:p>379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215">
                <text:p>28215</text:p>
              </table:table-cell>
              <table:table-cell office:value-type="float" office:value="38089">
                <text:p>380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16">
                <text:p>27216</text:p>
              </table:table-cell>
              <table:table-cell office:value-type="float" office:value="38244">
                <text:p>382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887">
                <text:p>26887</text:p>
              </table:table-cell>
              <table:table-cell office:value-type="float" office:value="38399">
                <text:p>383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720">
                <text:p>26720</text:p>
              </table:table-cell>
              <table:table-cell office:value-type="float" office:value="38553">
                <text:p>385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560">
                <text:p>26560</text:p>
              </table:table-cell>
              <table:table-cell office:value-type="float" office:value="38707">
                <text:p>387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235">
                <text:p>26235</text:p>
              </table:table-cell>
              <table:table-cell office:value-type="float" office:value="38861">
                <text:p>388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905">
                <text:p>25905</text:p>
              </table:table-cell>
              <table:table-cell office:value-type="float" office:value="39014">
                <text:p>390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748">
                <text:p>25748</text:p>
              </table:table-cell>
              <table:table-cell office:value-type="float" office:value="39166">
                <text:p>391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786">
                <text:p>24786</text:p>
              </table:table-cell>
              <table:table-cell office:value-type="float" office:value="39317">
                <text:p>393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828">
                <text:p>23828</text:p>
              </table:table-cell>
              <table:table-cell office:value-type="float" office:value="39467">
                <text:p>394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620">
                <text:p>22620</text:p>
              </table:table-cell>
              <table:table-cell office:value-type="float" office:value="39614">
                <text:p>396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45">
                <text:p>21545</text:p>
              </table:table-cell>
              <table:table-cell office:value-type="float" office:value="39759">
                <text:p>397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305">
                <text:p>20305</text:p>
              </table:table-cell>
              <table:table-cell office:value-type="float" office:value="39903">
                <text:p>399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150">
                <text:p>20150</text:p>
              </table:table-cell>
              <table:table-cell office:value-type="float" office:value="40047">
                <text:p>400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250">
                <text:p>19250</text:p>
              </table:table-cell>
              <table:table-cell office:value-type="float" office:value="40189">
                <text:p>401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250">
                <text:p>19250</text:p>
              </table:table-cell>
              <table:table-cell office:value-type="float" office:value="40331">
                <text:p>403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096">
                <text:p>19096</text:p>
              </table:table-cell>
              <table:table-cell office:value-type="float" office:value="40472">
                <text:p>404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666">
                <text:p>18666</text:p>
              </table:table-cell>
              <table:table-cell office:value-type="float" office:value="40613">
                <text:p>406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392">
                <text:p>18392</text:p>
              </table:table-cell>
              <table:table-cell office:value-type="float" office:value="40754">
                <text:p>407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818">
                <text:p>17818</text:p>
              </table:table-cell>
              <table:table-cell office:value-type="float" office:value="40894">
                <text:p>408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250">
                <text:p>17250</text:p>
              </table:table-cell>
              <table:table-cell office:value-type="float" office:value="41032">
                <text:p>41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611">
                <text:p>16611</text:p>
              </table:table-cell>
              <table:table-cell office:value-type="float" office:value="41169">
                <text:p>411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095">
                <text:p>16095</text:p>
              </table:table-cell>
              <table:table-cell office:value-type="float" office:value="41306">
                <text:p>413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40">
                <text:p>15840</text:p>
              </table:table-cell>
              <table:table-cell office:value-type="float" office:value="41442">
                <text:p>414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696">
                <text:p>15696</text:p>
              </table:table-cell>
              <table:table-cell office:value-type="float" office:value="41577">
                <text:p>415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336">
                <text:p>15336</text:p>
              </table:table-cell>
              <table:table-cell office:value-type="float" office:value="41711">
                <text:p>417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484">
                <text:p>14484</text:p>
              </table:table-cell>
              <table:table-cell office:value-type="float" office:value="41844">
                <text:p>418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959">
                <text:p>13959</text:p>
              </table:table-cell>
              <table:table-cell office:value-type="float" office:value="41976">
                <text:p>419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536">
                <text:p>13536</text:p>
              </table:table-cell>
              <table:table-cell office:value-type="float" office:value="42108">
                <text:p>42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395">
                <text:p>13395</text:p>
              </table:table-cell>
              <table:table-cell office:value-type="float" office:value="42238">
                <text:p>422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020">
                <text:p>13020</text:p>
              </table:table-cell>
              <table:table-cell office:value-type="float" office:value="42367">
                <text:p>423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282">
                <text:p>12282</text:p>
              </table:table-cell>
              <table:table-cell office:value-type="float" office:value="42492">
                <text:p>424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645">
                <text:p>11645</text:p>
              </table:table-cell>
              <table:table-cell office:value-type="float" office:value="42617">
                <text:p>426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371">
                <text:p>11371</text:p>
              </table:table-cell>
              <table:table-cell office:value-type="float" office:value="42742">
                <text:p>427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016">
                <text:p>11016</text:p>
              </table:table-cell>
              <table:table-cell office:value-type="float" office:value="42866">
                <text:p>428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935">
                <text:p>10935</text:p>
              </table:table-cell>
              <table:table-cell office:value-type="float" office:value="42989">
                <text:p>429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586">
                <text:p>10586</text:p>
              </table:table-cell>
              <table:table-cell office:value-type="float" office:value="43108">
                <text:p>431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08">
                <text:p>10108</text:p>
              </table:table-cell>
              <table:table-cell office:value-type="float" office:value="43225">
                <text:p>432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768">
                <text:p>9768</text:p>
              </table:table-cell>
              <table:table-cell office:value-type="float" office:value="43333">
                <text:p>4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372">
                <text:p>9372</text:p>
              </table:table-cell>
              <table:table-cell office:value-type="float" office:value="43431">
                <text:p>434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80">
                <text:p>8580</text:p>
              </table:table-cell>
              <table:table-cell office:value-type="float" office:value="43523">
                <text:p>435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56">
                <text:p>8256</text:p>
              </table:table-cell>
              <table:table-cell office:value-type="float" office:value="43608">
                <text:p>436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00">
                <text:p>8000</text:p>
              </table:table-cell>
              <table:table-cell office:value-type="float" office:value="43691">
                <text:p>436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50">
                <text:p>7750</text:p>
              </table:table-cell>
              <table:table-cell office:value-type="float" office:value="43773">
                <text:p>437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750">
                <text:p>7750</text:p>
              </table:table-cell>
              <table:table-cell office:value-type="float" office:value="43855">
                <text:p>438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440">
                <text:p>7440</text:p>
              </table:table-cell>
              <table:table-cell office:value-type="float" office:value="43933">
                <text:p>439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57">
                <text:p>7257</text:p>
              </table:table-cell>
              <table:table-cell office:value-type="float" office:value="44008">
                <text:p>440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783">
                <text:p>6783</text:p>
              </table:table-cell>
              <table:table-cell office:value-type="float" office:value="44081">
                <text:p>440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435">
                <text:p>6435</text:p>
              </table:table-cell>
              <table:table-cell office:value-type="float" office:value="44152">
                <text:p>441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32">
                <text:p>5832</text:p>
              </table:table-cell>
              <table:table-cell office:value-type="float" office:value="44223">
                <text:p>442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94">
                <text:p>5194</text:p>
              </table:table-cell>
              <table:table-cell office:value-type="float" office:value="44291">
                <text:p>442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00">
                <text:p>4600</text:p>
              </table:table-cell>
              <table:table-cell office:value-type="float" office:value="44356">
                <text:p>443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80">
                <text:p>4080</text:p>
              </table:table-cell>
              <table:table-cell office:value-type="float" office:value="44421">
                <text:p>444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01">
                <text:p>3901</text:p>
              </table:table-cell>
              <table:table-cell office:value-type="float" office:value="44486">
                <text:p>4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90">
                <text:p>3690</text:p>
              </table:table-cell>
              <table:table-cell office:value-type="float" office:value="44542">
                <text:p>445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90">
                <text:p>3690</text:p>
              </table:table-cell>
              <table:table-cell office:value-type="float" office:value="44592">
                <text:p>445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54">
                <text:p>3354</text:p>
              </table:table-cell>
              <table:table-cell office:value-type="float" office:value="44639">
                <text:p>446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25">
                <text:p>3225</text:p>
              </table:table-cell>
              <table:table-cell office:value-type="float" office:value="44683">
                <text:p>446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39">
                <text:p>3139</text:p>
              </table:table-cell>
              <table:table-cell office:value-type="float" office:value="44722">
                <text:p>447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53">
                <text:p>3053</text:p>
              </table:table-cell>
              <table:table-cell office:value-type="float" office:value="44759">
                <text:p>447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82">
                <text:p>2982</text:p>
              </table:table-cell>
              <table:table-cell office:value-type="float" office:value="44796">
                <text:p>447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88">
                <text:p>2788</text:p>
              </table:table-cell>
              <table:table-cell office:value-type="float" office:value="44831">
                <text:p>448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00">
                <text:p>2600</text:p>
              </table:table-cell>
              <table:table-cell office:value-type="float" office:value="44865">
                <text:p>448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00">
                <text:p>2600</text:p>
              </table:table-cell>
              <table:table-cell office:value-type="float" office:value="44896">
                <text:p>448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35">
                <text:p>2535</text:p>
              </table:table-cell>
              <table:table-cell office:value-type="float" office:value="44922">
                <text:p>449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28">
                <text:p>2128</text:p>
              </table:table-cell>
              <table:table-cell office:value-type="float" office:value="44945">
                <text:p>449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00">
                <text:p>1800</text:p>
              </table:table-cell>
              <table:table-cell office:value-type="float" office:value="44964">
                <text:p>449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92">
                <text:p>1692</text:p>
              </table:table-cell>
              <table:table-cell office:value-type="float" office:value="44979">
                <text:p>449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08">
                <text:p>1408</text:p>
              </table:table-cell>
              <table:table-cell office:value-type="float" office:value="44994">
                <text:p>449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70">
                <text:p>1170</text:p>
              </table:table-cell>
              <table:table-cell office:value-type="float" office:value="45005">
                <text:p>45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10">
                <text:p>1110</text:p>
              </table:table-cell>
              <table:table-cell office:value-type="float" office:value="45015">
                <text:p>450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10">
                <text:p>1110</text:p>
              </table:table-cell>
              <table:table-cell office:value-type="float" office:value="45024">
                <text:p>450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10">
                <text:p>910</text:p>
              </table:table-cell>
              <table:table-cell office:value-type="float" office:value="45030">
                <text:p>450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0">
                <text:p>850</text:p>
              </table:table-cell>
              <table:table-cell office:value-type="float" office:value="45035">
                <text:p>450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75">
                <text:p>775</text:p>
              </table:table-cell>
              <table:table-cell office:value-type="float" office:value="45040">
                <text:p>450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50">
                <text:p>650</text:p>
              </table:table-cell>
              <table:table-cell office:value-type="float" office:value="45044">
                <text:p>450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9">
                <text:p>529</text:p>
              </table:table-cell>
              <table:table-cell office:value-type="float" office:value="45047">
                <text:p>450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8">
                <text:p>418</text:p>
              </table:table-cell>
              <table:table-cell office:value-type="float" office:value="45049">
                <text:p>450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0">
                <text:p>30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5">
                <text:p>285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6">
                <text:p>176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0">
                <text:p>14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">
                <text:p>108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">
                <text:p>66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">
                <text:p>5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">
                <text:p>4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">
                <text:p>28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">
                <text:p>21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">
                <text:p>8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">
                <text:p>3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93cm" svg:y="3.926cm" style:legend-expansion="high" chart:style-name="ch2"/>
        <chart:plot-area chart:style-name="ch3" table:cell-range-address="Hoja2.B2:Hoja2.B402 Hoja2.A2:Hoja2.A2 Hoja2.C4:Hoja2.C403" chart:data-source-has-labels="row" svg:x="0.77cm" svg:y="0.855cm" svg:width="10.283cm" svg:height="7.545cm">
          <chartooo:coordinate-region svg:x="1.947cm" svg:y="1.067cm" svg:width="9.106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2.B3:Hoja2.B402" chart:label-cell-address="Hoja2.B2:Hoja2.B2" chart:class="chart:line">
            <chart:data-point chart:repeated="400"/>
          </chart:series>
          <chart:series chart:style-name="ch8" chart:values-cell-range-address="Hoja2.C4:Hoja2.C403" chart:label-cell-address="Hoja2.A2:Hoja2.A2" chart:class="chart:line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mentos (v=400)</text:p>
                <draw:g>
                  <svg:desc>Hoja2.B2:Hoja2.B2</svg:desc>
                </draw:g>
              </table:table-cell>
              <table:table-cell office:value-type="string">
                <text:p>Correlaciones</text:p>
                <draw:g>
                  <svg:desc>Hoja2.A2:Hoja2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2.B3:Hoja2.B402</svg:desc>
                </draw:g>
              </table:table-cell>
              <table:table-cell office:value-type="float" office:value="82895">
                <text:p>82895</text:p>
                <draw:g>
                  <svg:desc>Hoja2.C4:Hoja2.C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2895">
                <text:p>82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">
                <text:p>281</text:p>
              </table:table-cell>
              <table:table-cell office:value-type="float" office:value="82895">
                <text:p>82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2">
                <text:p>562</text:p>
              </table:table-cell>
              <table:table-cell office:value-type="float" office:value="82895">
                <text:p>82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3">
                <text:p>843</text:p>
              </table:table-cell>
              <table:table-cell office:value-type="float" office:value="82895">
                <text:p>82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4">
                <text:p>1124</text:p>
              </table:table-cell>
              <table:table-cell office:value-type="float" office:value="82895">
                <text:p>82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5">
                <text:p>1405</text:p>
              </table:table-cell>
              <table:table-cell office:value-type="float" office:value="82614">
                <text:p>82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86">
                <text:p>1686</text:p>
              </table:table-cell>
              <table:table-cell office:value-type="float" office:value="80300">
                <text:p>80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1">
                <text:p>1961</text:p>
              </table:table-cell>
              <table:table-cell office:value-type="float" office:value="77532">
                <text:p>77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34">
                <text:p>2234</text:p>
              </table:table-cell>
              <table:table-cell office:value-type="float" office:value="76693">
                <text:p>766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5">
                <text:p>2505</text:p>
              </table:table-cell>
              <table:table-cell office:value-type="float" office:value="73128">
                <text:p>73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69">
                <text:p>2769</text:p>
              </table:table-cell>
              <table:table-cell office:value-type="float" office:value="70992">
                <text:p>70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30">
                <text:p>3030</text:p>
              </table:table-cell>
              <table:table-cell office:value-type="float" office:value="69133">
                <text:p>69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87">
                <text:p>3287</text:p>
              </table:table-cell>
              <table:table-cell office:value-type="float" office:value="68326">
                <text:p>68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41">
                <text:p>3541</text:p>
              </table:table-cell>
              <table:table-cell office:value-type="float" office:value="68072">
                <text:p>68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95">
                <text:p>3795</text:p>
              </table:table-cell>
              <table:table-cell office:value-type="float" office:value="66234">
                <text:p>66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44">
                <text:p>4044</text:p>
              </table:table-cell>
              <table:table-cell office:value-type="float" office:value="65472">
                <text:p>65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92">
                <text:p>4292</text:p>
              </table:table-cell>
              <table:table-cell office:value-type="float" office:value="64714">
                <text:p>64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39">
                <text:p>4539</text:p>
              </table:table-cell>
              <table:table-cell office:value-type="float" office:value="63440">
                <text:p>634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83">
                <text:p>4783</text:p>
              </table:table-cell>
              <table:table-cell office:value-type="float" office:value="60960">
                <text:p>609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23">
                <text:p>5023</text:p>
              </table:table-cell>
              <table:table-cell office:value-type="float" office:value="60198">
                <text:p>60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60">
                <text:p>5260</text:p>
              </table:table-cell>
              <table:table-cell office:value-type="float" office:value="58017">
                <text:p>58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93">
                <text:p>5493</text:p>
              </table:table-cell>
              <table:table-cell office:value-type="float" office:value="57536">
                <text:p>57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25">
                <text:p>5725</text:p>
              </table:table-cell>
              <table:table-cell office:value-type="float" office:value="57072">
                <text:p>57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56">
                <text:p>5956</text:p>
              </table:table-cell>
              <table:table-cell office:value-type="float" office:value="56840">
                <text:p>568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89">
                <text:p>6189</text:p>
              </table:table-cell>
              <table:table-cell office:value-type="float" office:value="55876">
                <text:p>55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17">
                <text:p>6417</text:p>
              </table:table-cell>
              <table:table-cell office:value-type="float" office:value="54466">
                <text:p>54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44">
                <text:p>6644</text:p>
              </table:table-cell>
              <table:table-cell office:value-type="float" office:value="53312">
                <text:p>53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68">
                <text:p>6868</text:p>
              </table:table-cell>
              <table:table-cell office:value-type="float" office:value="51480">
                <text:p>514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88">
                <text:p>7088</text:p>
              </table:table-cell>
              <table:table-cell office:value-type="float" office:value="50808">
                <text:p>50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07">
                <text:p>7307</text:p>
              </table:table-cell>
              <table:table-cell office:value-type="float" office:value="49910">
                <text:p>499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23">
                <text:p>7523</text:p>
              </table:table-cell>
              <table:table-cell office:value-type="float" office:value="47025">
                <text:p>47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33">
                <text:p>7733</text:p>
              </table:table-cell>
              <table:table-cell office:value-type="float" office:value="44660">
                <text:p>446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35">
                <text:p>7935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36">
                <text:p>8136</text:p>
              </table:table-cell>
              <table:table-cell office:value-type="float" office:value="40560">
                <text:p>405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31">
                <text:p>8331</text:p>
              </table:table-cell>
              <table:table-cell office:value-type="float" office:value="39565">
                <text:p>395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24">
                <text:p>8524</text:p>
              </table:table-cell>
              <table:table-cell office:value-type="float" office:value="38760">
                <text:p>387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14">
                <text:p>8714</text:p>
              </table:table-cell>
              <table:table-cell office:value-type="float" office:value="37788">
                <text:p>37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02">
                <text:p>8902</text:p>
              </table:table-cell>
              <table:table-cell office:value-type="float" office:value="36091">
                <text:p>36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89">
                <text:p>9089</text:p>
              </table:table-cell>
              <table:table-cell office:value-type="float" office:value="34960">
                <text:p>349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73">
                <text:p>9273</text:p>
              </table:table-cell>
              <table:table-cell office:value-type="float" office:value="33480">
                <text:p>334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52">
                <text:p>9452</text:p>
              </table:table-cell>
              <table:table-cell office:value-type="float" office:value="32745">
                <text:p>327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29">
                <text:p>9629</text:p>
              </table:table-cell>
              <table:table-cell office:value-type="float" office:value="31132">
                <text:p>311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02">
                <text:p>9802</text:p>
              </table:table-cell>
              <table:table-cell office:value-type="float" office:value="29177">
                <text:p>29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65">
                <text:p>9965</text:p>
              </table:table-cell>
              <table:table-cell office:value-type="float" office:value="28836">
                <text:p>28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126">
                <text:p>10126</text:p>
              </table:table-cell>
              <table:table-cell office:value-type="float" office:value="27650">
                <text:p>276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84">
                <text:p>10284</text:p>
              </table:table-cell>
              <table:table-cell office:value-type="float" office:value="26988">
                <text:p>26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40">
                <text:p>10440</text:p>
              </table:table-cell>
              <table:table-cell office:value-type="float" office:value="25992">
                <text:p>25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93">
                <text:p>10593</text:p>
              </table:table-cell>
              <table:table-cell office:value-type="float" office:value="25181">
                <text:p>251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42">
                <text:p>10742</text:p>
              </table:table-cell>
              <table:table-cell office:value-type="float" office:value="23490">
                <text:p>234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87">
                <text:p>10887</text:p>
              </table:table-cell>
              <table:table-cell office:value-type="float" office:value="22120">
                <text:p>22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027">
                <text:p>11027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62">
                <text:p>11162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93">
                <text:p>11293</text:p>
              </table:table-cell>
              <table:table-cell office:value-type="float" office:value="18576">
                <text:p>185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422">
                <text:p>11422</text:p>
              </table:table-cell>
              <table:table-cell office:value-type="float" office:value="18018">
                <text:p>180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49">
                <text:p>11549</text:p>
              </table:table-cell>
              <table:table-cell office:value-type="float" office:value="17080">
                <text:p>170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70">
                <text:p>11670</text:p>
              </table:table-cell>
              <table:table-cell office:value-type="float" office:value="15660">
                <text:p>156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87">
                <text:p>11787</text:p>
              </table:table-cell>
              <table:table-cell office:value-type="float" office:value="14763">
                <text:p>147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97">
                <text:p>11897</text:p>
              </table:table-cell>
              <table:table-cell office:value-type="float" office:value="14170">
                <text:p>141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7">
                <text:p>12007</text:p>
              </table:table-cell>
              <table:table-cell office:value-type="float" office:value="13208">
                <text:p>13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11">
                <text:p>12111</text:p>
              </table:table-cell>
              <table:table-cell office:value-type="float" office:value="12648">
                <text:p>12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12">
                <text:p>12212</text:p>
              </table:table-cell>
              <table:table-cell office:value-type="float" office:value="11979">
                <text:p>119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12">
                <text:p>12312</text:p>
              </table:table-cell>
              <table:table-cell office:value-type="float" office:value="10830">
                <text:p>108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06">
                <text:p>12406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97">
                <text:p>12497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85">
                <text:p>12585</text:p>
              </table:table-cell>
              <table:table-cell office:value-type="float" office:value="9156">
                <text:p>91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668">
                <text:p>12668</text:p>
              </table:table-cell>
              <table:table-cell office:value-type="float" office:value="8560">
                <text:p>85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749">
                <text:p>12749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824">
                <text:p>12824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96">
                <text:p>12896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64">
                <text:p>12964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033">
                <text:p>13033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098">
                <text:p>13098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162">
                <text:p>13162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227">
                <text:p>13227</text:p>
              </table:table-cell>
              <table:table-cell office:value-type="float" office:value="4392">
                <text:p>43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288">
                <text:p>13288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46">
                <text:p>13346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396">
                <text:p>13396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446">
                <text:p>13446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493">
                <text:p>13493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536">
                <text:p>13536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76">
                <text:p>13576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13">
                <text:p>1361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649">
                <text:p>13649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681">
                <text:p>1368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712">
                <text:p>13712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741">
                <text:p>13741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769">
                <text:p>13769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796">
                <text:p>1379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819">
                <text:p>1381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843">
                <text:p>1384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64">
                <text:p>1386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82">
                <text:p>1388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898">
                <text:p>1389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913">
                <text:p>1391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925">
                <text:p>1392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937">
                <text:p>1393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948">
                <text:p>1394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961">
                <text:p>139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972">
                <text:p>139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979">
                <text:p>139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985">
                <text:p>139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991">
                <text:p>139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996">
                <text:p>139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002">
                <text:p>140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003">
                <text:p>140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005">
                <text:p>140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007">
                <text:p>14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008">
                <text:p>14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009">
                <text:p>14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010">
                <text:p>14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11">
                <text:p>14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011">
                <text:p>140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